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99" draw:auto-grow-height="true" draw:auto-grow-width="true" fo:max-height="0cm" fo:min-height="4.259cm" fo:min-width="2.102cm"/>
    </style:style>
    <style:style style:name="gr2" style:family="graphic" style:parent-style-name="standard">
      <style:graphic-properties draw:stroke="solid" svg:stroke-color="#000000" draw:fill="solid" draw:fill-color="#e6e64c" draw:auto-grow-height="true" draw:auto-grow-width="true" fo:max-height="0cm" fo:min-height="2.289cm" fo:min-width="1.725cm"/>
    </style:style>
    <style:style style:name="gr3" style:family="graphic" style:parent-style-name="standard">
      <style:graphic-properties draw:stroke="solid" svg:stroke-color="#000000" draw:fill="solid" draw:fill-color="#e6e64c" draw:auto-grow-height="true" draw:auto-grow-width="true" fo:max-height="0cm" fo:min-height="2.289cm" fo:min-width="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e6e64c" draw:auto-grow-height="true" draw:auto-grow-width="true" fo:max-height="0cm" fo:min-height="1.511cm" fo:min-width="1.822cm"/>
    </style:style>
    <style:style style:name="gr6" style:family="graphic" style:parent-style-name="standard">
      <style:graphic-properties draw:stroke="solid" svg:stroke-color="#000000" draw:fill="solid" draw:fill-color="#e6e64c" draw:auto-grow-height="true" draw:auto-grow-width="true" fo:max-height="0cm" fo:min-height="4.653cm" fo:min-width="2.906cm"/>
    </style:style>
    <style:style style:name="gr7" style:family="graphic" style:parent-style-name="standard">
      <style:graphic-properties draw:stroke="solid" svg:stroke-color="#000000" draw:fill="solid" draw:fill-color="#e6e6ff" draw:auto-grow-height="true" draw:auto-grow-width="true" fo:max-height="0cm" fo:min-height="1.511cm" fo:min-width="1.382cm"/>
    </style:style>
    <style:style style:name="gr8" style:family="graphic" style:parent-style-name="standard">
      <style:graphic-properties draw:stroke="solid" svg:stroke-color="#000000" draw:fill="solid" draw:fill-color="#ffff99" draw:auto-grow-height="true" draw:auto-grow-width="true" fo:max-height="0cm" fo:min-height="1.511cm" fo:min-width="4.917cm"/>
    </style:style>
    <style:style style:name="gr9" style:family="graphic" style:parent-style-name="standard">
      <style:graphic-properties draw:stroke="solid" svg:stroke-color="#000000" draw:fill="solid" draw:fill-color="#ccff99" draw:auto-grow-height="true" draw:auto-grow-width="true" fo:max-height="0cm" fo:min-height="3.471cm" fo:min-width="2.191cm"/>
    </style:style>
    <style:style style:name="gr10" style:family="graphic" style:parent-style-name="standard">
      <style:graphic-properties draw:stroke="solid" svg:stroke-color="#000000" draw:fill="solid" draw:fill-color="#ffd320" draw:auto-grow-height="true" draw:auto-grow-width="true" fo:max-height="0cm" fo:min-height="2.289cm" fo:min-width="2.394cm"/>
    </style:style>
    <style:style style:name="gr11" style:family="graphic" style:parent-style-name="standard">
      <style:graphic-properties draw:stroke="solid" svg:stroke-color="#000000" draw:fill="solid" draw:fill-color="#ffcc99" draw:auto-grow-height="true" draw:auto-grow-width="true" fo:max-height="0cm" fo:min-height="8.987cm" fo:min-width="2.178cm"/>
    </style:style>
    <style:style style:name="gr12" style:family="graphic" style:parent-style-name="standard">
      <style:graphic-properties draw:stroke="solid" svg:stroke-color="#000000" draw:fill="solid" draw:fill-color="#ffcc99" draw:auto-grow-height="true" draw:auto-grow-width="true" fo:max-height="0cm" fo:min-height="4.259cm" fo:min-width="2.225cm"/>
    </style:style>
    <style:style style:name="gr13" style:family="graphic" style:parent-style-name="standard">
      <style:graphic-properties draw:stroke="solid" svg:stroke-color="#000000" draw:fill="solid" draw:fill-color="#ffcc00" draw:auto-grow-height="true" draw:auto-grow-width="true" fo:max-height="0cm" fo:min-height="3.077cm" fo:min-width="1.691cm"/>
    </style:style>
    <style:style style:name="gr14" style:family="graphic" style:parent-style-name="standard">
      <style:graphic-properties draw:stroke="solid" svg:stroke-color="#000000" draw:fill="solid" draw:fill-color="#ffd320" draw:auto-grow-height="true" draw:auto-grow-width="true" fo:max-height="0cm" fo:min-height="1.501cm" fo:min-width="2.644cm"/>
    </style:style>
    <style:style style:name="gr15" style:family="graphic" style:parent-style-name="standard">
      <style:graphic-properties draw:stroke="solid" svg:stroke-color="#000000" draw:fill="solid" draw:fill-color="#ffcc99" draw:auto-grow-height="true" draw:auto-grow-width="true" fo:max-height="0cm" fo:min-height="1.9cm" fo:min-width="3.101cm"/>
    </style:style>
    <style:style style:name="gr16" style:family="graphic" style:parent-style-name="standard">
      <style:graphic-properties draw:stroke="solid" svg:stroke-color="#000000" draw:fill="solid" draw:fill-color="#ffcc99" draw:auto-grow-height="true" draw:auto-grow-width="true" fo:max-height="0cm" fo:min-height="2.289cm" fo:min-width="2.694cm"/>
    </style:style>
    <style:style style:name="gr17" style:family="graphic" style:parent-style-name="standard">
      <style:graphic-properties draw:stroke="solid" svg:stroke-color="#000000" draw:fill="solid" draw:fill-color="#ffcc99" draw:auto-grow-height="true" draw:auto-grow-width="true" fo:max-height="0cm" fo:min-height="2.289cm" fo:min-width="2.716cm"/>
    </style:style>
    <style:style style:name="gr18" style:family="graphic" style:parent-style-name="standard">
      <style:graphic-properties draw:stroke="solid" svg:stroke-color="#000000" draw:fill="solid" draw:fill-color="#ffffcc" draw:auto-grow-height="true" draw:auto-grow-width="true" fo:max-height="0cm" fo:min-height="2.683cm" fo:min-width="3.888cm"/>
    </style:style>
    <style:style style:name="gr19" style:family="graphic" style:parent-style-name="standard">
      <style:graphic-properties draw:stroke="solid" svg:stroke-color="#000000" draw:fill="solid" draw:fill-color="#ffffcc" draw:auto-grow-height="true" draw:auto-grow-width="true" fo:max-height="0cm" fo:min-height="1.9cm" fo:min-width="2.589cm"/>
    </style:style>
    <style:style style:name="gr20" style:family="graphic" style:parent-style-name="standard">
      <style:graphic-properties draw:stroke="solid" svg:stroke-color="#000000" draw:fill="solid" draw:fill-color="#ffd320" draw:auto-grow-height="true" draw:auto-grow-width="true" fo:max-height="0cm" fo:min-height="5.835cm" fo:min-width="2.085cm"/>
    </style:style>
    <style:style style:name="gr21" style:family="graphic" style:parent-style-name="standard">
      <style:graphic-properties draw:stroke="solid" svg:stroke-color="#000000" draw:fill="solid" draw:fill-color="#ffcc00" draw:auto-grow-height="true" draw:auto-grow-width="true" fo:max-height="0cm" fo:min-height="1.895cm" fo:min-width="1.5cm"/>
    </style:style>
    <style:style style:name="gr22" style:family="graphic" style:parent-style-name="standard">
      <style:graphic-properties draw:stroke="solid" svg:stroke-color="#000000" draw:fill="solid" draw:fill-color="#ffff99" draw:auto-grow-height="true" draw:auto-grow-width="true" fo:max-height="0cm" fo:min-height="1.511cm" fo:min-width="2.343cm"/>
    </style:style>
    <style:style style:name="gr23" style:family="graphic" style:parent-style-name="standard">
      <style:graphic-properties draw:stroke="solid" svg:stroke-color="#000000" draw:fill="solid" draw:fill-color="#ffcc99" draw:auto-grow-height="true" draw:auto-grow-width="true" fo:max-height="0cm" fo:min-height="3.865cm" fo:min-width="2.225cm"/>
    </style:style>
    <style:style style:name="gr24" style:family="graphic" style:parent-style-name="standard">
      <style:graphic-properties draw:stroke="solid" svg:stroke-color="#000000" draw:fill="solid" draw:fill-color="#ffcc99" draw:auto-grow-height="true" draw:auto-grow-width="true" fo:max-height="0cm" fo:min-height="2.683cm" fo:min-width="1.499cm"/>
    </style:style>
    <style:style style:name="gr25" style:family="graphic" style:parent-style-name="standard">
      <style:graphic-properties draw:stroke="solid" svg:stroke-color="#000000" draw:fill="solid" draw:fill-color="#ccff99" draw:auto-grow-height="true" draw:auto-grow-width="true" fo:max-height="0cm" fo:min-height="3.471cm" fo:min-width="3.956cm"/>
    </style:style>
    <style:style style:name="gr26" style:family="graphic" style:parent-style-name="standard">
      <style:graphic-properties draw:stroke="solid" svg:stroke-color="#000000" draw:fill="solid" draw:fill-color="#ccff99" draw:auto-grow-height="true" draw:auto-grow-width="true" fo:max-height="0cm" fo:min-height="3.077cm" fo:min-width="4.13cm"/>
    </style:style>
    <style:style style:name="gr27" style:family="graphic" style:parent-style-name="standard">
      <style:graphic-properties draw:stroke="solid" svg:stroke-color="#000000" draw:fill="solid" draw:fill-color="#d7d3cf" draw:auto-grow-height="true" draw:auto-grow-width="true" fo:max-height="0cm" fo:min-height="1.9cm" fo:min-width="4.87cm"/>
    </style:style>
    <style:style style:name="gr28" style:family="graphic" style:parent-style-name="standard">
      <style:graphic-properties draw:stroke="solid" svg:stroke-color="#000000" draw:fill="solid" draw:fill-color="#d7d3cf" draw:auto-grow-height="true" draw:auto-grow-width="true" fo:max-height="0cm" fo:min-height="5.047cm" fo:min-width="2.3cm"/>
    </style:style>
    <style:style style:name="gr29" style:family="graphic" style:parent-style-name="standard">
      <style:graphic-properties draw:stroke="solid" svg:stroke-color="#000000" draw:fill="solid" draw:fill-color="#d7d3cf" draw:auto-grow-height="true" draw:auto-grow-width="true" fo:max-height="0cm" fo:min-height="1.9cm" fo:min-width="3.447cm"/>
    </style:style>
    <style:style style:name="gr30" style:family="graphic" style:parent-style-name="standard">
      <style:graphic-properties draw:stroke="solid" svg:stroke-color="#000000" draw:fill="solid" draw:fill-color="#d7d3cf" draw:auto-grow-height="true" draw:auto-grow-width="true" fo:max-height="0cm" fo:min-height="1.9cm" fo:min-width="3.5cm"/>
    </style:style>
    <style:style style:name="gr31" style:family="graphic" style:parent-style-name="standard">
      <style:graphic-properties draw:stroke="solid" svg:stroke-color="#000000" draw:fill="solid" draw:fill-color="#d7d3cf" draw:auto-grow-height="true" draw:auto-grow-width="true" fo:max-height="0cm" fo:min-height="1.75cm" fo:min-width="3.228cm"/>
    </style:style>
    <style:style style:name="gr32" style:family="graphic" style:parent-style-name="standard">
      <style:graphic-properties draw:stroke="solid" svg:stroke-color="#000000" draw:fill="solid" draw:fill-color="#ffff99" draw:auto-grow-height="true" draw:auto-grow-width="true" fo:max-height="0cm" fo:min-height="2.289cm" fo:min-width="3.571cm"/>
    </style:style>
    <style:style style:name="gr33" style:family="graphic" style:parent-style-name="standard">
      <style:graphic-properties draw:stroke="solid" svg:stroke-color="#000000" draw:fill="solid" draw:fill-color="#ffff99" draw:auto-grow-height="true" draw:auto-grow-width="true" fo:max-height="0cm" fo:min-height="3.471cm" fo:min-width="1.937cm"/>
    </style:style>
    <style:style style:name="gr34" style:family="graphic" style:parent-style-name="standard">
      <style:graphic-properties draw:stroke="solid" svg:stroke-color="#000000" draw:fill="solid" draw:fill-color="#ffcc99" draw:auto-grow-height="true" draw:auto-grow-width="true" fo:max-height="0cm" fo:min-height="3.479cm" fo:min-width="2.707cm"/>
    </style:style>
    <style:style style:name="gr35" style:family="graphic" style:parent-style-name="standard">
      <style:graphic-properties draw:stroke="solid" svg:stroke-color="#000000" draw:fill="solid" draw:fill-color="#ffcc99" draw:auto-grow-height="true" draw:auto-grow-width="true" fo:max-height="0cm" fo:min-height="2.289cm" fo:min-width="1.454cm"/>
    </style:style>
    <style:style style:name="gr36" style:family="graphic" style:parent-style-name="standard">
      <style:graphic-properties draw:stroke="solid" svg:stroke-color="#000000" draw:fill="solid" draw:fill-color="#ccffff" draw:auto-grow-height="true" draw:auto-grow-width="true" fo:max-height="0cm" fo:min-height="5.835cm" fo:min-width="2.11cm"/>
    </style:style>
    <style:style style:name="gr37" style:family="graphic" style:parent-style-name="standard">
      <style:graphic-properties draw:stroke="solid" svg:stroke-color="#000000" draw:fill="solid" draw:fill-color="#ccffff" draw:auto-grow-height="true" draw:auto-grow-width="true" fo:max-height="0cm" fo:min-height="1.501cm" fo:min-width="2.474cm"/>
    </style:style>
    <style:style style:name="gr38" style:family="graphic" style:parent-style-name="standard">
      <style:graphic-properties draw:stroke="solid" svg:stroke-color="#000000" draw:fill="solid" draw:fill-color="#ccffff" draw:auto-grow-height="true" draw:auto-grow-width="true" fo:max-height="0cm" fo:min-height="5.835cm" fo:min-width="2.457cm"/>
    </style:style>
    <style:style style:name="gr39" style:family="graphic" style:parent-style-name="standard">
      <style:graphic-properties draw:stroke="solid" svg:stroke-color="#000000" draw:fill="solid" draw:fill-color="#99cccc" draw:auto-grow-height="true" draw:auto-grow-width="true" fo:max-height="0cm" fo:min-height="1.9cm" fo:min-width="3.241cm"/>
    </style:style>
    <style:style style:name="gr40" style:family="graphic" style:parent-style-name="standard">
      <style:graphic-properties draw:stroke="solid" svg:stroke-color="#000000" draw:fill="solid" draw:fill-color="#ccff99" draw:auto-grow-height="true" draw:auto-grow-width="true" fo:max-height="0cm" fo:min-height="1.895cm" fo:min-width="4.066cm"/>
    </style:style>
    <style:style style:name="gr41" style:family="graphic" style:parent-style-name="standard">
      <style:graphic-properties draw:stroke="solid" svg:stroke-color="#000000" draw:fill="solid" draw:fill-color="#99ccff" draw:auto-grow-height="true" draw:auto-grow-width="true" fo:max-height="0cm" fo:min-height="3.077cm" fo:min-width="2.991cm"/>
    </style:style>
    <style:style style:name="gr42" style:family="graphic" style:parent-style-name="standard">
      <style:graphic-properties draw:stroke="solid" svg:stroke-color="#000000" draw:fill="solid" draw:fill-color="#99ccff" draw:auto-grow-height="true" draw:auto-grow-width="true" fo:max-height="0cm" fo:min-height="3.077cm" fo:min-width="1.886cm"/>
    </style:style>
    <style:style style:name="gr43" style:family="graphic" style:parent-style-name="standard">
      <style:graphic-properties draw:stroke="solid" svg:stroke-color="#000000" draw:fill="solid" draw:fill-color="#99ccff" draw:auto-grow-height="true" draw:auto-grow-width="true" fo:max-height="0cm" fo:min-height="2.683cm" fo:min-width="3.888cm"/>
    </style:style>
    <style:style style:name="gr44" style:family="graphic" style:parent-style-name="standard">
      <style:graphic-properties draw:stroke="solid" svg:stroke-color="#000000" draw:fill="solid" draw:fill-color="#99ccff" draw:auto-grow-height="true" draw:auto-grow-width="true" fo:max-height="0cm" fo:min-height="2.882cm" fo:min-width="1.915cm"/>
    </style:style>
    <style:style style:name="gr45" style:family="graphic" style:parent-style-name="standard">
      <style:graphic-properties draw:stroke="solid" svg:stroke-color="#000000" draw:fill="solid" draw:fill-color="#99ccff" draw:auto-grow-height="true" draw:auto-grow-width="true" fo:max-height="0cm" fo:min-height="2.289cm" fo:min-width="5.184cm"/>
    </style:style>
    <style:style style:name="gr46" style:family="graphic" style:parent-style-name="standard">
      <style:graphic-properties draw:stroke="solid" svg:stroke-color="#000000" draw:fill="solid" draw:fill-color="#e6e64c" draw:auto-grow-height="true" draw:auto-grow-width="true" fo:max-height="0cm" fo:min-height="3.471cm" fo:min-width="0.5cm"/>
    </style:style>
    <style:style style:name="gr47" style:family="graphic" style:parent-style-name="standard">
      <style:graphic-properties draw:stroke="solid" svg:stroke-color="#000000" draw:fill="solid" draw:fill-color="#e6e64c" draw:auto-grow-height="true" draw:auto-grow-width="true" fo:max-height="0cm" fo:min-height="3.077cm" fo:min-width="2cm"/>
    </style:style>
    <style:style style:name="gr48" style:family="graphic" style:parent-style-name="standard">
      <style:graphic-properties draw:stroke="solid" svg:stroke-color="#000000" draw:fill="solid" draw:fill-color="#99cccc" draw:auto-grow-height="true" draw:auto-grow-width="true" fo:max-height="0cm" fo:min-height="5.047cm" fo:min-width="1.577cm"/>
    </style:style>
    <style:style style:name="gr49" style:family="graphic" style:parent-style-name="standard">
      <style:graphic-properties draw:stroke="solid" svg:stroke-color="#000000" draw:fill="solid" draw:fill-color="#ffff99" draw:auto-grow-height="true" draw:auto-grow-width="true" fo:max-height="0cm" fo:min-height="1.9cm" fo:min-width="3.825cm"/>
    </style:style>
    <style:style style:name="gr50" style:family="graphic" style:parent-style-name="standard">
      <style:graphic-properties draw:stroke="solid" svg:stroke-color="#000000" draw:fill="solid" draw:fill-color="#ffff99" draw:auto-grow-height="true" draw:auto-grow-width="true" fo:max-height="0cm" fo:min-height="2.289cm" fo:min-width="1.475cm"/>
    </style:style>
    <style:style style:name="gr51" style:family="graphic" style:parent-style-name="standard">
      <style:graphic-properties draw:stroke="solid" svg:stroke-color="#000000" draw:fill="solid" draw:fill-color="#ffff99" draw:auto-grow-height="true" draw:auto-grow-width="true" fo:max-height="0cm" fo:min-height="3.471cm" fo:min-width="1.725cm"/>
    </style:style>
    <style:style style:name="gr52" style:family="graphic" style:parent-style-name="standard">
      <style:graphic-properties draw:stroke="solid" svg:stroke-color="#000000" draw:fill="solid" draw:fill-color="#ffd320" draw:auto-grow-height="true" draw:auto-grow-width="true" fo:max-height="0cm" fo:min-height="7.805cm" fo:min-width="2.153cm"/>
    </style:style>
    <style:style style:name="gr53" style:family="graphic" style:parent-style-name="standard">
      <style:graphic-properties draw:stroke="solid" svg:stroke-color="#000000" draw:fill="solid" draw:fill-color="#ccffff" draw:auto-grow-height="true" draw:auto-grow-width="true" fo:max-height="0cm" fo:min-height="3.077cm" fo:min-width="3.338cm"/>
    </style:style>
    <style:style style:name="gr54" style:family="graphic" style:parent-style-name="standard">
      <style:graphic-properties draw:stroke="solid" svg:stroke-color="#000000" draw:fill="solid" draw:fill-color="#ccffff" draw:auto-grow-height="true" draw:auto-grow-width="true" fo:max-height="0cm" fo:min-height="2.683cm" fo:min-width="2.076cm"/>
    </style:style>
    <style:style style:name="gr55" style:family="graphic" style:parent-style-name="standard">
      <style:graphic-properties draw:stroke="solid" svg:stroke-color="#000000" draw:fill="solid" draw:fill-color="#ffff99" draw:auto-grow-height="true" draw:auto-grow-width="true" fo:max-height="0cm" fo:min-height="3.865cm" fo:min-width="3.16cm"/>
    </style:style>
    <style:style style:name="gr56" style:family="graphic" style:parent-style-name="standard">
      <style:graphic-properties draw:stroke="solid" svg:stroke-color="#000000" draw:fill="solid" draw:fill-color="#ffff99" draw:auto-grow-height="true" draw:auto-grow-width="true" fo:max-height="0cm" fo:min-height="2.683cm" fo:min-width="3.224cm"/>
    </style:style>
    <style:style style:name="gr57" style:family="graphic" style:parent-style-name="standard">
      <style:graphic-properties draw:stroke="solid" svg:stroke-color="#000000" draw:fill="solid" draw:fill-color="#ccccff" draw:auto-grow-height="true" draw:auto-grow-width="true" fo:max-height="0cm" fo:min-height="3.865cm" fo:min-width="2.716cm"/>
    </style:style>
    <style:style style:name="gr58" style:family="graphic" style:parent-style-name="standard">
      <style:graphic-properties draw:stroke="solid" svg:stroke-color="#000000" draw:fill="solid" draw:fill-color="#ccccff" draw:auto-grow-height="true" draw:auto-grow-width="true" fo:max-height="0cm" fo:min-height="3.471cm" fo:min-width="2.847cm"/>
    </style:style>
    <style:style style:name="gr59" style:family="graphic" style:parent-style-name="standard">
      <style:graphic-properties draw:stroke="solid" svg:stroke-color="#000000" draw:fill="solid" draw:fill-color="#ccccff" draw:auto-grow-height="true" draw:auto-grow-width="true" fo:max-height="0cm" fo:min-height="1.9cm" fo:min-width="4.125cm"/>
    </style:style>
    <style:style style:name="gr60" style:family="graphic" style:parent-style-name="standard">
      <style:graphic-properties draw:stroke="solid" svg:stroke-color="#000000" draw:fill="solid" draw:fill-color="#ccccff" draw:auto-grow-height="true" draw:auto-grow-width="true" fo:max-height="0cm" fo:min-height="5.835cm" fo:min-width="3.13cm"/>
    </style:style>
    <style:style style:name="gr61" style:family="graphic" style:parent-style-name="standard">
      <style:graphic-properties draw:stroke="solid" svg:stroke-color="#000000" draw:fill="solid" draw:fill-color="#ccccff" draw:auto-grow-height="true" draw:auto-grow-width="true" fo:max-height="0cm" fo:min-height="2.289cm" fo:min-width="2.275cm"/>
    </style:style>
    <style:style style:name="gr62" style:family="graphic" style:parent-style-name="standard">
      <style:graphic-properties draw:stroke="solid" svg:stroke-color="#000000" draw:fill="solid" draw:fill-color="#ccccff" draw:auto-grow-height="true" draw:auto-grow-width="true" fo:max-height="0cm" fo:min-height="2.683cm" fo:min-width="1.848cm"/>
    </style:style>
    <style:style style:name="gr63" style:family="graphic" style:parent-style-name="standard">
      <style:graphic-properties draw:stroke="solid" svg:stroke-color="#000000" draw:fill="solid" draw:fill-color="#ffd320" draw:auto-grow-height="true" draw:auto-grow-width="true" fo:max-height="0cm" fo:min-height="13.715cm" fo:min-width="2cm"/>
    </style:style>
    <style:style style:name="gr64" style:family="graphic" style:parent-style-name="standard">
      <style:graphic-properties draw:stroke="solid" svg:stroke-color="#000000" draw:fill="solid" draw:fill-color="#ffff99" draw:auto-grow-height="true" draw:auto-grow-width="true" fo:max-height="0cm" fo:min-height="2.289cm" fo:min-width="1.11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66" style:family="graphic" style:parent-style-name="standard">
      <style:graphic-properties draw:stroke="solid" svg:stroke-color="#000000" draw:fill="solid" draw:fill-color="#99ccff" draw:auto-grow-height="true" draw:auto-grow-width="true" fo:max-height="0cm" fo:min-height="3.077cm" fo:min-width="4.993cm"/>
    </style:style>
    <style:style style:name="gr67" style:family="graphic" style:parent-style-name="standard">
      <style:graphic-properties draw:stroke="solid" svg:stroke-color="#000000" draw:fill="solid" draw:fill-color="#e6e64c" draw:auto-grow-height="true" draw:auto-grow-width="true" fo:max-height="0cm" fo:min-height="7.411cm" fo:min-width="5.201cm"/>
    </style:style>
    <style:style style:name="gr68" style:family="graphic" style:parent-style-name="standard">
      <style:graphic-properties draw:stroke="solid" svg:stroke-color="#000000" draw:fill="solid" draw:fill-color="#ccccff" draw:auto-grow-height="true" draw:auto-grow-width="true" fo:max-height="0cm" fo:min-height="5.835cm" fo:min-width="1.794cm"/>
    </style:style>
    <style:style style:name="gr69" style:family="graphic" style:parent-style-name="standard">
      <style:graphic-properties draw:stroke="solid" svg:stroke-color="#000000" draw:fill="solid" draw:fill-color="#ccccff" draw:auto-grow-height="true" draw:auto-grow-width="true" fo:max-height="0cm" fo:min-height="2.289cm" fo:min-width="2.826cm"/>
    </style:style>
    <style:style style:name="gr70" style:family="graphic" style:parent-style-name="standard">
      <style:graphic-properties draw:stroke="solid" svg:stroke-color="#000000" draw:fill="solid" draw:fill-color="#ccccff" draw:auto-grow-height="true" draw:auto-grow-width="true" fo:max-height="0cm" fo:min-height="1.511cm" fo:min-width="1.767cm"/>
    </style:style>
    <style:style style:name="gr71" style:family="graphic" style:parent-style-name="standard">
      <style:graphic-properties draw:stroke="solid" svg:stroke-color="#000000" draw:fill="solid" draw:fill-color="#ccccff" draw:auto-grow-height="true" draw:auto-grow-width="true" fo:max-height="0cm" fo:min-height="2.683cm" fo:min-width="3.228cm"/>
    </style:style>
    <style:style style:name="gr72" style:family="graphic" style:parent-style-name="standard">
      <style:graphic-properties draw:stroke="solid" svg:stroke-color="#000000" draw:fill="solid" draw:fill-color="#ccccff" draw:auto-grow-height="true" draw:auto-grow-width="true" fo:max-height="0cm" fo:min-height="1.511cm" fo:min-width="2.186cm"/>
    </style:style>
    <style:style style:name="gr73" style:family="graphic" style:parent-style-name="objectwithoutfill">
      <style:graphic-properties draw:marker-start="" draw:marker-start-width="0.3cm" draw:marker-end="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solid" svg:stroke-color="#000000" draw:fill="solid" draw:fill-color="#ffcc99" draw:auto-grow-height="true" draw:auto-grow-width="true" fo:max-height="0cm" fo:min-height="4.259cm" fo:min-width="2.241cm"/>
    </style:style>
    <style:style style:name="gr75" style:family="graphic" style:parent-style-name="objectwithoutfill">
      <style:graphic-properties draw:fill="none" draw:textarea-horizontal-align="center" draw:textarea-vertical-align="middle"/>
    </style:style>
    <style:style style:name="gr76" style:family="graphic" style:parent-style-name="standard">
      <style:graphic-properties draw:stroke="solid" svg:stroke-color="#000000" draw:fill="solid" draw:fill-color="#ffff99" draw:auto-grow-height="true" draw:auto-grow-width="true" fo:max-height="0cm" fo:min-height="4.25cm" fo:min-width="2cm"/>
    </style:style>
    <style:style style:name="gr77" style:family="graphic" style:parent-style-name="standard">
      <style:graphic-properties draw:stroke="solid" svg:stroke-color="#000000" draw:fill="solid" draw:fill-color="#e6e64c" draw:auto-grow-height="true" draw:auto-grow-width="true" fo:max-height="0cm" fo:min-height="1.501cm" fo:min-width="2.191cm"/>
    </style:style>
    <style:style style:name="gr78" style:family="graphic" style:parent-style-name="standard">
      <style:graphic-properties draw:stroke="solid" svg:stroke-color="#000000" draw:fill="solid" draw:fill-color="#e6e64c" draw:auto-grow-height="true" draw:auto-grow-width="true" fo:max-height="0cm" fo:min-height="2.683cm" fo:min-width="3.727cm"/>
    </style:style>
    <style:style style:name="gr79" style:family="graphic" style:parent-style-name="standard">
      <style:graphic-properties draw:stroke="solid" svg:stroke-color="#000000" draw:fill="solid" draw:fill-color="#ff99ff" draw:auto-grow-height="true" draw:auto-grow-width="true" fo:max-height="0cm" fo:min-height="2.683cm" fo:min-width="1.674cm"/>
    </style:style>
    <style:style style:name="gr80" style:family="graphic" style:parent-style-name="standard">
      <style:graphic-properties draw:stroke="solid" svg:stroke-color="#000000" draw:fill="solid" draw:fill-color="#ff99ff" draw:auto-grow-height="true" draw:auto-grow-width="true" fo:max-height="0cm" fo:min-height="4.259cm" fo:min-width="2.538cm"/>
    </style:style>
    <style:style style:name="gr81" style:family="graphic" style:parent-style-name="standard">
      <style:graphic-properties draw:stroke="solid" svg:stroke-color="#000000" draw:fill="solid" draw:fill-color="#ff99ff" draw:auto-grow-height="true" draw:auto-grow-width="true" fo:max-height="0cm" fo:min-height="1.511cm" fo:min-width="1.717cm"/>
    </style:style>
    <style:style style:name="gr82" style:family="graphic" style:parent-style-name="standard">
      <style:graphic-properties draw:stroke="solid" svg:stroke-color="#000000" draw:fill="solid" draw:fill-color="#ffcc99" draw:auto-grow-height="true" draw:auto-grow-width="true" fo:max-height="0cm" fo:min-height="3.077cm" fo:min-width="1.882cm"/>
    </style:style>
    <style:style style:name="gr83" style:family="graphic" style:parent-style-name="standard">
      <style:graphic-properties draw:stroke="solid" svg:stroke-color="#000000" draw:fill="solid" draw:fill-color="#ccffff" draw:auto-grow-height="true" draw:auto-grow-width="true" fo:max-height="0cm" fo:min-height="1.501cm" fo:min-width="2.855cm"/>
    </style:style>
    <style:style style:name="gr84" style:family="graphic" style:parent-style-name="standard">
      <style:graphic-properties draw:stroke="solid" svg:stroke-color="#000000" draw:fill="solid" draw:fill-color="#ffff99" draw:auto-grow-height="true" draw:auto-grow-width="true" fo:max-height="0cm" fo:min-height="1.501cm" fo:min-width="3.952cm"/>
    </style:style>
    <style:style style:name="gr85" style:family="graphic" style:parent-style-name="standard">
      <style:graphic-properties draw:stroke="solid" svg:stroke-color="#000000" draw:fill="solid" draw:fill-color="#ccffff" draw:auto-grow-height="true" draw:auto-grow-width="true" fo:max-height="0cm" fo:min-height="1.501cm" fo:min-width="1.729cm"/>
    </style:style>
    <style:style style:name="gr86" style:family="graphic" style:parent-style-name="standard">
      <style:graphic-properties draw:stroke="solid" svg:stroke-color="#000000" draw:fill="solid" draw:fill-color="#ffd320" draw:auto-grow-height="true" draw:auto-grow-width="true" fo:max-height="0cm" fo:min-height="2.683cm" fo:min-width="3.833cm"/>
    </style:style>
    <style:style style:name="gr87" style:family="graphic" style:parent-style-name="standard">
      <style:graphic-properties draw:stroke="solid" svg:stroke-color="#000000" draw:fill="solid" draw:fill-color="#ffff99" draw:auto-grow-height="true" draw:auto-grow-width="true" fo:max-height="0cm" fo:min-height="1.895cm" fo:min-width="1.488cm"/>
    </style:style>
    <style:style style:name="gr88" style:family="graphic" style:parent-style-name="standard">
      <style:graphic-properties draw:stroke="solid" svg:stroke-color="#000000" draw:fill="solid" draw:fill-color="#ccff99" draw:auto-grow-height="true" draw:auto-grow-width="true" fo:max-height="0cm" fo:min-height="2.289cm" fo:min-width="3.939cm"/>
    </style:style>
    <style:style style:name="gr89" style:family="graphic" style:parent-style-name="standard">
      <style:graphic-properties draw:stroke="solid" svg:stroke-color="#000000" draw:fill="solid" draw:fill-color="#ccff99" draw:auto-grow-height="true" draw:auto-grow-width="true" fo:max-height="0cm" fo:min-height="1.895cm" fo:min-width="2.051cm"/>
    </style:style>
    <style:style style:name="gr90" style:family="graphic" style:parent-style-name="standard">
      <style:graphic-properties draw:stroke="solid" svg:stroke-color="#000000" draw:fill="solid" draw:fill-color="#ccff99" draw:auto-grow-height="true" draw:auto-grow-width="true" fo:max-height="0cm" fo:min-height="4.653cm" fo:min-width="2.144cm"/>
    </style:style>
    <style:style style:name="gr91" style:family="graphic" style:parent-style-name="standard">
      <style:graphic-properties draw:stroke="solid" svg:stroke-color="#000000" draw:fill="solid" draw:fill-color="#ccccff" draw:auto-grow-height="true" draw:auto-grow-width="true" fo:max-height="0cm" fo:min-height="5.047cm" fo:min-width="1.509cm"/>
    </style:style>
    <style:style style:name="gr92" style:family="graphic" style:parent-style-name="standard">
      <style:graphic-properties draw:stroke="solid" svg:stroke-color="#000000" draw:fill="solid" draw:fill-color="#ccccff" draw:auto-grow-height="true" draw:auto-grow-width="true" fo:max-height="0cm" fo:min-height="1.501cm" fo:min-width="2.47cm"/>
    </style:style>
    <style:style style:name="gr93" style:family="graphic" style:parent-style-name="standard">
      <style:graphic-properties draw:stroke="solid" svg:stroke-color="#000000" draw:fill="solid" draw:fill-color="#ccccff" draw:auto-grow-height="true" draw:auto-grow-width="true" fo:max-height="0cm" fo:min-height="0.501cm" fo:min-width="2.051cm"/>
    </style:style>
    <style:style style:name="gr94" style:family="graphic" style:parent-style-name="standard">
      <style:graphic-properties draw:stroke="solid" svg:stroke-color="#000000" draw:fill="solid" draw:fill-color="#ccccff" draw:auto-grow-height="true" draw:auto-grow-width="true" fo:max-height="0cm" fo:min-height="1.895cm" fo:min-width="3.511cm"/>
    </style:style>
    <style:style style:name="gr95" style:family="graphic" style:parent-style-name="standard">
      <style:graphic-properties draw:stroke="solid" svg:stroke-color="#000000" draw:fill="solid" draw:fill-color="#ccccff" draw:auto-grow-height="true" draw:auto-grow-width="true" fo:max-height="0cm" fo:min-height="2.289cm" fo:min-width="3.109cm"/>
    </style:style>
    <style:style style:name="gr96" style:family="graphic" style:parent-style-name="standard">
      <style:graphic-properties draw:stroke="solid" svg:stroke-color="#000000" draw:fill="solid" draw:fill-color="#ccffff" draw:auto-grow-height="true" draw:auto-grow-width="true" fo:max-height="0cm" fo:min-height="1.501cm" fo:min-width="3.376cm"/>
    </style:style>
    <style:style style:name="gr97" style:family="graphic" style:parent-style-name="standard">
      <style:graphic-properties draw:stroke="solid" svg:stroke-color="#000000" draw:fill="solid" draw:fill-color="#ccffff" draw:auto-grow-height="true" draw:auto-grow-width="true" fo:max-height="0cm" fo:min-height="1.895cm" fo:min-width="1.556cm"/>
    </style:style>
    <style:style style:name="gr98" style:family="graphic" style:parent-style-name="standard">
      <style:graphic-properties draw:stroke="solid" svg:stroke-color="#000000" draw:fill="solid" draw:fill-color="#99ccff" draw:auto-grow-height="true" draw:auto-grow-width="true" fo:max-height="0cm" fo:min-height="1.511cm" fo:min-width="2.944cm"/>
    </style:style>
    <style:style style:name="gr99" style:family="graphic" style:parent-style-name="standard">
      <style:graphic-properties draw:stroke="solid" svg:stroke-color="#000000" draw:fill="solid" draw:fill-color="#ffff99" draw:auto-grow-height="true" draw:auto-grow-width="true" fo:max-height="0cm" fo:min-height="2.289cm" fo:min-width="3.677cm"/>
    </style:style>
    <style:style style:name="gr100" style:family="graphic" style:parent-style-name="standard">
      <style:graphic-properties draw:stroke="solid" svg:stroke-color="#000000" draw:fill="solid" draw:fill-color="#e6e64c" draw:auto-grow-height="true" draw:auto-grow-width="true" fo:max-height="0cm" fo:min-height="6.229cm" fo:min-width="1.906cm"/>
    </style:style>
    <style:style style:name="gr101" style:family="graphic" style:parent-style-name="standard">
      <style:graphic-properties draw:stroke="solid" svg:stroke-color="#000000" draw:fill="solid" draw:fill-color="#e6e64c" draw:auto-grow-height="true" draw:auto-grow-width="true" fo:max-height="0cm" fo:min-height="1.895cm" fo:min-width="1.746cm"/>
    </style:style>
    <style:style style:name="gr102" style:family="graphic" style:parent-style-name="standard">
      <style:graphic-properties draw:stroke="solid" svg:stroke-color="#000000" draw:fill="solid" draw:fill-color="#ffcccc" draw:auto-grow-height="true" draw:auto-grow-width="true" fo:max-height="0cm" fo:min-height="2.683cm" fo:min-width="4cm"/>
    </style:style>
    <style:style style:name="gr103" style:family="graphic" style:parent-style-name="standard">
      <style:graphic-properties draw:stroke="solid" svg:stroke-color="#000000" draw:fill="solid" draw:fill-color="#ffcccc" draw:auto-grow-height="true" draw:auto-grow-width="true" fo:max-height="0cm" fo:min-height="2.289cm" fo:min-width="4.9cm"/>
    </style:style>
    <style:style style:name="gr104" style:family="graphic" style:parent-style-name="standard">
      <style:graphic-properties draw:stroke="solid" svg:stroke-color="#000000" draw:fill="solid" draw:fill-color="#ffcccc" draw:auto-grow-height="true" draw:auto-grow-width="true" fo:max-height="0cm" fo:min-height="3.471cm" fo:min-width="2.834cm"/>
    </style:style>
    <style:style style:name="gr105" style:family="graphic" style:parent-style-name="standard">
      <style:graphic-properties draw:stroke="solid" svg:stroke-color="#000000" draw:fill="solid" draw:fill-color="#ffcccc" draw:auto-grow-height="true" draw:auto-grow-width="true" fo:max-height="0cm" fo:min-height="2.289cm" fo:min-width="3.787cm"/>
    </style:style>
    <style:style style:name="gr106" style:family="graphic" style:parent-style-name="standard">
      <style:graphic-properties draw:stroke="solid" svg:stroke-color="#000000" draw:fill="solid" draw:fill-color="#ffcccc" draw:auto-grow-height="true" draw:auto-grow-width="true" fo:max-height="0cm" fo:min-height="1.75cm" fo:min-width="2.771cm"/>
    </style:style>
    <style:style style:name="gr107" style:family="graphic" style:parent-style-name="standard">
      <style:graphic-properties draw:stroke="solid" svg:stroke-color="#000000" draw:fill="solid" draw:fill-color="#ffcccc" draw:auto-grow-height="true" draw:auto-grow-width="true" fo:max-height="0cm" fo:min-height="2.683cm" fo:min-width="2.661cm"/>
    </style:style>
    <style:style style:name="gr108" style:family="graphic" style:parent-style-name="standard">
      <style:graphic-properties draw:stroke="solid" svg:stroke-color="#000000" draw:fill="solid" draw:fill-color="#ffcccc" draw:auto-grow-height="true" draw:auto-grow-width="true" fo:max-height="0cm" fo:min-height="1.501cm" fo:min-width="3.723cm"/>
    </style:style>
    <style:style style:name="gr109" style:family="graphic" style:parent-style-name="standard">
      <style:graphic-properties draw:stroke="solid" svg:stroke-color="#000000" draw:fill="solid" draw:fill-color="#ccccff" draw:auto-grow-height="true" draw:auto-grow-width="true" fo:max-height="0cm" fo:min-height="3.865cm" fo:min-width="2.1cm"/>
    </style:style>
    <style:style style:name="gr110" style:family="graphic" style:parent-style-name="standard">
      <style:graphic-properties draw:stroke="solid" svg:stroke-color="#000000" draw:fill="solid" draw:fill-color="#ccccff" draw:auto-grow-height="true" draw:auto-grow-width="true" fo:max-height="0cm" fo:min-height="3.077cm" fo:min-width="4.591cm"/>
    </style:style>
    <style:style style:name="gr111" style:family="graphic" style:parent-style-name="standard">
      <style:graphic-properties draw:stroke="solid" svg:stroke-color="#000000" draw:fill="solid" draw:fill-color="#ffd320" draw:auto-grow-height="true" draw:auto-grow-width="true" fo:max-height="0cm" fo:min-height="2.289cm" fo:min-width="1.808cm"/>
    </style:style>
    <style:style style:name="gr112" style:family="graphic" style:parent-style-name="standard">
      <style:graphic-properties draw:stroke="solid" svg:stroke-color="#000000" draw:fill="solid" draw:fill-color="#ffd320" draw:auto-grow-height="true" draw:auto-grow-width="true" fo:max-height="0cm" fo:min-height="0.65cm" fo:min-width="2.716cm"/>
    </style:style>
    <style:style style:name="gr113" style:family="graphic" style:parent-style-name="standard">
      <style:graphic-properties draw:stroke="solid" svg:stroke-color="#000000" draw:fill="solid" draw:fill-color="#ffd320" draw:auto-grow-height="true" draw:auto-grow-width="true" fo:max-height="0cm" fo:min-height="2.289cm" fo:min-width="1cm"/>
    </style:style>
    <style:style style:name="gr114" style:family="graphic" style:parent-style-name="standard">
      <style:graphic-properties draw:stroke="solid" svg:stroke-color="#000000" draw:fill="solid" draw:fill-color="#ccffff" draw:auto-grow-height="true" draw:auto-grow-width="true" fo:max-height="0cm" fo:min-height="3.471cm" fo:min-width="1.919cm"/>
    </style:style>
    <style:style style:name="gr115" style:family="graphic" style:parent-style-name="standard">
      <style:graphic-properties draw:stroke="solid" svg:stroke-color="#000000" draw:fill="solid" draw:fill-color="#ffcccc" draw:auto-grow-height="true" draw:auto-grow-width="true" fo:max-height="0cm" fo:min-height="1.895cm" fo:min-width="2cm"/>
    </style:style>
    <style:style style:name="gr116" style:family="graphic" style:parent-style-name="standard">
      <style:graphic-properties draw:stroke="solid" svg:stroke-color="#000000" draw:fill="solid" draw:fill-color="#ffd320" draw:auto-grow-height="true" draw:auto-grow-width="true" fo:max-height="0cm" fo:min-height="2.75cm" fo:min-width="2.001cm"/>
    </style:style>
    <style:style style:name="gr117" style:family="graphic" style:parent-style-name="standard">
      <style:graphic-properties draw:stroke="solid" svg:stroke-color="#000000" draw:fill="solid" draw:fill-color="#ffd320" draw:auto-grow-height="true" draw:auto-grow-width="true" fo:max-height="0cm" fo:min-height="0.789cm" fo:min-width="3.431cm"/>
    </style:style>
    <style:style style:name="gr118" style:family="graphic" style:parent-style-name="standard">
      <style:graphic-properties draw:stroke="solid" svg:stroke-color="#000000" draw:fill="solid" draw:fill-color="#ccffff" draw:auto-grow-height="true" draw:auto-grow-width="true" fo:max-height="0cm" fo:min-height="1.895cm" fo:min-width="2.141cm"/>
    </style:style>
    <style:style style:name="gr119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solid" draw:fill-color="#ffff99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3" style:family="paragraph">
      <loext:graphic-properties draw:fill="solid" draw:fill-color="#e6e64c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6" style:family="paragraph">
      <loext:graphic-properties draw:fill="solid" draw:fill-color="#ccff99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7" style:family="paragraph">
      <loext:graphic-properties draw:fill="solid" draw:fill-color="#ffd320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8" style:family="paragraph">
      <loext:graphic-properties draw:fill="solid" draw:fill-color="#ffcc99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9" style:family="paragraph">
      <loext:graphic-properties draw:fill="solid" draw:fill-color="#ffcc00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0" style:family="paragraph">
      <loext:graphic-properties draw:fill="solid" draw:fill-color="#ffffcc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1" style:family="paragraph">
      <loext:graphic-properties draw:fill="solid" draw:fill-color="#d7d3c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2" style:family="paragraph">
      <loext:graphic-properties draw:fill="solid" draw:fill-color="#ffff99"/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3" style:family="paragraph">
      <loext:graphic-properties draw:fill="solid" draw:fill-color="#ffcc99"/>
      <style:paragraph-properties fo:margin-left="0cm" fo:margin-right="0cm" fo:text-align="start" fo:text-indent="0cm"/>
    </style:style>
    <style:style style:name="P14" style:family="paragraph">
      <loext:graphic-properties draw:fill="solid" draw:fill-color="#ccfff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5" style:family="paragraph">
      <loext:graphic-properties draw:fill="solid" draw:fill-color="#99cccc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6" style:family="paragraph">
      <loext:graphic-properties draw:fill="solid" draw:fill-color="#99ccf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ccccf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19" style:family="paragraph"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20" style:family="paragraph">
      <style:paragraph-properties fo:margin-left="0cm" fo:margin-right="0cm" fo:text-align="start" fo:text-indent="0cm"/>
      <style:text-properties style:font-name="Ubuntu Condensed" fo:font-size="72pt" fo:font-weight="bold" style:font-size-asian="72pt" style:font-weight-asian="bold" style:font-size-complex="72pt" style:font-weight-complex="bold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font-name="Ubuntu Condensed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ff99ff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24" style:family="paragraph">
      <loext:graphic-properties draw:fill="solid" draw:fill-color="#ffcccc"/>
      <style:paragraph-properties fo:margin-left="0cm" fo:margin-right="0cm" fo:text-align="start" fo:text-indent="0cm"/>
      <style:text-properties style:font-name="Ubuntu Condensed" fo:font-weight="bold" style:font-weight-asian="bold" style:font-weight-complex="bold"/>
    </style:style>
    <style:style style:name="P25" style:family="paragraph">
      <loext:graphic-properties draw:fill-color="#ffffff"/>
      <style:paragraph-properties fo:margin-left="0.6cm" fo:margin-right="0cm" fo:text-indent="-0.6cm"/>
    </style:style>
    <style:style style:name="T1" style:family="text">
      <style:text-properties style:font-name="Ubuntu Condensed" fo:font-weight="bold" style:font-weight-asian="bold" style:font-weight-complex="bold"/>
    </style:style>
    <style:style style:name="T2" style:family="text"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Ubuntu Condensed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xml:id="id55" draw:id="id55" draw:layer="layout" svg:width="2.602cm" svg:height="4.509cm" svg:x="68.398cm" svg:y="76.491cm">
          <draw:text-box>
            <text:p text:style-name="P1"><text:span text:style-name="T1">I</text:span><text:span text:style-name="T1">P</text:span><text:span text:style-name="T1">_</text:span><text:span text:style-name="T1">p</text:span><text:span text:style-name="T1">r</text:span><text:span text:style-name="T1">e</text:span><text:span text:style-name="T1">f</text:span><text:span text:style-name="T1">s</text:span></text:p>
            <text:p text:style-name="P1"><text:span text:style-name="T2">I</text:span><text:span text:style-name="T2">P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/text:p>
            <text:p text:style-name="P1"><text:span text:style-name="T2">F</text:span><text:span text:style-name="T2">i</text:span><text:span text:style-name="T2">r</text:span><text:span text:style-name="T2">s</text:span><text:span text:style-name="T2">t</text:span><text:span text:style-name="T2">D</text:span><text:span text:style-name="T2">a</text:span><text:span text:style-name="T2">y</text:span><text:span text:style-name="T2">O</text:span><text:span text:style-name="T2">f</text:span><text:span text:style-name="T2">W</text:span><text:span text:style-name="T2">e</text:span><text:span text:style-name="T2">e</text:span><text:span text:style-name="T2">k</text:span></text:p>
            <text:p text:style-name="P1"><text:span text:style-name="T2">D</text:span><text:span text:style-name="T2">a</text:span><text:span text:style-name="T2">t</text:span><text:span text:style-name="T2">e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/text:p>
            <text:p text:style-name="P1"><text:span text:style-name="T2">T</text:span><text:span text:style-name="T2">h</text:span><text:span text:style-name="T2">e</text:span><text:span text:style-name="T2">m</text:span><text:span text:style-name="T2">e</text:span></text:p>
            <text:p text:style-name="P1"><text:span text:style-name="T2">I</text:span><text:span text:style-name="T2">c</text:span><text:span text:style-name="T2">o</text:span><text:span text:style-name="T2">n</text:span><text:span text:style-name="T2">S</text:span><text:span text:style-name="T2">e</text:span><text:span text:style-name="T2">t</text:span></text:p>
            <text:p text:style-name="P1"><text:span text:style-name="T2">M</text:span><text:span text:style-name="T2">e</text:span><text:span text:style-name="T2">n</text:span><text:span text:style-name="T2">u</text:span></text:p>
            <text:p text:style-name="P1"><text:span text:style-name="T2">S</text:span><text:span text:style-name="T2">i</text:span><text:span text:style-name="T2">d</text:span><text:span text:style-name="T2">e</text:span><text:span text:style-name="T2">C</text:span><text:span text:style-name="T2">o</text:span><text:span text:style-name="T2">l</text:span><text:span text:style-name="T2">s</text:span></text:p>
          </draw:text-box>
        </draw:frame>
        <draw:frame draw:style-name="gr2" draw:text-style-name="P3" xml:id="id2" draw:id="id2" draw:layer="layout" svg:width="2.225cm" svg:height="2.539cm" svg:x="10.6cm" svg:y="58.561cm">
          <draw:text-box>
            <text:p text:style-name="P1"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"><text:span text:style-name="T2">A</text:span><text:span text:style-name="T2">c</text:span><text:span text:style-name="T2">t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/text:p>
            <text:p text:style-name="P1"><text:span text:style-name="T2">O</text:span><text:span text:style-name="T2">b</text:span><text:span text:style-name="T2">s</text:span><text:span text:style-name="T2">o</text:span><text:span text:style-name="T2">l</text:span><text:span text:style-name="T2">e</text:span><text:span text:style-name="T2">t</text:span><text:span text:style-name="T2">e</text:span></text:p>
            <text:p text:style-name="P1"><text:span text:style-name="T2">T</text:span><text:span text:style-name="T2">x</text:span><text:span text:style-name="T2">t</text:span></text:p>
          </draw:text-box>
        </draw:frame>
        <draw:frame draw:style-name="gr3" draw:text-style-name="P3" xml:id="id1" draw:id="id1" draw:layer="layout" svg:width="3.5cm" svg:height="2.539cm" svg:x="14cm" svg:y="61.6cm">
          <draw:text-box>
            <text:p text:style-name="P1"><text:span text:style-name="T1">action</text:span><text:span text:style-name="T1">s_MFU</text:span></text:p>
            <text:p text:style-name="P1"><text:span text:style-name="T2">UsrCod</text:span></text:p>
            <text:p text:style-name="P1"><text:span text:style-name="T2">ActCod</text:span></text:p>
            <text:p text:style-name="P1"><text:span text:style-name="T2">Score</text:span></text:p>
            <text:p text:style-name="P1"><text:span text:style-name="T2">LastClick</text:span></text:p>
          </draw:text-box>
        </draw:frame>
        <draw:connector draw:style-name="gr4" draw:text-style-name="P4" draw:layer="layout" draw:type="curve" svg:x1="14cm" svg:y1="62.869cm" svg:x2="11.712cm" svg:y2="61.1cm" draw:start-shape="id1" draw:start-glue-point="3" draw:end-shape="id2" draw:end-glue-point="2" svg:d="M14000 62869c-1526 0-2288-589-2288-1769" svg:viewBox="0 0 2289 1770">
          <text:p/>
        </draw:connector>
        <draw:frame draw:style-name="gr5" draw:text-style-name="P3" xml:id="id3" draw:id="id3" draw:layer="layout" svg:width="2.322cm" svg:height="1.761cm" svg:x="34.778cm" svg:y="45cm">
          <draw:text-box>
            <text:p text:style-name="P1"><text:span text:style-name="T1">a</text:span><text:span text:style-name="T1">s</text:span><text:span text:style-name="T1">g</text:span><text:span text:style-name="T1">_</text:span><text:span text:style-name="T1">g</text:span><text:span text:style-name="T1">r</text:span><text:span text:style-name="T1">p</text:span></text:p>
            <text:p text:style-name="P1"><text:span text:style-name="T2">A</text:span><text:span text:style-name="T2">s</text:span><text:span text:style-name="T2">g</text:span><text:span text:style-name="T2">C</text:span><text:span text:style-name="T2">o</text:span><text:span text:style-name="T2">d</text:span></text:p>
            <text:p text:style-name="P1"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</draw:text-box>
        </draw:frame>
        <draw:frame draw:style-name="gr6" draw:text-style-name="P3" xml:id="id4" draw:id="id4" draw:layer="layout" svg:width="3.406cm" svg:height="4.903cm" svg:x="32.394cm" svg:y="39.5cm">
          <draw:text-box>
            <text:p text:style-name="P1"><text:span text:style-name="T1">assignments</text:span></text:p>
            <text:p text:style-name="P1"><text:span text:style-name="T2">AsgCod</text:span></text:p>
            <text:p text:style-name="P1"><text:span text:style-name="T2">CrsCod</text:span></text:p>
            <text:p text:style-name="P1"><text:span text:style-name="T2">Hidden</text:span></text:p>
            <text:p text:style-name="P1"><text:span text:style-name="T2">NumNotif</text:span></text:p>
            <text:p text:style-name="P1"><text:span text:style-name="T2">UsrCod</text:span></text:p>
            <text:p text:style-name="P1"><text:span text:style-name="T2">StartTime</text:span></text:p>
            <text:p text:style-name="P1"><text:span text:style-name="T2">EndTime</text:span></text:p>
            <text:p text:style-name="P1"><text:span text:style-name="T2">Title</text:span></text:p>
            <text:p text:style-name="P1"><text:span text:style-name="T2">Folder</text:span></text:p>
            <text:p text:style-name="P1"><text:span text:style-name="T2">Txt</text:span></text:p>
          </draw:text-box>
        </draw:frame>
        <draw:connector draw:style-name="gr4" draw:text-style-name="P4" draw:layer="layout" draw:type="curve" svg:x1="34.778cm" svg:y1="45.88cm" svg:x2="34.097cm" svg:y2="44.403cm" draw:start-shape="id3" draw:start-glue-point="3" draw:end-shape="id4" draw:end-glue-point="2" svg:d="M34778 45880c-454 0-681-492-681-1477" svg:viewBox="0 0 682 1478">
          <text:p/>
        </draw:connector>
        <draw:frame draw:style-name="gr7" draw:text-style-name="P5" draw:layer="layout" svg:width="1.882cm" svg:height="1.761cm" svg:x="89.3cm" svg:y="62.039cm">
          <draw:text-box>
            <text:p text:style-name="P1"><text:span text:style-name="T1">chat</text:span></text:p>
            <text:p text:style-name="P1"><text:span text:style-name="T2">RoomCode</text:span></text:p>
            <text:p text:style-name="P1"><text:span text:style-name="T2">NumUsrs</text:span></text:p>
          </draw:text-box>
        </draw:frame>
        <draw:frame draw:style-name="gr8" draw:text-style-name="P2" xml:id="id47" draw:id="id47" draw:layer="layout" svg:width="5.417cm" svg:height="1.761cm" svg:x="78.1cm" svg:y="74.439cm">
          <draw:text-box>
            <text:p text:style-name="P1"><text:span text:style-name="T1">clicks_</text:span><text:span text:style-name="T1">withou</text:span><text:span text:style-name="T1">t_phot</text:span><text:span text:style-name="T1">o</text:span></text:p>
            <text:p text:style-name="P1"><text:span text:style-name="T2">UsrCod</text:span></text:p>
            <text:p text:style-name="P1"><text:span text:style-name="T2">NumClicks</text:span></text:p>
          </draw:text-box>
        </draw:frame>
        <draw:frame draw:style-name="gr9" draw:text-style-name="P6" xml:id="id51" draw:id="id51" draw:layer="layout" svg:width="2.691cm" svg:height="3.721cm" svg:x="29.009cm" svg:y="43.8cm">
          <draw:text-box>
            <text:p text:style-name="P1"><text:span text:style-name="T1">clipboard</text:span></text:p>
            <text:p text:style-name="P1"><text:span text:style-name="T2">UsrCod</text:span></text:p>
            <text:p text:style-name="P1"><text:span text:style-name="T2">FileBrowser</text:span></text:p>
            <text:p text:style-name="P1"><text:span text:style-name="T2">Cod</text:span></text:p>
            <text:p text:style-name="P1"><text:span text:style-name="T2">WorksUsrCod</text:span></text:p>
            <text:p text:style-name="P1"><text:span text:style-name="T2">FileType</text:span></text:p>
            <text:p text:style-name="P1"><text:span text:style-name="T2">Path</text:span></text:p>
            <text:p text:style-name="P1"><text:span text:style-name="T2">CopyTime</text:span></text:p>
          </draw:text-box>
        </draw:frame>
        <draw:frame draw:style-name="gr10" draw:text-style-name="P7" xml:id="id58" draw:id="id58" draw:layer="layout" svg:width="2.894cm" svg:height="2.539cm" svg:x="66cm" svg:y="53.1cm">
          <draw:text-box>
            <text:p text:style-name="P1"><text:span text:style-name="T1">connected</text:span></text:p>
            <text:p text:style-name="P1"><text:span text:style-name="T2">UsrCod</text:span></text:p>
            <text:p text:style-name="P1"><text:span text:style-name="T2">RoleInLastCrs</text:span></text:p>
            <text:p text:style-name="P1"><text:span text:style-name="T2">LastCrsCod</text:span></text:p>
            <text:p text:style-name="P1"><text:span text:style-name="T2">LastTime</text:span></text:p>
          </draw:text-box>
        </draw:frame>
        <draw:frame draw:style-name="gr11" draw:text-style-name="P8" xml:id="id48" draw:id="id48" draw:layer="layout" svg:width="2.678cm" svg:height="9.237cm" svg:x="33.422cm" svg:y="1.263cm">
          <draw:text-box>
            <text:p text:style-name="P1"><text:span text:style-name="T1">countri</text:span><text:span text:style-name="T1">es</text:span></text:p>
            <text:p text:style-name="P1"><text:span text:style-name="T2">CtyCod</text:span></text:p>
            <text:p text:style-name="P1"><text:span text:style-name="T2">Alpha2</text:span></text:p>
            <text:p text:style-name="P1"><text:span text:style-name="T2">MapAttributio</text:span><text:span text:style-name="T2">n</text:span></text:p>
            <text:p text:style-name="P1"><text:span text:style-name="T2">Name_ca</text:span></text:p>
            <text:p text:style-name="P1"><text:span text:style-name="T2">Name_de</text:span></text:p>
            <text:p text:style-name="P1"><text:span text:style-name="T2">Name_en</text:span></text:p>
            <text:p text:style-name="P1"><text:span text:style-name="T2">Name_es</text:span></text:p>
            <text:p text:style-name="P1"><text:span text:style-name="T2">Name_fr</text:span></text:p>
            <text:p text:style-name="P1"><text:span text:style-name="T2">Name_gn</text:span></text:p>
            <text:p text:style-name="P1"><text:span text:style-name="T2">Name_it</text:span></text:p>
            <text:p text:style-name="P1"><text:span text:style-name="T2">Name_pl</text:span></text:p>
            <text:p text:style-name="P1"><text:span text:style-name="T2">Name_pt</text:span></text:p>
            <text:p text:style-name="P1"><text:span text:style-name="T2">WWW_ca</text:span></text:p>
            <text:p text:style-name="P1"><text:span text:style-name="T2">WWW_de</text:span></text:p>
            <text:p text:style-name="P1"><text:span text:style-name="T2">WWW_en</text:span></text:p>
            <text:p text:style-name="P1"><text:span text:style-name="T2">WWW_es</text:span></text:p>
            <text:p text:style-name="P1"><text:span text:style-name="T2">WWW_fr</text:span></text:p>
            <text:p text:style-name="P1"><text:span text:style-name="T2">WWW_gn</text:span></text:p>
            <text:p text:style-name="P1"><text:span text:style-name="T2">WWW_it</text:span></text:p>
            <text:p text:style-name="P1"><text:span text:style-name="T2">WWW_pl</text:span></text:p>
            <text:p text:style-name="P1"><text:span text:style-name="T2">WWW_pt</text:span></text:p>
          </draw:text-box>
        </draw:frame>
        <draw:frame draw:style-name="gr12" draw:text-style-name="P8" xml:id="id7" draw:id="id7" draw:layer="layout" svg:width="2.725cm" svg:height="4.509cm" svg:x="56.775cm" svg:y="30.191cm">
          <draw:text-box>
            <text:p text:style-name="P1"><text:span text:style-name="T1">courses</text:span></text:p>
            <text:p text:style-name="P1"><text:span text:style-name="T2">CrsCod</text:span></text:p>
            <text:p text:style-name="P1"><text:span text:style-name="T2">DegCod</text:span></text:p>
            <text:p text:style-name="P1"><text:span text:style-name="T2">Year</text:span></text:p>
            <text:p text:style-name="P1"><text:span text:style-name="T2">InsCrsCod</text:span></text:p>
            <text:p text:style-name="P1"><text:span text:style-name="T2">Status</text:span></text:p>
            <text:p text:style-name="P1"><text:span text:style-name="T2">RequesterUsr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NumIndicators</text:span></text:p>
          </draw:text-box>
        </draw:frame>
        <draw:frame draw:style-name="gr13" draw:text-style-name="P9" xml:id="id5" draw:id="id5" draw:layer="layout" svg:width="2.191cm" svg:height="3.327cm" svg:x="36.209cm" svg:y="49.5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g</text:span><text:span text:style-name="T1">r</text:span><text:span text:style-name="T1">p</text:span></text:p>
            <text:p text:style-name="P1"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G</text:span><text:span text:style-name="T2">r</text:span><text:span text:style-name="T2">p</text:span><text:span text:style-name="T2">T</text:span><text:span text:style-name="T2">y</text:span><text:span text:style-name="T2">p</text:span><text:span text:style-name="T2">C</text:span><text:span text:style-name="T2">o</text:span><text:span text:style-name="T2">d</text:span></text:p>
            <text:p text:style-name="P1"><text:span text:style-name="T2">G</text:span><text:span text:style-name="T2">r</text:span><text:span text:style-name="T2">p</text:span><text:span text:style-name="T2">N</text:span><text:span text:style-name="T2">a</text:span><text:span text:style-name="T2">m</text:span><text:span text:style-name="T2">e</text:span></text:p>
            <text:p text:style-name="P1"><text:span text:style-name="T2">M</text:span><text:span text:style-name="T2">a</text:span><text:span text:style-name="T2">x</text:span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s</text:span></text:p>
            <text:p text:style-name="P1"><text:span text:style-name="T2">O</text:span><text:span text:style-name="T2">p</text:span><text:span text:style-name="T2">e</text:span><text:span text:style-name="T2">n</text:span></text:p>
            <text:p text:style-name="P1"><text:span text:style-name="T2">F</text:span><text:span text:style-name="T2">i</text:span><text:span text:style-name="T2">l</text:span><text:span text:style-name="T2">e</text:span><text:span text:style-name="T2">Z</text:span><text:span text:style-name="T2">o</text:span><text:span text:style-name="T2">n</text:span><text:span text:style-name="T2">e</text:span><text:span text:style-name="T2">s</text:span></text:p>
          </draw:text-box>
        </draw:frame>
        <draw:frame draw:style-name="gr14" draw:text-style-name="P7" xml:id="id6" draw:id="id6" draw:layer="layout" svg:width="3.144cm" svg:height="1.751cm" svg:x="35.756cm" svg:y="53.949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g</text:span><text:span text:style-name="T1">r</text:span><text:span text:style-name="T1">p</text:span><text:span text:style-name="T1">_</text:span><text:span text:style-name="T1">u</text:span><text:span text:style-name="T1">s</text:span><text:span text:style-name="T1">r</text:span></text:p>
            <text:p text:style-name="P1"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</draw:text-box>
        </draw:frame>
        <draw:connector draw:style-name="gr4" draw:text-style-name="P4" draw:layer="layout" draw:type="curve" svg:x1="37.304cm" svg:y1="52.827cm" svg:x2="37.328cm" svg:y2="53.949cm" draw:start-shape="id5" draw:start-glue-point="2" draw:end-shape="id6" draw:end-glue-point="0" svg:d="M37304 52827c0 841 24 281 24 1122" svg:viewBox="0 0 25 1123">
          <text:p/>
        </draw:connector>
        <draw:frame draw:style-name="gr15" draw:text-style-name="P8" xml:id="id8" draw:id="id8" draw:layer="layout" svg:width="3.601cm" svg:height="2.15cm" svg:x="61.999cm" svg:y="53.5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i</text:span><text:span text:style-name="T1">n</text:span><text:span text:style-name="T1">f</text:span><text:span text:style-name="T1">o</text:span><text:span text:style-name="T1">_</text:span><text:span text:style-name="T1">r</text:span><text:span text:style-name="T1">e</text:span><text:span text:style-name="T1">a</text:span><text:span text:style-name="T1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f</text:span><text:span text:style-name="T2">o</text:span><text:span text:style-name="T2">T</text:span><text:span text:style-name="T2">y</text:span><text:span text:style-name="T2">p</text:span><text:span text:style-name="T2">e</text:span></text:p>
          </draw:text-box>
        </draw:frame>
        <draw:connector draw:style-name="gr4" draw:text-style-name="P4" draw:layer="layout" draw:type="curve" svg:x1="58.137cm" svg:y1="34.7cm" svg:x2="61.999cm" svg:y2="54.575cm" draw:start-shape="id7" draw:start-glue-point="2" draw:end-shape="id8" draw:end-glue-point="3" svg:d="M58137 34700c0 13250 1287 19875 3862 19875" svg:viewBox="0 0 3863 19876">
          <text:p/>
        </draw:connector>
        <draw:frame draw:style-name="gr16" draw:text-style-name="P8" xml:id="id9" draw:id="id9" draw:layer="layout" svg:width="3.194cm" svg:height="2.539cm" svg:x="62.3cm" svg:y="47.461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i</text:span><text:span text:style-name="T1">n</text:span><text:span text:style-name="T1">f</text:span><text:span text:style-name="T1">o</text:span><text:span text:style-name="T1">_</text:span><text:span text:style-name="T1">s</text:span><text:span text:style-name="T1">r</text:span><text:span text:style-name="T1">c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f</text:span><text:span text:style-name="T2">o</text:span><text:span text:style-name="T2">T</text:span><text:span text:style-name="T2">y</text:span><text:span text:style-name="T2">p</text:span><text:span text:style-name="T2">e</text:span></text:p>
            <text:p text:style-name="P1"><text:span text:style-name="T2">I</text:span><text:span text:style-name="T2">n</text:span><text:span text:style-name="T2">f</text:span><text:span text:style-name="T2">o</text:span><text:span text:style-name="T2">S</text:span><text:span text:style-name="T2">r</text:span><text:span text:style-name="T2">c</text:span></text:p>
            <text:p text:style-name="P1"><text:span text:style-name="T2">M</text:span><text:span text:style-name="T2">u</text:span><text:span text:style-name="T2">s</text:span><text:span text:style-name="T2">t</text:span><text:span text:style-name="T2">B</text:span><text:span text:style-name="T2">e</text:span><text:span text:style-name="T2">R</text:span><text:span text:style-name="T2">e</text:span><text:span text:style-name="T2">a</text:span><text:span text:style-name="T2">d</text:span></text:p>
          </draw:text-box>
        </draw:frame>
        <draw:connector draw:style-name="gr4" draw:text-style-name="P4" draw:layer="layout" draw:type="curve" svg:x1="58.137cm" svg:y1="34.7cm" svg:x2="62.3cm" svg:y2="48.73cm" draw:start-shape="id7" draw:start-glue-point="2" draw:end-shape="id9" draw:end-glue-point="3" svg:d="M58137 34700c0 9354 1387 14030 4163 14030" svg:viewBox="0 0 4164 14031">
          <text:p/>
        </draw:connector>
        <draw:frame draw:style-name="gr17" draw:text-style-name="P8" xml:id="id10" draw:id="id10" draw:layer="layout" svg:width="3.216cm" svg:height="2.539cm" svg:x="62.3cm" svg:y="50.5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i</text:span><text:span text:style-name="T1">n</text:span><text:span text:style-name="T1">f</text:span><text:span text:style-name="T1">o</text:span><text:span text:style-name="T1">_</text:span><text:span text:style-name="T1">t</text:span><text:span text:style-name="T1">x</text:span><text:span text:style-name="T1">t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f</text:span><text:span text:style-name="T2">o</text:span><text:span text:style-name="T2">T</text:span><text:span text:style-name="T2">y</text:span><text:span text:style-name="T2">p</text:span><text:span text:style-name="T2">e</text:span></text:p>
            <text:p text:style-name="P1"><text:span text:style-name="T2">I</text:span><text:span text:style-name="T2">n</text:span><text:span text:style-name="T2">f</text:span><text:span text:style-name="T2">o</text:span><text:span text:style-name="T2">T</text:span><text:span text:style-name="T2">x</text:span><text:span text:style-name="T2">t</text:span><text:span text:style-name="T2">H</text:span><text:span text:style-name="T2">T</text:span><text:span text:style-name="T2">M</text:span><text:span text:style-name="T2">L</text:span></text:p>
            <text:p text:style-name="P1"><text:span text:style-name="T2">I</text:span><text:span text:style-name="T2">n</text:span><text:span text:style-name="T2">f</text:span><text:span text:style-name="T2">o</text:span><text:span text:style-name="T2">T</text:span><text:span text:style-name="T2">x</text:span><text:span text:style-name="T2">t</text:span><text:span text:style-name="T2">M</text:span><text:span text:style-name="T2">D</text:span></text:p>
          </draw:text-box>
        </draw:frame>
        <draw:connector draw:style-name="gr4" draw:text-style-name="P4" draw:layer="layout" draw:type="curve" svg:x1="58.137cm" svg:y1="34.7cm" svg:x2="62.3cm" svg:y2="51.769cm" draw:start-shape="id7" draw:start-glue-point="2" draw:end-shape="id10" draw:end-glue-point="3" svg:d="M58137 34700c0 11380 1387 17069 4163 17069" svg:viewBox="0 0 4164 17070">
          <text:p/>
        </draw:connector>
        <draw:frame draw:style-name="gr18" draw:text-style-name="P10" xml:id="id11" draw:id="id11" draw:layer="layout" svg:width="4.388cm" svg:height="2.933cm" svg:x="67.9cm" svg:y="49.267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_</text:span><text:span text:style-name="T1">f</text:span><text:span text:style-name="T1">i</text:span><text:span text:style-name="T1">e</text:span><text:span text:style-name="T1">l</text:span><text:span text:style-name="T1">d</text:span><text:span text:style-name="T1">s</text:span></text:p>
            <text:p text:style-name="P1"><text:span text:style-name="T2">F</text:span><text:span text:style-name="T2">i</text:span><text:span text:style-name="T2">e</text:span><text:span text:style-name="T2">l</text:span><text:span text:style-name="T2">d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F</text:span><text:span text:style-name="T2">i</text:span><text:span text:style-name="T2">e</text:span><text:span text:style-name="T2">l</text:span><text:span text:style-name="T2">d</text:span><text:span text:style-name="T2">N</text:span><text:span text:style-name="T2">a</text:span><text:span text:style-name="T2">m</text:span><text:span text:style-name="T2">e</text:span></text:p>
            <text:p text:style-name="P1"><text:span text:style-name="T2">N</text:span><text:span text:style-name="T2">u</text:span><text:span text:style-name="T2">m</text:span><text:span text:style-name="T2">L</text:span><text:span text:style-name="T2">i</text:span><text:span text:style-name="T2">n</text:span><text:span text:style-name="T2">e</text:span><text:span text:style-name="T2">s</text:span></text:p>
            <text:p text:style-name="P1"><text:span text:style-name="T2">V</text:span><text:span text:style-name="T2">i</text:span><text:span text:style-name="T2">s</text:span><text:span text:style-name="T2">i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</draw:text-box>
        </draw:frame>
        <draw:frame draw:style-name="gr19" draw:text-style-name="P10" xml:id="id12" draw:id="id12" draw:layer="layout" svg:width="3.089cm" svg:height="2.15cm" svg:x="68.6cm" svg:y="56.15cm">
          <draw:text-box>
            <text:p text:style-name="P1"><text:span text:style-name="T1">crs_rec</text:span><text:span text:style-name="T1">ords</text:span></text:p>
            <text:p text:style-name="P1"><text:span text:style-name="T2">FieldCod </text:span></text:p>
            <text:p text:style-name="P1"><text:span text:style-name="T2">UsrCod</text:span></text:p>
            <text:p text:style-name="P1"><text:span text:style-name="T2">Txt</text:span></text:p>
          </draw:text-box>
        </draw:frame>
        <draw:connector draw:style-name="gr4" draw:text-style-name="P4" draw:layer="layout" draw:type="curve" draw:line-skew="2.641cm" svg:x1="58.137cm" svg:y1="34.7cm" svg:x2="70.094cm" svg:y2="49.267cm" draw:start-shape="id7" draw:start-glue-point="2" draw:end-shape="id11" draw:end-glue-point="0" svg:d="M58137 34700c0 14887 11957 7604 11957 14567" svg:viewBox="0 0 11958 14568">
          <text:p/>
        </draw:connector>
        <draw:connector draw:style-name="gr4" draw:text-style-name="P4" draw:layer="layout" draw:type="curve" svg:x1="70.094cm" svg:y1="52.2cm" svg:x2="70.144cm" svg:y2="56.15cm" draw:start-shape="id11" draw:start-glue-point="2" draw:end-shape="id12" draw:end-glue-point="0" svg:d="M70094 52200c0 2962 50 988 50 3950" svg:viewBox="0 0 51 3951">
          <text:p/>
        </draw:connector>
        <draw:frame draw:style-name="gr20" draw:text-style-name="P7" xml:id="id13" draw:id="id13" draw:layer="layout" svg:width="2.585cm" svg:height="6.085cm" svg:x="56.9cm" svg:y="52.2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u</text:span><text:span text:style-name="T1">s</text:span><text:span text:style-name="T1">r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R</text:span><text:span text:style-name="T2">o</text:span><text:span text:style-name="T2">l</text:span><text:span text:style-name="T2">e</text:span></text:p>
            <text:p text:style-name="P1"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e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D</text:span><text:span text:style-name="T2">o</text:span><text:span text:style-name="T2">w</text:span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C</text:span><text:span text:style-name="T2">o</text:span><text:span text:style-name="T2">m</text:span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A</text:span><text:span text:style-name="T2">s</text:span><text:span text:style-name="T2">s</text:span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N</text:span><text:span text:style-name="T2">u</text:span><text:span text:style-name="T2">m</text:span><text:span text:style-name="T2">A</text:span><text:span text:style-name="T2">c</text:span><text:span text:style-name="T2">c</text:span><text:span text:style-name="T2">T</text:span><text:span text:style-name="T2">s</text:span><text:span text:style-name="T2">t</text:span></text:p>
            <text:p text:style-name="P1"><text:span text:style-name="T2">L</text:span><text:span text:style-name="T2">a</text:span><text:span text:style-name="T2">s</text:span><text:span text:style-name="T2">t</text:span><text:span text:style-name="T2">A</text:span><text:span text:style-name="T2">c</text:span><text:span text:style-name="T2">c</text:span><text:span text:style-name="T2">T</text:span><text:span text:style-name="T2">s</text:span><text:span text:style-name="T2">t</text:span></text:p>
            <text:p text:style-name="P1"><text:span text:style-name="T2">N</text:span><text:span text:style-name="T2">u</text:span><text:span text:style-name="T2">m</text:span><text:span text:style-name="T2">Q</text:span><text:span text:style-name="T2">s</text:span><text:span text:style-name="T2">t</text:span><text:span text:style-name="T2">s</text:span><text:span text:style-name="T2">L</text:span><text:span text:style-name="T2">a</text:span><text:span text:style-name="T2">s</text:span><text:span text:style-name="T2">t</text:span><text:span text:style-name="T2">T</text:span><text:span text:style-name="T2">s</text:span><text:span text:style-name="T2">t</text:span></text:p>
            <text:p text:style-name="P1"><text:span text:style-name="T2">U</text:span><text:span text:style-name="T2">s</text:span><text:span text:style-name="T2">r</text:span><text:span text:style-name="T2">L</text:span><text:span text:style-name="T2">i</text:span><text:span text:style-name="T2">s</text:span><text:span text:style-name="T2">t</text:span><text:span text:style-name="T2">T</text:span><text:span text:style-name="T2">y</text:span><text:span text:style-name="T2">p</text:span><text:span text:style-name="T2">e</text:span></text:p>
            <text:p text:style-name="P1"><text:span text:style-name="T2">C</text:span><text:span text:style-name="T2">o</text:span><text:span text:style-name="T2">l</text:span><text:span text:style-name="T2">s</text:span><text:span text:style-name="T2">C</text:span><text:span text:style-name="T2">l</text:span><text:span text:style-name="T2">a</text:span><text:span text:style-name="T2">s</text:span><text:span text:style-name="T2">s</text:span><text:span text:style-name="T2">P</text:span><text:span text:style-name="T2">h</text:span><text:span text:style-name="T2">o</text:span><text:span text:style-name="T2">t</text:span><text:span text:style-name="T2">o</text:span></text:p>
            <text:p text:style-name="P1"><text:span text:style-name="T2">L</text:span><text:span text:style-name="T2">i</text:span><text:span text:style-name="T2">s</text:span><text:span text:style-name="T2">t</text:span><text:span text:style-name="T2">W</text:span><text:span text:style-name="T2">i</text:span><text:span text:style-name="T2">t</text:span><text:span text:style-name="T2">h</text:span><text:span text:style-name="T2">P</text:span><text:span text:style-name="T2">h</text:span><text:span text:style-name="T2">o</text:span><text:span text:style-name="T2">t</text:span><text:span text:style-name="T2">o</text:span><text:span text:style-name="T2">s</text:span></text:p>
          </draw:text-box>
        </draw:frame>
        <draw:connector draw:style-name="gr4" draw:text-style-name="P4" draw:layer="layout" draw:type="curve" svg:x1="58.137cm" svg:y1="34.7cm" svg:x2="58.192cm" svg:y2="52.2cm" draw:start-shape="id7" draw:start-glue-point="2" draw:end-shape="id13" draw:end-glue-point="0" svg:d="M58137 34700c0 13125 55 4375 55 17500" svg:viewBox="0 0 56 17501">
          <text:p/>
        </draw:connector>
        <draw:frame draw:style-name="gr21" draw:text-style-name="P9" xml:id="id15" draw:id="id15" draw:layer="layout" svg:width="2cm" svg:height="2.145cm" svg:x="1.2cm" svg:y="40.9cm">
          <draw:text-box>
            <text:p text:style-name="P1"><text:span text:style-name="T1">a</text:span><text:span text:style-name="T1">d</text:span><text:span text:style-name="T1">m</text:span><text:span text:style-name="T1">i</text:span><text:span text:style-name="T1">n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S</text:span><text:span text:style-name="T2">c</text:span><text:span text:style-name="T2">o</text:span><text:span text:style-name="T2">p</text:span><text:span text:style-name="T2">e</text:span></text:p>
            <text:p text:style-name="P1"><text:span text:style-name="T2">C</text:span><text:span text:style-name="T2">o</text:span><text:span text:style-name="T2">d</text:span></text:p>
          </draw:text-box>
        </draw:frame>
        <draw:frame draw:style-name="gr22" draw:text-style-name="P2" xml:id="id60" draw:id="id60" draw:layer="layout" svg:width="2.843cm" svg:height="1.761cm" svg:x="47.8cm" svg:y="18.7cm">
          <draw:text-box>
            <text:p text:style-name="P1"><text:span text:style-name="T1">deg_types</text:span></text:p>
            <text:p text:style-name="P1"><text:span text:style-name="T2">DegTypCod</text:span></text:p>
            <text:p text:style-name="P1"><text:span text:style-name="T2">DegTypName</text:span></text:p>
          </draw:text-box>
        </draw:frame>
        <draw:frame draw:style-name="gr23" draw:text-style-name="P8" xml:id="id14" draw:id="id14" draw:layer="layout" svg:width="2.725cm" svg:height="4.115cm" svg:x="50.3cm" svg:y="20.885cm">
          <draw:text-box>
            <text:p text:style-name="P1"><text:span text:style-name="T1">d</text:span><text:span text:style-name="T1">e</text:span><text:span text:style-name="T1">g</text:span><text:span text:style-name="T1">r</text:span><text:span text:style-name="T1">e</text:span><text:span text:style-name="T1">e</text:span><text:span text:style-name="T1">s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t</text:span><text:span text:style-name="T2">r</text:span><text:span text:style-name="T2">C</text:span><text:span text:style-name="T2">o</text:span><text:span text:style-name="T2">d</text:span></text:p>
            <text:p text:style-name="P1"><text:span text:style-name="T2">D</text:span><text:span text:style-name="T2">e</text:span><text:span text:style-name="T2">g</text:span><text:span text:style-name="T2">T</text:span><text:span text:style-name="T2">y</text:span><text:span text:style-name="T2">p</text:span><text:span text:style-name="T2">C</text:span><text:span text:style-name="T2">o</text:span><text:span text:style-name="T2">d</text:span></text:p>
            <text:p text:style-name="P1"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  <text:p text:style-name="P1"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e</text:span><text:span text:style-name="T2">r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S</text:span><text:span text:style-name="T2">h</text:span><text:span text:style-name="T2">o</text:span><text:span text:style-name="T2">r</text:span><text:span text:style-name="T2">t</text:span><text:span text:style-name="T2">N</text:span><text:span text:style-name="T2">a</text:span><text:span text:style-name="T2">m</text:span><text:span text:style-name="T2">e</text:span></text:p>
            <text:p text:style-name="P1"><text:span text:style-name="T2">F</text:span><text:span text:style-name="T2">u</text:span><text:span text:style-name="T2">l</text:span><text:span text:style-name="T2">l</text:span><text:span text:style-name="T2">N</text:span><text:span text:style-name="T2">a</text:span><text:span text:style-name="T2">m</text:span><text:span text:style-name="T2">e</text:span></text:p>
            <text:p text:style-name="P1"><text:span text:style-name="T2">W</text:span><text:span text:style-name="T2">W</text:span><text:span text:style-name="T2">W</text:span></text:p>
          </draw:text-box>
        </draw:frame>
        <draw:connector draw:style-name="gr4" draw:text-style-name="P4" draw:layer="layout" draw:type="curve" svg:x1="53.025cm" svg:y1="22.942cm" svg:x2="58.137cm" svg:y2="30.191cm" draw:start-shape="id14" draw:start-glue-point="1" draw:end-shape="id7" draw:end-glue-point="0" svg:d="M53025 22942c3408 0 5112 2416 5112 7249" svg:viewBox="0 0 5113 7250">
          <text:p/>
        </draw:connector>
        <draw:connector draw:style-name="gr4" draw:text-style-name="P4" draw:layer="layout" draw:type="curve" svg:x1="2.2cm" svg:y1="40.9cm" svg:x2="50.3cm" svg:y2="22.942cm" draw:start-shape="id15" draw:start-glue-point="0" draw:end-shape="id14" draw:end-glue-point="3" svg:d="M2200 40900c0-11972 16033-17958 48100-17958" svg:viewBox="0 0 48101 17959">
          <text:p/>
        </draw:connector>
        <draw:frame draw:style-name="gr24" draw:text-style-name="P8" xml:id="id56" draw:id="id56" draw:layer="layout" svg:width="3.499cm" svg:height="2.933cm" svg:x="114.301cm" svg:y="52.467cm">
          <draw:text-box>
            <text:p text:style-name="P1"><text:span text:style-name="T1">d</text:span><text:span text:style-name="T1">e</text:span><text:span text:style-name="T1">p</text:span><text:span text:style-name="T1">a</text:span><text:span text:style-name="T1">r</text:span><text:span text:style-name="T1">t</text:span><text:span text:style-name="T1">m</text:span><text:span text:style-name="T1">e</text:span><text:span text:style-name="T1">n</text:span><text:span text:style-name="T1">t</text:span><text:span text:style-name="T1">s</text:span></text:p>
            <text:p text:style-name="P1"><text:span text:style-name="T2">D</text:span><text:span text:style-name="T2">p</text:span><text:span text:style-name="T2">t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"><text:span text:style-name="T2">S</text:span><text:span text:style-name="T2">h</text:span><text:span text:style-name="T2">o</text:span><text:span text:style-name="T2">r</text:span><text:span text:style-name="T2">t</text:span><text:span text:style-name="T2">N</text:span><text:span text:style-name="T2">a</text:span><text:span text:style-name="T2">m</text:span><text:span text:style-name="T2">e</text:span></text:p>
            <text:p text:style-name="P1"><text:span text:style-name="T2">F</text:span><text:span text:style-name="T2">u</text:span><text:span text:style-name="T2">l</text:span><text:span text:style-name="T2">l</text:span><text:span text:style-name="T2">N</text:span><text:span text:style-name="T2">a</text:span><text:span text:style-name="T2">m</text:span><text:span text:style-name="T2">e</text:span></text:p>
            <text:p text:style-name="P1"><text:span text:style-name="T2">W</text:span><text:span text:style-name="T2">W</text:span><text:span text:style-name="T2">W</text:span></text:p>
          </draw:text-box>
        </draw:frame>
        <draw:connector draw:name="CrsCod" draw:style-name="gr4" draw:text-style-name="P4" draw:layer="layout" draw:type="curve" svg:x1="59.5cm" svg:y1="32.445cm" svg:x2="91.949cm" svg:y2="41.339cm" draw:start-shape="id7" draw:start-glue-point="1" draw:end-shape="id16" draw:end-glue-point="0" svg:d="M59500 32445c21633 0 32449 2964 32449 8894" svg:viewBox="0 0 32450 8895">
          <text:p/>
        </draw:connector>
        <draw:frame draw:style-name="gr25" draw:text-style-name="P6" xml:id="id17" draw:id="id17" draw:layer="layout" svg:width="4.456cm" svg:height="3.721cm" svg:x="20.444cm" svg:y="39.5cm">
          <draw:text-box>
            <text:p text:style-name="P1"><text:span text:style-name="T1">f</text:span><text:span text:style-name="T1">i</text:span><text:span text:style-name="T1">l</text:span><text:span text:style-name="T1">e</text:span><text:span text:style-name="T1">_</text:span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_</text:span><text:span text:style-name="T1">s</text:span><text:span text:style-name="T1">i</text:span><text:span text:style-name="T1">z</text:span><text:span text:style-name="T1">e</text:span></text:p>
            <text:p text:style-name="P1"><text:span text:style-name="T2">F</text:span><text:span text:style-name="T2">i</text:span><text:span text:style-name="T2">l</text:span><text:span text:style-name="T2">e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/text:p>
            <text:p text:style-name="P1"><text:span text:style-name="T2">C</text:span><text:span text:style-name="T2">o</text:span><text:span text:style-name="T2">d</text:span></text:p>
            <text:p text:style-name="P1"><text:span text:style-name="T2">Z</text:span><text:span text:style-name="T2">o</text:span><text:span text:style-name="T2">n</text:span><text:span text:style-name="T2">e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N</text:span><text:span text:style-name="T2">u</text:span><text:span text:style-name="T2">m</text:span><text:span text:style-name="T2">L</text:span><text:span text:style-name="T2">e</text:span><text:span text:style-name="T2">v</text:span><text:span text:style-name="T2">e</text:span><text:span text:style-name="T2">l</text:span><text:span text:style-name="T2">s</text:span></text:p>
            <text:p text:style-name="P1"><text:span text:style-name="T2">N</text:span><text:span text:style-name="T2">u</text:span><text:span text:style-name="T2">m</text:span><text:span text:style-name="T2">F</text:span><text:span text:style-name="T2">o</text:span><text:span text:style-name="T2">l</text:span><text:span text:style-name="T2">d</text:span><text:span text:style-name="T2">e</text:span><text:span text:style-name="T2">r</text:span><text:span text:style-name="T2">s</text:span></text:p>
            <text:p text:style-name="P1"><text:span text:style-name="T2">N</text:span><text:span text:style-name="T2">u</text:span><text:span text:style-name="T2">m</text:span><text:span text:style-name="T2">F</text:span><text:span text:style-name="T2">i</text:span><text:span text:style-name="T2">l</text:span><text:span text:style-name="T2">e</text:span><text:span text:style-name="T2">s</text:span></text:p>
            <text:p text:style-name="P1"><text:span text:style-name="T2">T</text:span><text:span text:style-name="T2">o</text:span><text:span text:style-name="T2">t</text:span><text:span text:style-name="T2">a</text:span><text:span text:style-name="T2">l</text:span><text:span text:style-name="T2">S</text:span><text:span text:style-name="T2">i</text:span><text:span text:style-name="T2">z</text:span><text:span text:style-name="T2">e</text:span></text:p>
          </draw:text-box>
        </draw:frame>
        <draw:connector draw:style-name="gr4" draw:text-style-name="P4" draw:layer="layout" draw:type="curve" svg:x1="56.775cm" svg:y1="32.445cm" svg:x2="22.672cm" svg:y2="39.5cm" draw:start-shape="id7" draw:start-glue-point="3" draw:end-shape="id17" draw:end-glue-point="0" svg:d="M56775 32445c-22736 0-34103 2351-34103 7055" svg:viewBox="0 0 34104 7056">
          <text:p/>
        </draw:connector>
        <draw:connector draw:style-name="gr4" draw:text-style-name="P4" draw:layer="layout" draw:type="curve" svg:x1="36.209cm" svg:y1="51.163cm" svg:x2="22.672cm" svg:y2="43.221cm" draw:start-shape="id5" draw:start-glue-point="3" draw:end-shape="id17" draw:end-glue-point="2" svg:d="M36209 51163c-9025 0-13537-2647-13537-7942" svg:viewBox="0 0 13538 7943">
          <text:p/>
        </draw:connector>
        <draw:frame draw:style-name="gr26" draw:text-style-name="P6" xml:id="id52" draw:id="id52" draw:layer="layout" svg:width="4.63cm" svg:height="3.327cm" svg:x="25.5cm" svg:y="40.2cm">
          <draw:text-box>
            <text:p text:style-name="P1"><text:span text:style-name="T1">e</text:span><text:span text:style-name="T1">x</text:span><text:span text:style-name="T1">p</text:span><text:span text:style-name="T1">a</text:span><text:span text:style-name="T1">n</text:span><text:span text:style-name="T1">d</text:span><text:span text:style-name="T1">e</text:span><text:span text:style-name="T1">d</text:span><text:span text:style-name="T1">_</text:span><text:span text:style-name="T1">f</text:span><text:span text:style-name="T1">o</text:span><text:span text:style-name="T1">l</text:span><text:span text:style-name="T1">d</text:span><text:span text:style-name="T1">e</text:span><text:span text:style-name="T1">r</text:span><text:span text:style-name="T1">s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F</text:span><text:span text:style-name="T2">i</text:span><text:span text:style-name="T2">l</text:span><text:span text:style-name="T2">e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/text:p>
            <text:p text:style-name="P1"><text:span text:style-name="T2">C</text:span><text:span text:style-name="T2">o</text:span><text:span text:style-name="T2">d</text:span></text:p>
            <text:p text:style-name="P1"><text:span text:style-name="T2">W</text:span><text:span text:style-name="T2">o</text:span><text:span text:style-name="T2">r</text:span><text:span text:style-name="T2">k</text:span><text:span text:style-name="T2">s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a</text:span><text:span text:style-name="T2">t</text:span><text:span text:style-name="T2">h</text:span></text:p>
            <text:p text:style-name="P1"><text:span text:style-name="T2">C</text:span><text:span text:style-name="T2">l</text:span><text:span text:style-name="T2">i</text:span><text:span text:style-name="T2">c</text:span><text:span text:style-name="T2">k</text:span><text:span text:style-name="T2">T</text:span><text:span text:style-name="T2">i</text:span><text:span text:style-name="T2">m</text:span><text:span text:style-name="T2">e</text:span></text:p>
          </draw:text-box>
        </draw:frame>
        <draw:frame draw:style-name="gr27" draw:text-style-name="P11" xml:id="id19" draw:id="id19" draw:layer="layout" svg:width="5.37cm" svg:height="2.15cm" svg:x="91.63cm" svg:y="65.95cm">
          <draw:text-box>
            <text:p text:style-name="P1"><text:span text:style-name="T1">f</text:span><text:span text:style-name="T1">o</text:span><text:span text:style-name="T1">r</text:span><text:span text:style-name="T1">u</text:span><text:span text:style-name="T1">m</text:span><text:span text:style-name="T1">_</text:span><text:span text:style-name="T1">d</text:span><text:span text:style-name="T1">i</text:span><text:span text:style-name="T1">s</text:span><text:span text:style-name="T1">a</text:span><text:span text:style-name="T1">b</text:span><text:span text:style-name="T1">l</text:span><text:span text:style-name="T1">e</text:span><text:span text:style-name="T1">d</text:span><text:span text:style-name="T1">_</text:span><text:span text:style-name="T1">p</text:span><text:span text:style-name="T1">o</text:span><text:span text:style-name="T1">s</text:span><text:span text:style-name="T1">t</text:span></text:p>
            <text:p text:style-name="P1"><text:span text:style-name="T2">P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D</text:span><text:span text:style-name="T2">i</text:span><text:span text:style-name="T2">s</text:span><text:span text:style-name="T2">a</text:span><text:span text:style-name="T2">b</text:span><text:span text:style-name="T2">l</text:span><text:span text:style-name="T2">e</text:span><text:span text:style-name="T2">T</text:span><text:span text:style-name="T2">i</text:span><text:span text:style-name="T2">m</text:span><text:span text:style-name="T2">e</text:span></text:p>
          </draw:text-box>
        </draw:frame>
        <draw:frame draw:style-name="gr28" draw:text-style-name="P11" xml:id="id18" draw:id="id18" draw:layer="layout" svg:width="3.177cm" svg:height="5.297cm" svg:x="98.112cm" svg:y="58.1cm">
          <draw:text-box>
            <text:p text:style-name="P1"><text:span text:style-name="T1">forum_post</text:span></text:p>
            <text:p text:style-name="P1"><text:span text:style-name="T2">PstCod</text:span></text:p>
            <text:p text:style-name="P1"><text:span text:style-name="T2">ThrCod</text:span></text:p>
            <text:p text:style-name="P1"><text:span text:style-name="T2">UsrCod</text:span></text:p>
            <text:p text:style-name="P1"><text:span text:style-name="T2">CreatTime</text:span></text:p>
            <text:p text:style-name="P1"><text:span text:style-name="T2">ModifTime</text:span></text:p>
            <text:p text:style-name="P1"><text:span text:style-name="T2">NumNotif</text:span></text:p>
            <text:p text:style-name="P1"><text:span text:style-name="T2">Subject</text:span></text:p>
            <text:p text:style-name="P1"><text:span text:style-name="T2">Content</text:span></text:p>
            <text:p text:style-name="P1"><text:span text:style-name="T2">ImageName</text:span></text:p>
            <text:p text:style-name="P1"><text:span text:style-name="T2">ImageTitle</text:span></text:p>
            <text:p text:style-name="P1"><text:span text:style-name="T2">ImageURL</text:span></text:p>
          </draw:text-box>
        </draw:frame>
        <draw:frame draw:style-name="gr29" draw:text-style-name="P11" xml:id="id22" draw:id="id22" draw:layer="layout" svg:width="3.947cm" svg:height="2.15cm" svg:x="106.753cm" svg:y="60.45cm">
          <draw:text-box>
            <text:p text:style-name="P1"><text:span text:style-name="T1">f</text:span><text:span text:style-name="T1">o</text:span><text:span text:style-name="T1">r</text:span><text:span text:style-name="T1">u</text:span><text:span text:style-name="T1">m</text:span><text:span text:style-name="T1">_</text:span><text:span text:style-name="T1">t</text:span><text:span text:style-name="T1">h</text:span><text:span text:style-name="T1">r</text:span><text:span text:style-name="T1">_</text:span><text:span text:style-name="T1">c</text:span><text:span text:style-name="T1">l</text:span><text:span text:style-name="T1">i</text:span><text:span text:style-name="T1">p</text:span></text:p>
            <text:p text:style-name="P1"><text:span text:style-name="T2">T</text:span><text:span text:style-name="T2">h</text:span><text:span text:style-name="T2">r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T</text:span><text:span text:style-name="T2">i</text:span><text:span text:style-name="T2">m</text:span><text:span text:style-name="T2">e</text:span><text:span text:style-name="T2">I</text:span><text:span text:style-name="T2">n</text:span><text:span text:style-name="T2">s</text:span><text:span text:style-name="T2">e</text:span><text:span text:style-name="T2">r</text:span><text:span text:style-name="T2">t</text:span></text:p>
          </draw:text-box>
        </draw:frame>
        <draw:connector draw:style-name="gr4" draw:text-style-name="P4" draw:layer="layout" draw:type="curve" svg:x1="99.7cm" svg:y1="63.397cm" svg:x2="94.315cm" svg:y2="65.95cm" draw:start-shape="id18" draw:start-glue-point="2" draw:end-shape="id19" draw:end-glue-point="0" svg:d="M99700 63397c0 1915-5385 639-5385 2553" svg:viewBox="0 0 5386 2554">
          <text:p/>
        </draw:connector>
        <draw:frame draw:style-name="gr30" draw:text-style-name="P11" xml:id="id21" draw:id="id21" draw:layer="layout" svg:width="4.168cm" svg:height="2.15cm" svg:x="102.2cm" svg:y="60.5cm">
          <draw:text-box>
            <text:p text:style-name="P1"><text:span text:style-name="T1">forum_thr_read</text:span></text:p>
            <text:p text:style-name="P1"><text:span text:style-name="T2">ThrCod</text:span></text:p>
            <text:p text:style-name="P1"><text:span text:style-name="T2">UsrCod</text:span></text:p>
            <text:p text:style-name="P1"><text:span text:style-name="T2">ReadTime</text:span></text:p>
          </draw:text-box>
        </draw:frame>
        <draw:frame draw:style-name="gr31" draw:text-style-name="P11" xml:id="id20" draw:id="id20" draw:layer="layout" svg:width="3.728cm" svg:height="2.933cm" svg:x="104.886cm" svg:y="54cm">
          <draw:text-box>
            <text:p text:style-name="P1"><text:span text:style-name="T1">f</text:span><text:span text:style-name="T1">o</text:span><text:span text:style-name="T1">r</text:span><text:span text:style-name="T1">u</text:span><text:span text:style-name="T1">m</text:span><text:span text:style-name="T1">_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/text:p>
            <text:p text:style-name="P1"><text:span text:style-name="T2">T</text:span><text:span text:style-name="T2">h</text:span><text:span text:style-name="T2">r</text:span><text:span text:style-name="T2">C</text:span><text:span text:style-name="T2">o</text:span><text:span text:style-name="T2">d</text:span></text:p>
            <text:p text:style-name="P1"><text:span text:style-name="T2">F</text:span><text:span text:style-name="T2">o</text:span><text:span text:style-name="T2">r</text:span><text:span text:style-name="T2">u</text:span><text:span text:style-name="T2">m</text:span><text:span text:style-name="T2">T</text:span><text:span text:style-name="T2">y</text:span><text:span text:style-name="T2">p</text:span><text:span text:style-name="T2">e</text:span></text:p>
            <text:p text:style-name="P1"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2">F</text:span><text:span text:style-name="T2">i</text:span><text:span text:style-name="T2">r</text:span><text:span text:style-name="T2">s</text:span><text:span text:style-name="T2">t</text:span><text:span text:style-name="T2">P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P</text:span><text:span text:style-name="T2">s</text:span><text:span text:style-name="T2">t</text:span><text:span text:style-name="T2">C</text:span><text:span text:style-name="T2">o</text:span><text:span text:style-name="T2">d</text:span></text:p>
          </draw:text-box>
        </draw:frame>
        <draw:connector draw:style-name="gr4" draw:text-style-name="P4" draw:layer="layout" draw:type="curve" svg:x1="104.886cm" svg:y1="55.466cm" svg:x2="99.7cm" svg:y2="58.1cm" draw:start-shape="id20" draw:start-glue-point="3" draw:end-shape="id18" draw:end-glue-point="0" svg:d="M104886 55466c-3458 0-5186 878-5186 2634" svg:viewBox="0 0 5187 2635">
          <text:p/>
        </draw:connector>
        <draw:connector draw:style-name="gr4" draw:text-style-name="P4" draw:layer="layout" draw:type="curve" draw:line-skew="-0.044cm" svg:x1="106.75cm" svg:y1="56.933cm" svg:x2="104.284cm" svg:y2="60.5cm" draw:start-shape="id20" draw:start-glue-point="2" draw:end-shape="id21" draw:end-glue-point="0" svg:d="M106750 56933c0 2610-2466 827-2466 3567" svg:viewBox="0 0 2467 3568">
          <text:p/>
        </draw:connector>
        <draw:connector draw:style-name="gr4" draw:text-style-name="P4" draw:layer="layout" draw:type="curve" svg:x1="106.75cm" svg:y1="56.933cm" svg:x2="108.726cm" svg:y2="60.45cm" draw:start-shape="id20" draw:start-glue-point="2" draw:end-shape="id22" draw:end-glue-point="0" svg:d="M106750 56933c0 2638 1976 880 1976 3517" svg:viewBox="0 0 1977 3518">
          <text:p/>
        </draw:connector>
        <draw:frame draw:style-name="gr32" draw:text-style-name="P12" xml:id="id44" draw:id="id44" draw:layer="layout" svg:width="4.071cm" svg:height="2.539cm" svg:x="81.929cm" svg:y="78.061cm">
          <draw:text-box>
            <text:p text:style-name="P1"><text:span text:style-name="T1">h</text:span><text:span text:style-name="T1">i</text:span><text:span text:style-name="T1">d</text:span><text:span text:style-name="T1">d</text:span><text:span text:style-name="T1">e</text:span><text:span text:style-name="T1">n</text:span><text:span text:style-name="T1">_</text:span><text:span text:style-name="T1">p</text:span><text:span text:style-name="T1">a</text:span><text:span text:style-name="T1">r</text:span><text:span text:style-name="T1">a</text:span><text:span text:style-name="T1">m</text:span><text:span text:style-name="T1">s</text:span></text:p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I</text:span><text:span text:style-name="T2">d</text:span></text:p>
            <text:p text:style-name="P1"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  <text:p text:style-name="P1"><text:span text:style-name="T2">P</text:span><text:span text:style-name="T2">a</text:span><text:span text:style-name="T2">r</text:span><text:span text:style-name="T2">a</text:span><text:span text:style-name="T2">m</text:span><text:span text:style-name="T2">N</text:span><text:span text:style-name="T2">a</text:span><text:span text:style-name="T2">m</text:span><text:span text:style-name="T2">e</text:span></text:p>
            <text:p text:style-name="P1"><text:span text:style-name="T3">P</text:span><text:span text:style-name="T3">a</text:span><text:span text:style-name="T3">r</text:span><text:span text:style-name="T3">a</text:span><text:span text:style-name="T3">m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draw:style-name="gr33" draw:text-style-name="P2" xml:id="id33" draw:id="id33" draw:layer="layout" svg:width="2.437cm" svg:height="3.721cm" svg:x="50.9cm" svg:y="28.479cm">
          <draw:text-box>
            <text:p text:style-name="P1"><text:span text:style-name="T1">h</text:span><text:span text:style-name="T1">o</text:span><text:span text:style-name="T1">l</text:span><text:span text:style-name="T1">i</text:span><text:span text:style-name="T1">d</text:span><text:span text:style-name="T1">a</text:span><text:span text:style-name="T1">y</text:span><text:span text:style-name="T1">s</text:span></text:p>
            <text:p text:style-name="P1"><text:span text:style-name="T2">H</text:span><text:span text:style-name="T2">l</text:span><text:span text:style-name="T2">d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"><text:span text:style-name="T2">P</text:span><text:span text:style-name="T2">l</text:span><text:span text:style-name="T2">c</text:span><text:span text:style-name="T2">C</text:span><text:span text:style-name="T2">o</text:span><text:span text:style-name="T2">d</text:span></text:p>
            <text:p text:style-name="P1"><text:span text:style-name="T2">H</text:span><text:span text:style-name="T2">l</text:span><text:span text:style-name="T2">d</text:span><text:span text:style-name="T2">T</text:span><text:span text:style-name="T2">y</text:span><text:span text:style-name="T2">p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D</text:span><text:span text:style-name="T2">a</text:span><text:span text:style-name="T2">t</text:span><text:span text:style-name="T2">e</text:span></text:p>
            <text:p text:style-name="P1"><text:span text:style-name="T2">E</text:span><text:span text:style-name="T2">n</text:span><text:span text:style-name="T2">d</text:span><text:span text:style-name="T2">D</text:span><text:span text:style-name="T2">a</text:span><text:span text:style-name="T2">t</text:span><text:span text:style-name="T2">e</text:span></text:p>
            <text:p text:style-name="P1"><text:span text:style-name="T2">N</text:span><text:span text:style-name="T2">a</text:span><text:span text:style-name="T2">m</text:span><text:span text:style-name="T2">e</text:span></text:p>
          </draw:text-box>
        </draw:frame>
        <draw:frame draw:style-name="gr34" draw:text-style-name="P13" xml:id="id49" draw:id="id49" draw:layer="layout" svg:width="3.207cm" svg:height="3.729cm" svg:x="39.797cm" svg:y="9.4cm">
          <draw:text-box>
            <text:p text:style-name="P1"><text:span text:style-name="T1">instit</text:span><text:span text:style-name="T1">ution</text:span><text:span text:style-name="T1">s</text:span></text:p>
            <text:p text:style-name="P1"><text:span text:style-name="T2">InsCod</text:span></text:p>
            <text:p text:style-name="P1"><text:span text:style-name="T2">CtyCod</text:span></text:p>
            <text:p text:style-name="P1"><text:span text:style-name="T2">Status</text:span></text:p>
            <text:p text:style-name="P1"><text:span text:style-name="T2">RequesterU</text:span><text:span text:style-name="T2">sr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text:span text:style-name="T4"> </text:span></text:p>
          </draw:text-box>
        </draw:frame>
        <draw:frame draw:style-name="gr35" draw:text-style-name="P8" draw:layer="layout" svg:width="1.954cm" svg:height="2.539cm" svg:x="6.146cm" svg:y="47.961cm">
          <draw:text-box>
            <text:p text:style-name="P1"><text:span text:style-name="T1">links</text:span></text:p>
            <text:p text:style-name="P1"><text:span text:style-name="T2">Lnk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/text:p>
          </draw:text-box>
        </draw:frame>
        <draw:frame draw:style-name="gr36" draw:text-style-name="P14" xml:id="id23" draw:id="id23" draw:layer="layout" svg:width="2.61cm" svg:height="6.085cm" svg:x="12.134cm" svg:y="39.2cm">
          <draw:text-box>
            <text:p text:style-name="P1"><text:span text:style-name="T1">l</text:span><text:span text:style-name="T1">o</text:span><text:span text:style-name="T1">g</text:span></text:p>
            <text:p text:style-name="P1"><text:span text:style-name="T2">L</text:span><text:span text:style-name="T2">o</text:span><text:span text:style-name="T2">g</text:span><text:span text:style-name="T2">C</text:span><text:span text:style-name="T2">o</text:span><text:span text:style-name="T2">d</text:span></text:p>
            <text:p text:style-name="P1"><text:span text:style-name="T2">A</text:span><text:span text:style-name="T2">c</text:span><text:span text:style-name="T2">t</text:span><text:span text:style-name="T2">C</text:span><text:span text:style-name="T2">o</text:span><text:span text:style-name="T2">d</text:span></text:p>
            <text:p text:style-name="P1"><text:span text:style-name="T2">C</text:span><text:span text:style-name="T2">t</text:span><text:span text:style-name="T2">y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"><text:span text:style-name="T2">C</text:span><text:span text:style-name="T2">t</text:span><text:span text:style-name="T2">r</text:span><text:span text:style-name="T2">C</text:span><text:span text:style-name="T2">o</text:span><text:span text:style-name="T2">d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R</text:span><text:span text:style-name="T2">o</text:span><text:span text:style-name="T2">l</text:span><text:span text:style-name="T2">e</text:span></text:p>
            <text:p text:style-name="P1"><text:span text:style-name="T2">C</text:span><text:span text:style-name="T2">l</text:span><text:span text:style-name="T2">i</text:span><text:span text:style-name="T2">c</text:span><text:span text:style-name="T2">k</text:span><text:span text:style-name="T2">T</text:span><text:span text:style-name="T2">i</text:span><text:span text:style-name="T2">m</text:span><text:span text:style-name="T2">e</text:span></text:p>
            <text:p text:style-name="P1"><text:span text:style-name="T2">T</text:span><text:span text:style-name="T2">i</text:span><text:span text:style-name="T2">m</text:span><text:span text:style-name="T2">e</text:span><text:span text:style-name="T2">T</text:span><text:span text:style-name="T2">o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/text:p>
            <text:p text:style-name="P1"><text:span text:style-name="T2">T</text:span><text:span text:style-name="T2">i</text:span><text:span text:style-name="T2">m</text:span><text:span text:style-name="T2">e</text:span><text:span text:style-name="T2">T</text:span><text:span text:style-name="T2">o</text:span><text:span text:style-name="T2">S</text:span><text:span text:style-name="T2">e</text:span><text:span text:style-name="T2">n</text:span><text:span text:style-name="T2">d</text:span></text:p>
            <text:p text:style-name="P1"><text:span text:style-name="T2">I</text:span><text:span text:style-name="T2">P</text:span></text:p>
          </draw:text-box>
        </draw:frame>
        <draw:frame draw:style-name="gr37" draw:text-style-name="P14" xml:id="id24" draw:id="id24" draw:layer="layout" svg:width="2.974cm" svg:height="1.751cm" svg:x="8cm" svg:y="43.749cm">
          <draw:text-box>
            <text:p text:style-name="P1"><text:span text:style-name="T1">log_se</text:span><text:span text:style-name="T1">arch</text:span></text:p>
            <text:p text:style-name="P1"><text:span text:style-name="T2">LogCod</text:span></text:p>
            <text:p text:style-name="P1"><text:span text:style-name="T2">SearchStr</text:span></text:p>
          </draw:text-box>
        </draw:frame>
        <draw:connector draw:style-name="gr4" draw:text-style-name="P4" draw:layer="layout" draw:type="curve" svg:x1="12.134cm" svg:y1="42.242cm" svg:x2="9.487cm" svg:y2="43.749cm" draw:start-shape="id23" draw:start-glue-point="3" draw:end-shape="id24" draw:end-glue-point="0" svg:d="M12134 42242c-1765 0-2647 502-2647 1507" svg:viewBox="0 0 2648 1508">
          <text:p/>
        </draw:connector>
        <draw:frame draw:style-name="gr38" draw:text-style-name="P14" xml:id="id25" draw:id="id25" draw:layer="layout" svg:width="2.957cm" svg:height="6.085cm" svg:x="3.677cm" svg:y="39.227cm">
          <draw:text-box>
            <text:p text:style-name="P1"><text:span text:style-name="T1">log_recen</text:span><text:span text:style-name="T1">t</text:span></text:p>
            <text:p text:style-name="P1"><text:span text:style-name="T2">LogCod</text:span></text:p>
            <text:p text:style-name="P1"><text:span text:style-name="T2">ActCod</text:span></text:p>
            <text:p text:style-name="P1"><text:span text:style-name="T2">CtyCod</text:span></text:p>
            <text:p text:style-name="P1"><text:span text:style-name="T2">InsCod</text:span></text:p>
            <text:p text:style-name="P1"><text:span text:style-name="T2">CtrCod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Role</text:span></text:p>
            <text:p text:style-name="P1"><text:span text:style-name="T2">ClickTime</text:span></text:p>
            <text:p text:style-name="P1"><text:span text:style-name="T2">TimeToGenerate</text:span></text:p>
            <text:p text:style-name="P1"><text:span text:style-name="T2">TimeToSend</text:span></text:p>
            <text:p text:style-name="P1"><text:span text:style-name="T2">IP</text:span></text:p>
          </draw:text-box>
        </draw:frame>
        <draw:connector draw:style-name="gr4" draw:text-style-name="P4" draw:layer="layout" draw:type="curve" svg:x1="6.634cm" svg:y1="42.269cm" svg:x2="9.487cm" svg:y2="43.749cm" draw:start-shape="id25" draw:start-glue-point="1" draw:end-shape="id24" draw:end-glue-point="0" svg:d="M6634 42269c1902 0 2853 493 2853 1480" svg:viewBox="0 0 2854 1481">
          <text:p/>
        </draw:connector>
        <draw:frame draw:style-name="gr39" draw:text-style-name="P15" draw:layer="layout" svg:width="3.741cm" svg:height="2.15cm" svg:x="100.8cm" svg:y="46.948cm">
          <draw:text-box>
            <text:p text:style-name="P1"><text:span text:style-name="T1">m</text:span><text:span text:style-name="T1">a</text:span><text:span text:style-name="T1">i</text:span><text:span text:style-name="T1">l</text:span><text:span text:style-name="T1">_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s</text:span></text:p>
            <text:p text:style-name="P1"><text:span text:style-name="T2">M</text:span><text:span text:style-name="T2">a</text:span><text:span text:style-name="T2">i</text:span><text:span text:style-name="T2">C</text:span><text:span text:style-name="T2">o</text:span><text:span text:style-name="T2">d</text:span></text:p>
            <text:p text:style-name="P1"><text:span text:style-name="T2">D</text:span><text:span text:style-name="T2">o</text:span><text:span text:style-name="T2">m</text:span><text:span text:style-name="T2">a</text:span><text:span text:style-name="T2">i</text:span><text:span text:style-name="T2">n</text:span></text:p>
            <text:p text:style-name="P1"><text:span text:style-name="T2">I</text:span><text:span text:style-name="T2">n</text:span><text:span text:style-name="T2">f</text:span><text:span text:style-name="T2">o</text:span></text:p>
          </draw:text-box>
        </draw:frame>
        <draw:frame draw:style-name="gr40" draw:text-style-name="P6" xml:id="id89" draw:id="id89" draw:layer="layout" svg:width="4.566cm" svg:height="2.145cm" svg:x="13.834cm" svg:y="45.5cm">
          <draw:text-box>
            <text:p text:style-name="P1"><text:span text:style-name="T1">m</text:span><text:span text:style-name="T1">a</text:span><text:span text:style-name="T1">r</text:span><text:span text:style-name="T1">k</text:span><text:span text:style-name="T1">s</text:span><text:span text:style-name="T1">_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1"><text:span text:style-name="T2">F</text:span><text:span text:style-name="T2">i</text:span><text:span text:style-name="T2">l</text:span><text:span text:style-name="T2">C</text:span><text:span text:style-name="T2">o</text:span><text:span text:style-name="T2">d</text:span></text:p>
            <text:p text:style-name="P1"><text:span text:style-name="T2">H</text:span><text:span text:style-name="T2">e</text:span><text:span text:style-name="T2">a</text:span><text:span text:style-name="T2">d</text:span><text:span text:style-name="T2">e</text:span><text:span text:style-name="T2">r</text:span></text:p>
            <text:p text:style-name="P1"><text:span text:style-name="T2">F</text:span><text:span text:style-name="T2">o</text:span><text:span text:style-name="T2">o</text:span><text:span text:style-name="T2">t</text:span><text:span text:style-name="T2">e</text:span><text:span text:style-name="T2">r</text:span></text:p>
          </draw:text-box>
        </draw:frame>
        <draw:frame draw:style-name="gr41" draw:text-style-name="P16" xml:id="id27" draw:id="id27" draw:layer="layout" svg:width="3.491cm" svg:height="3.327cm" svg:x="92.355cm" svg:y="50.3cm">
          <draw:text-box>
            <text:p text:style-name="P1"><text:span text:style-name="T1">m</text:span><text:span text:style-name="T1">s</text:span><text:span text:style-name="T1">g</text:span><text:span text:style-name="T1">_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/text:p>
            <text:p text:style-name="P1"><text:span text:style-name="T2">M</text:span><text:span text:style-name="T2">s</text:span><text:span text:style-name="T2">g</text:span><text:span text:style-name="T2">C</text:span><text:span text:style-name="T2">o</text:span><text:span text:style-name="T2">d</text:span></text:p>
            <text:p text:style-name="P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/text:p>
            <text:p text:style-name="P1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N</text:span><text:span text:style-name="T2">a</text:span><text:span text:style-name="T2">m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U</text:span><text:span text:style-name="T2">R</text:span><text:span text:style-name="T2">L</text:span></text:p>
          </draw:text-box>
        </draw:frame>
        <draw:frame draw:style-name="gr42" draw:text-style-name="P16" xml:id="id28" draw:id="id28" draw:layer="layout" svg:width="2.386cm" svg:height="3.327cm" svg:x="91.507cm" svg:y="56.3cm">
          <draw:text-box>
            <text:p text:style-name="P1"><text:span text:style-name="T1">msg_rcv</text:span></text:p>
            <text:p text:style-name="P1"><text:span text:style-name="T2">MsgCod</text:span></text:p>
            <text:p text:style-name="P1"><text:span text:style-name="T2">UsrCod</text:span></text:p>
            <text:p text:style-name="P1"><text:span text:style-name="T2">Notified</text:span></text:p>
            <text:p text:style-name="P1"><text:span text:style-name="T2">Open</text:span></text:p>
            <text:p text:style-name="P1"><text:span text:style-name="T2">Replied</text:span></text:p>
            <text:p text:style-name="P1"><text:span text:style-name="T2">Expanded</text:span></text:p>
          </draw:text-box>
        </draw:frame>
        <draw:frame draw:style-name="gr43" draw:text-style-name="P16" xml:id="id30" draw:id="id30" draw:layer="layout" svg:width="4.388cm" svg:height="2.933cm" svg:x="86.553cm" svg:y="56.4cm">
          <draw:text-box>
            <text:p text:style-name="P1"><text:span text:style-name="T1">msg_rcv_</text:span><text:span text:style-name="T1">deleted</text:span></text:p>
            <text:p text:style-name="P1"><text:span text:style-name="T2">MsgCod</text:span></text:p>
            <text:p text:style-name="P1"><text:span text:style-name="T2">UsrCod</text:span></text:p>
            <text:p text:style-name="P1"><text:span text:style-name="T2">Notified</text:span></text:p>
            <text:p text:style-name="P1"><text:span text:style-name="T2">Open</text:span></text:p>
            <text:p text:style-name="P1"><text:span text:style-name="T2">Replied</text:span></text:p>
          </draw:text-box>
        </draw:frame>
        <draw:frame draw:style-name="gr44" draw:text-style-name="P16" xml:id="id26" draw:id="id26" draw:layer="layout" svg:width="2.415cm" svg:height="3.132cm" svg:x="95.337cm" svg:y="46.068cm">
          <draw:text-box>
            <text:p text:style-name="P1"><text:span text:style-name="T1">msg_snt</text:span></text:p>
            <text:p text:style-name="P1"><text:span text:style-name="T2">Msg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Expanded</text:span></text:p>
            <text:p text:style-name="P1"><text:span text:style-name="T2">CreatTime</text:span></text:p>
          </draw:text-box>
        </draw:frame>
        <draw:frame draw:style-name="gr45" draw:text-style-name="P16" xml:id="id29" draw:id="id29" draw:layer="layout" svg:width="5.684cm" svg:height="2.539cm" svg:x="82.9cm" svg:y="46.4cm">
          <draw:text-box>
            <text:p text:style-name="P1"><text:span text:style-name="T1">msg_snt_deleted</text:span></text:p>
            <text:p text:style-name="P1"><text:span text:style-name="T2">Msg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CreatTime</text:span></text:p>
          </draw:text-box>
        </draw:frame>
        <draw:connector draw:style-name="gr4" draw:text-style-name="P4" draw:layer="layout" draw:type="curve" svg:x1="96.544cm" svg:y1="49.2cm" svg:x2="94.1cm" svg:y2="50.3cm" draw:start-shape="id26" draw:start-glue-point="2" draw:end-shape="id27" draw:end-glue-point="0" svg:d="M96544 49200c0 825-2444 275-2444 1100" svg:viewBox="0 0 2445 1101">
          <text:p/>
        </draw:connector>
        <draw:connector draw:style-name="gr4" draw:text-style-name="P4" draw:layer="layout" draw:type="curve" svg:x1="92.7cm" svg:y1="56.3cm" svg:x2="94.1cm" svg:y2="53.627cm" draw:start-shape="id28" draw:end-shape="id27" draw:end-glue-point="2" svg:d="M92700 56300c0-2004 1400-668 1400-2673" svg:viewBox="0 0 1401 2674">
          <text:p/>
        </draw:connector>
        <draw:connector draw:style-name="gr4" draw:text-style-name="P4" draw:layer="layout" draw:type="curve" svg:x1="85.742cm" svg:y1="48.939cm" svg:x2="94.1cm" svg:y2="50.3cm" draw:start-shape="id29" draw:start-glue-point="2" draw:end-shape="id27" svg:d="M85742 48939c0 1021 8358 341 8358 1361" svg:viewBox="0 0 8359 1362">
          <text:p/>
        </draw:connector>
        <draw:connector draw:style-name="gr4" draw:text-style-name="P4" draw:layer="layout" draw:type="curve" svg:x1="88.747cm" svg:y1="56.4cm" svg:x2="94.1cm" svg:y2="53.627cm" draw:start-shape="id30" draw:start-glue-point="0" draw:end-shape="id27" draw:end-glue-point="2" svg:d="M88747 56400c0-2079 5353-693 5353-2773" svg:viewBox="0 0 5354 2774">
          <text:p/>
        </draw:connector>
        <draw:connector draw:style-name="gr4" draw:text-style-name="P4" draw:layer="layout" draw:type="curve" svg:x1="88.747cm" svg:y1="56.4cm" svg:x2="88.737cm" svg:y2="53.627cm" draw:start-shape="id30" draw:end-shape="id31" draw:end-glue-point="2" svg:d="M88747 56400c0-2079-10-693-10-2773" svg:viewBox="0 0 11 2774">
          <text:p/>
        </draw:connector>
        <draw:connector draw:style-name="gr4" draw:text-style-name="P4" draw:layer="layout" draw:type="curve" svg:x1="85.742cm" svg:y1="48.939cm" svg:x2="88.737cm" svg:y2="50.3cm" draw:start-shape="id29" draw:start-glue-point="2" draw:end-shape="id31" draw:end-glue-point="0" svg:d="M85742 48939c0 1021 2995 341 2995 1361" svg:viewBox="0 0 2996 1362">
          <text:p/>
        </draw:connector>
        <draw:frame draw:style-name="gr46" draw:text-style-name="P3" xml:id="id53" draw:id="id53" draw:layer="layout" svg:width="2.166cm" svg:height="3.721cm" svg:x="74.5cm" svg:y="48.5cm">
          <draw:text-box>
            <text:p text:style-name="P1"><text:span text:style-name="T1">notices</text:span></text:p>
            <text:p text:style-name="P1"><text:span text:style-name="T2">NotCod</text:span></text:p>
            <text:p text:style-name="P1"><text:span text:style-name="T2">CrsCod</text:span></text:p>
            <text:p text:style-name="P1"><text:span text:style-name="T2">UsrCod</text:span></text:p>
            <text:p text:style-name="P1"><text:span text:style-name="T2">CreatTime</text:span></text:p>
            <text:p text:style-name="P1"><text:span text:style-name="T2">Content</text:span></text:p>
            <text:p text:style-name="P1"><text:span text:style-name="T2">Status</text:span></text:p>
            <text:p text:style-name="P1"><text:span text:style-name="T2">NumNotif</text:span></text:p>
          </draw:text-box>
        </draw:frame>
        <draw:frame draw:style-name="gr47" draw:text-style-name="P3" xml:id="id54" draw:id="id54" draw:layer="layout" svg:width="4.168cm" svg:height="3.327cm" svg:x="70.8cm" svg:y="52.5cm">
          <draw:text-box>
            <text:p text:style-name="P1"><text:span text:style-name="T1">n</text:span><text:span text:style-name="T1">o</text:span><text:span text:style-name="T1">t</text:span><text:span text:style-name="T1">i</text:span><text:span text:style-name="T1">c</text:span><text:span text:style-name="T1">e</text:span><text:span text:style-name="T1">s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d</text:span></text:p>
            <text:p text:style-name="P1"><text:span text:style-name="T2">N</text:span><text:span text:style-name="T2">o</text:span><text:span text:style-name="T2">t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/text:p>
            <text:p text:style-name="P1"><text:span text:style-name="T2">N</text:span><text:span text:style-name="T2">u</text:span><text:span text:style-name="T2">m</text:span><text:span text:style-name="T2">N</text:span><text:span text:style-name="T2">o</text:span><text:span text:style-name="T2">t</text:span><text:span text:style-name="T2">i</text:span><text:span text:style-name="T2">f</text:span></text:p>
          </draw:text-box>
        </draw:frame>
        <draw:frame draw:style-name="gr48" draw:text-style-name="P15" xml:id="id59" draw:id="id59" draw:layer="layout" svg:width="2.077cm" svg:height="5.297cm" svg:x="98.359cm" svg:y="42.88cm">
          <draw:text-box>
            <text:p text:style-name="P1"><text:span text:style-name="T1">n</text:span><text:span text:style-name="T1">o</text:span><text:span text:style-name="T1">t</text:span><text:span text:style-name="T1">i</text:span><text:span text:style-name="T1">f</text:span></text:p>
            <text:p text:style-name="P1"><text:span text:style-name="T2">N</text:span><text:span text:style-name="T2">t</text:span><text:span text:style-name="T2">f</text:span><text:span text:style-name="T2">C</text:span><text:span text:style-name="T2">o</text:span><text:span text:style-name="T2">d</text:span></text:p>
            <text:p text:style-name="P1"><text:span text:style-name="T2">N</text:span><text:span text:style-name="T2">o</text:span><text:span text:style-name="T2">t</text:span><text:span text:style-name="T2">i</text:span><text:span text:style-name="T2">f</text:span><text:span text:style-name="T2">y</text:span><text:span text:style-name="T2">E</text:span><text:span text:style-name="T2">v</text:span><text:span text:style-name="T2">e</text:span><text:span text:style-name="T2">n</text:span><text:span text:style-name="T2">t</text:span></text:p>
            <text:p text:style-name="P1"><text:span text:style-name="T2">T</text:span><text:span text:style-name="T2">o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F</text:span><text:span text:style-name="T2">r</text:span><text:span text:style-name="T2">o</text:span><text:span text:style-name="T2">m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"><text:span text:style-name="T2">C</text:span><text:span text:style-name="T2">t</text:span><text:span text:style-name="T2">r</text:span><text:span text:style-name="T2">C</text:span><text:span text:style-name="T2">o</text:span><text:span text:style-name="T2">d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C</text:span><text:span text:style-name="T2">o</text:span><text:span text:style-name="T2">d</text:span></text:p>
            <text:p text:style-name="P1"><text:span text:style-name="T2">T</text:span><text:span text:style-name="T2">i</text:span><text:span text:style-name="T2">m</text:span><text:span text:style-name="T2">e</text:span><text:span text:style-name="T2">N</text:span><text:span text:style-name="T2">o</text:span><text:span text:style-name="T2">t</text:span><text:span text:style-name="T2">i</text:span><text:span text:style-name="T2">f</text:span></text:p>
            <text:p text:style-name="P1"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</draw:text-box>
        </draw:frame>
        <draw:frame draw:style-name="gr49" draw:text-style-name="P2" xml:id="id45" draw:id="id45" draw:layer="layout" svg:width="4.325cm" svg:height="2.15cm" svg:x="75.675cm" svg:y="76.5cm">
          <draw:text-box>
            <text:p text:style-name="P1"><text:span text:style-name="T1">p</text:span><text:span text:style-name="T1">e</text:span><text:span text:style-name="T1">n</text:span><text:span text:style-name="T1">d</text:span><text:span text:style-name="T1">i</text:span><text:span text:style-name="T1">n</text:span><text:span text:style-name="T1">g</text:span><text:span text:style-name="T1">_</text:span><text:span text:style-name="T1">p</text:span><text:span text:style-name="T1">a</text:span><text:span text:style-name="T1">s</text:span><text:span text:style-name="T1">s</text:span><text:span text:style-name="T1">w</text:span><text:span text:style-name="T1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/text:p>
            <text:p text:style-name="P1"><text:span text:style-name="T2">D</text:span><text:span text:style-name="T2">a</text:span><text:span text:style-name="T2">t</text:span><text:span text:style-name="T2">e</text:span><text:span text:style-name="T2">A</text:span><text:span text:style-name="T2">n</text:span><text:span text:style-name="T2">d</text:span><text:span text:style-name="T2">T</text:span><text:span text:style-name="T2">i</text:span><text:span text:style-name="T2">m</text:span><text:span text:style-name="T2">e</text:span></text:p>
          </draw:text-box>
        </draw:frame>
        <draw:frame draw:style-name="gr50" draw:text-style-name="P2" xml:id="id32" draw:id="id32" draw:layer="layout" svg:width="1.975cm" svg:height="2.539cm" svg:x="51.125cm" svg:y="25.461cm">
          <draw:text-box>
            <text:p text:style-name="P1"><text:span text:style-name="T1">places</text:span></text:p>
            <text:p text:style-name="P1"><text:span text:style-name="T2">PlcCod</text:span></text:p>
            <text:p text:style-name="P1"><text:span text:style-name="T2">InsCod</text:span></text:p>
            <text:p text:style-name="P1"><text:span text:style-name="T2">ShortName</text:span></text:p>
            <text:p text:style-name="P1"><text:span text:style-name="T2">FullName</text:span></text:p>
          </draw:text-box>
        </draw:frame>
        <draw:connector draw:style-name="gr4" draw:text-style-name="P4" draw:layer="layout" draw:type="curve" svg:x1="51.662cm" svg:y1="25cm" svg:x2="52.112cm" svg:y2="25.461cm" draw:start-shape="id14" draw:start-glue-point="2" draw:end-shape="id32" draw:end-glue-point="0" svg:d="M51662 25000c0 346 450 116 450 461" svg:viewBox="0 0 451 462">
          <text:p/>
        </draw:connector>
        <draw:connector draw:style-name="gr4" draw:text-style-name="P4" draw:layer="layout" draw:type="curve" svg:x1="52.118cm" svg:y1="28.479cm" svg:x2="52.112cm" svg:y2="28cm" draw:start-shape="id33" draw:start-glue-point="0" draw:end-shape="id32" draw:end-glue-point="2" svg:d="M52118 28479c0-358-6-119-6-479" svg:viewBox="0 0 7 480">
          <text:p/>
        </draw:connector>
        <draw:frame draw:style-name="gr51" draw:text-style-name="P2" xml:id="id88" draw:id="id88" draw:layer="layout" svg:width="2.225cm" svg:height="3.721cm" svg:x="10.275cm" svg:y="53.1cm">
          <draw:text-box>
            <text:p text:style-name="P1"><text:span text:style-name="T1">p</text:span><text:span text:style-name="T1">l</text:span><text:span text:style-name="T1">u</text:span><text:span text:style-name="T1">g</text:span><text:span text:style-name="T1">i</text:span><text:span text:style-name="T1">n</text:span><text:span text:style-name="T1">s</text:span></text:p>
            <text:p text:style-name="P17"><text:span text:style-name="T2">P</text:span><text:span text:style-name="T2">l</text:span><text:span text:style-name="T2">g</text:span><text:span text:style-name="T2">C</text:span><text:span text:style-name="T2">o</text:span><text:span text:style-name="T2">d</text:span></text:p>
            <text:p text:style-name="P17"><text:span text:style-name="T2">N</text:span><text:span text:style-name="T2">a</text:span><text:span text:style-name="T2">m</text:span><text:span text:style-name="T2">e</text:span></text:p>
            <text:p text:style-name="P17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i</text:span><text:span text:style-name="T2">o</text:span><text:span text:style-name="T2">n</text:span></text:p>
            <text:p text:style-name="P17"><text:span text:style-name="T2">L</text:span><text:span text:style-name="T2">o</text:span><text:span text:style-name="T2">g</text:span><text:span text:style-name="T2">o</text:span></text:p>
            <text:p text:style-name="P17"><text:span text:style-name="T2">A</text:span><text:span text:style-name="T2">p</text:span><text:span text:style-name="T2">p</text:span><text:span text:style-name="T2">K</text:span><text:span text:style-name="T2">e</text:span><text:span text:style-name="T2">y</text:span></text:p>
            <text:p text:style-name="P17"><text:span text:style-name="T2">U</text:span><text:span text:style-name="T2">R</text:span><text:span text:style-name="T2">L</text:span></text:p>
            <text:p text:style-name="P1"><text:span text:style-name="T2">I</text:span><text:span text:style-name="T2">P</text:span></text:p>
          </draw:text-box>
        </draw:frame>
        <draw:frame draw:style-name="gr52" draw:text-style-name="P7" xml:id="id40" draw:id="id40" draw:layer="layout" svg:width="2.653cm" svg:height="8.055cm" svg:x="78.6cm" svg:y="41.3cm">
          <draw:text-box>
            <text:p text:style-name="P1"><text:span text:style-name="T1">s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s</text:span></text:p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I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/text:p>
            <text:p text:style-name="P1"><text:span text:style-name="T2">R</text:span><text:span text:style-name="T2">o</text:span><text:span text:style-name="T2">l</text:span><text:span text:style-name="T2">e</text:span></text:p>
            <text:p text:style-name="P1"><text:span text:style-name="T2">C</text:span><text:span text:style-name="T2">t</text:span><text:span text:style-name="T2">y</text:span><text:span text:style-name="T2">C</text:span><text:span text:style-name="T2">o</text:span><text:span text:style-name="T2">d</text:span></text:p>
            <text:p text:style-name="P1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"><text:span text:style-name="T2">C</text:span><text:span text:style-name="T2">t</text:span><text:span text:style-name="T2">r</text:span><text:span text:style-name="T2">C</text:span><text:span text:style-name="T2">o</text:span><text:span text:style-name="T2">d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L</text:span><text:span text:style-name="T2">a</text:span><text:span text:style-name="T2">s</text:span><text:span text:style-name="T2">t</text:span><text:span text:style-name="T2">R</text:span><text:span text:style-name="T2">e</text:span><text:span text:style-name="T2">f</text:span><text:span text:style-name="T2">r</text:span><text:span text:style-name="T2">e</text:span><text:span text:style-name="T2">s</text:span><text:span text:style-name="T2">h</text:span></text:p>
            <text:p text:style-name="P1"><text:span text:style-name="T2">F</text:span><text:span text:style-name="T2">i</text:span><text:span text:style-name="T2">r</text:span><text:span text:style-name="T2">s</text:span><text:span text:style-name="T2">t</text:span><text:span text:style-name="T2">P</text:span><text:span text:style-name="T2">u</text:span><text:span text:style-name="T2">b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P</text:span><text:span text:style-name="T2">u</text:span><text:span text:style-name="T2">b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P</text:span><text:span text:style-name="T2">a</text:span><text:span text:style-name="T2">g</text:span><text:span text:style-name="T2">e</text:span><text:span text:style-name="T2">M</text:span><text:span text:style-name="T2">s</text:span><text:span text:style-name="T2">g</text:span><text:span text:style-name="T2">R</text:span><text:span text:style-name="T2">c</text:span><text:span text:style-name="T2">v</text:span></text:p>
            <text:p text:style-name="P1"><text:span text:style-name="T2">L</text:span><text:span text:style-name="T2">a</text:span><text:span text:style-name="T2">s</text:span><text:span text:style-name="T2">t</text:span><text:span text:style-name="T2">P</text:span><text:span text:style-name="T2">a</text:span><text:span text:style-name="T2">g</text:span><text:span text:style-name="T2">e</text:span><text:span text:style-name="T2">M</text:span><text:span text:style-name="T2">s</text:span><text:span text:style-name="T2">g</text:span><text:span text:style-name="T2">S</text:span><text:span text:style-name="T2">n</text:span><text:span text:style-name="T2">t</text:span></text:p>
            <text:p text:style-name="P1"><text:span text:style-name="T2">W</text:span><text:span text:style-name="T2">h</text:span><text:span text:style-name="T2">a</text:span><text:span text:style-name="T2">t</text:span><text:span text:style-name="T2">T</text:span><text:span text:style-name="T2">o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  <text:p text:style-name="P1"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S</text:span><text:span text:style-name="T2">t</text:span><text:span text:style-name="T2">r</text:span></text:p>
            <text:p text:style-name="P1"><text:span text:style-name="T2">S</text:span><text:span text:style-name="T2">i</text:span><text:span text:style-name="T2">d</text:span><text:span text:style-name="T2">e</text:span><text:span text:style-name="T2">C</text:span><text:span text:style-name="T2">o</text:span><text:span text:style-name="T2">l</text:span><text:span text:style-name="T2">s</text:span></text:p>
          </draw:text-box>
        </draw:frame>
        <draw:frame draw:style-name="gr53" draw:text-style-name="P14" xml:id="id34" draw:id="id34" draw:layer="layout" svg:width="3.838cm" svg:height="3.327cm" svg:x="59cm" svg:y="25.173cm">
          <draw:text-box>
            <text:p text:style-name="P1"><text:span text:style-name="T1">s</text:span><text:span text:style-name="T1">t</text:span><text:span text:style-name="T1">a</text:span><text:span text:style-name="T1">_</text:span><text:span text:style-name="T1">d</text:span><text:span text:style-name="T1">e</text:span><text:span text:style-name="T1">g</text:span><text:span text:style-name="T1">r</text:span><text:span text:style-name="T1">e</text:span><text:span text:style-name="T1">e</text:span><text:span text:style-name="T1">s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S</text:span><text:span text:style-name="T2">e</text:span><text:span text:style-name="T2">x</text:span></text:p>
            <text:p text:style-name="P1"><text:span text:style-name="T2">N</text:span><text:span text:style-name="T2">u</text:span><text:span text:style-name="T2">m</text:span><text:span text:style-name="T2">S</text:span><text:span text:style-name="T2">t</text:span><text:span text:style-name="T2">d</text:span><text:span text:style-name="T2">s</text:span></text:p>
            <text:p text:style-name="P1"><text:span text:style-name="T2">N</text:span><text:span text:style-name="T2">u</text:span><text:span text:style-name="T2">m</text:span><text:span text:style-name="T2">S</text:span><text:span text:style-name="T2">t</text:span><text:span text:style-name="T2">d</text:span><text:span text:style-name="T2">s</text:span><text:span text:style-name="T2">W</text:span><text:span text:style-name="T2">i</text:span><text:span text:style-name="T2">t</text:span><text:span text:style-name="T2">h</text:span><text:span text:style-name="T2">P</text:span><text:span text:style-name="T2">h</text:span><text:span text:style-name="T2">o</text:span><text:span text:style-name="T2">t</text:span><text:span text:style-name="T2">o</text:span></text:p>
            <text:p text:style-name="P1"><text:span text:style-name="T2">T</text:span><text:span text:style-name="T2">i</text:span><text:span text:style-name="T2">m</text:span><text:span text:style-name="T2">e</text:span><text:span text:style-name="T2">A</text:span><text:span text:style-name="T2">v</text:span><text:span text:style-name="T2">g</text:span><text:span text:style-name="T2">P</text:span><text:span text:style-name="T2">h</text:span><text:span text:style-name="T2">o</text:span><text:span text:style-name="T2">t</text:span><text:span text:style-name="T2">o</text:span></text:p>
            <text:p text:style-name="P1"><text:span text:style-name="T2">T</text:span><text:span text:style-name="T2">i</text:span><text:span text:style-name="T2">m</text:span><text:span text:style-name="T2">e</text:span><text:span text:style-name="T2">T</text:span><text:span text:style-name="T2">o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A</text:span><text:span text:style-name="T2">v</text:span><text:span text:style-name="T2">g</text:span><text:span text:style-name="T2">P</text:span><text:span text:style-name="T2">h</text:span><text:span text:style-name="T2">o</text:span><text:span text:style-name="T2">t</text:span><text:span text:style-name="T2">o</text:span></text:p>
          </draw:text-box>
        </draw:frame>
        <draw:connector draw:style-name="gr4" draw:text-style-name="P4" draw:layer="layout" draw:type="curve" svg:x1="53.025cm" svg:y1="22.942cm" svg:x2="60.919cm" svg:y2="25.173cm" draw:start-shape="id14" draw:start-glue-point="1" draw:end-shape="id34" draw:end-glue-point="0" svg:d="M53025 22942c5263 0 7894 743 7894 2231" svg:viewBox="0 0 7895 2232">
          <text:p/>
        </draw:connector>
        <draw:frame draw:style-name="gr54" draw:text-style-name="P14" xml:id="id57" draw:id="id57" draw:layer="layout" svg:width="2.576cm" svg:height="2.933cm" svg:x="63.5cm" svg:y="26.567cm">
          <draw:text-box>
            <text:p text:style-name="P1"><text:span text:style-name="T1">sta_notif</text:span></text:p>
            <text:p text:style-name="P1"><text:span text:style-name="T2">DegCod</text:span></text:p>
            <text:p text:style-name="P1"><text:span text:style-name="T2">CrsCod</text:span></text:p>
            <text:p text:style-name="P1"><text:span text:style-name="T2">NotifyEvent</text:span></text:p>
            <text:p text:style-name="P1"><text:span text:style-name="T2">NumEvents</text:span></text:p>
            <text:p text:style-name="P1"><text:span text:style-name="T2">NumMails</text:span></text:p>
          </draw:text-box>
        </draw:frame>
        <draw:frame draw:style-name="gr55" draw:text-style-name="P2" xml:id="id35" draw:id="id35" draw:layer="layout" svg:width="3.66cm" svg:height="4.115cm" svg:x="40cm" svg:y="51.785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t</text:span><text:span text:style-name="T1">a</text:span><text:span text:style-name="T1">b</text:span><text:span text:style-name="T1">l</text:span><text:span text:style-name="T1">e</text:span><text:span text:style-name="T1">_</text:span><text:span text:style-name="T1">c</text:span><text:span text:style-name="T1">r</text:span><text:span text:style-name="T1">s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G</text:span><text:span text:style-name="T2">r</text:span><text:span text:style-name="T2">p</text:span><text:span text:style-name="T2">C</text:span><text:span text:style-name="T2">o</text:span><text:span text:style-name="T2">d</text:span></text:p>
            <text:p text:style-name="P1"><text:span text:style-name="T2">W</text:span><text:span text:style-name="T2">e</text:span><text:span text:style-name="T2">e</text:span><text:span text:style-name="T2">k</text:span><text:span text:style-name="T2">d</text:span><text:span text:style-name="T2">a</text:span><text:span text:style-name="T2">y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D</text:span><text:span text:style-name="T2">u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2">C</text:span><text:span text:style-name="T2">l</text:span><text:span text:style-name="T2">a</text:span><text:span text:style-name="T2">s</text:span><text:span text:style-name="T2">s</text:span><text:span text:style-name="T2">T</text:span><text:span text:style-name="T2">y</text:span><text:span text:style-name="T2">p</text:span><text:span text:style-name="T2">e</text:span></text:p>
            <text:p text:style-name="P1"><text:span text:style-name="T2">P</text:span><text:span text:style-name="T2">l</text:span><text:span text:style-name="T2">a</text:span><text:span text:style-name="T2">c</text:span><text:span text:style-name="T2">e</text:span></text:p>
            <text:p text:style-name="P1"><text:span text:style-name="T2">G</text:span><text:span text:style-name="T2">r</text:span><text:span text:style-name="T2">o</text:span><text:span text:style-name="T2">u</text:span><text:span text:style-name="T2">p</text:span><text:span text:style-name="T2">N</text:span><text:span text:style-name="T2">a</text:span><text:span text:style-name="T2">m</text:span><text:span text:style-name="T2">e</text:span></text:p>
          </draw:text-box>
        </draw:frame>
        <draw:connector draw:style-name="gr4" draw:text-style-name="P4" draw:layer="layout" draw:type="curve" svg:x1="58.137cm" svg:y1="34.7cm" svg:x2="43.66cm" svg:y2="53.842cm" draw:start-shape="id7" draw:start-glue-point="2" draw:end-shape="id35" draw:end-glue-point="1" svg:d="M58137 34700c0 12762-4825 19142-14477 19142" svg:viewBox="0 0 14478 19143">
          <text:p/>
        </draw:connector>
        <draw:frame draw:style-name="gr56" draw:text-style-name="P2" xml:id="id50" draw:id="id50" draw:layer="layout" svg:width="3.724cm" svg:height="2.933cm" svg:x="50.976cm" svg:y="63.467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t</text:span><text:span text:style-name="T1">a</text:span><text:span text:style-name="T1">b</text:span><text:span text:style-name="T1">l</text:span><text:span text:style-name="T1">e</text:span><text:span text:style-name="T1">_</text:span><text:span text:style-name="T1">t</text:span><text:span text:style-name="T1">u</text:span><text:span text:style-name="T1">t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W</text:span><text:span text:style-name="T2">e</text:span><text:span text:style-name="T2">e</text:span><text:span text:style-name="T2">k</text:span><text:span text:style-name="T2">d</text:span><text:span text:style-name="T2">a</text:span><text:span text:style-name="T2">y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D</text:span><text:span text:style-name="T2">u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2">P</text:span><text:span text:style-name="T2">l</text:span><text:span text:style-name="T2">a</text:span><text:span text:style-name="T2">c</text:span><text:span text:style-name="T2">e</text:span></text:p>
          </draw:text-box>
        </draw:frame>
        <draw:frame draw:style-name="gr57" draw:text-style-name="P18" xml:id="id41" draw:id="id41" draw:layer="layout" svg:width="3.216cm" svg:height="4.115cm" svg:x="74.484cm" svg:y="40.5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s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A</text:span><text:span text:style-name="T2">n</text:span><text:span text:style-name="T2">s</text:span><text:span text:style-name="T2">I</text:span><text:span text:style-name="T2">n</text:span><text:span text:style-name="T2">d</text:span></text:p>
            <text:p text:style-name="P1"><text:span text:style-name="T2">A</text:span><text:span text:style-name="T2">n</text:span><text:span text:style-name="T2">s</text:span><text:span text:style-name="T2">w</text:span><text:span text:style-name="T2">e</text:span><text:span text:style-name="T2">r</text:span></text:p>
            <text:p text:style-name="P1"><text:span text:style-name="T2">F</text:span><text:span text:style-name="T2">e</text:span><text:span text:style-name="T2">e</text:span><text:span text:style-name="T2">d</text:span><text:span text:style-name="T2">b</text:span><text:span text:style-name="T2">a</text:span><text:span text:style-name="T2">c</text:span><text:span text:style-name="T2">k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N</text:span><text:span text:style-name="T2">a</text:span><text:span text:style-name="T2">m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U</text:span><text:span text:style-name="T2">R</text:span><text:span text:style-name="T2">L</text:span></text:p>
            <text:p text:style-name="P1"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/text:p>
          </draw:text-box>
        </draw:frame>
        <draw:frame draw:style-name="gr58" draw:text-style-name="P18" xml:id="id36" draw:id="id36" draw:layer="layout" svg:width="3.347cm" svg:height="3.721cm" svg:x="66.053cm" svg:y="33.5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P</text:span><text:span text:style-name="T2">l</text:span><text:span text:style-name="T2">u</text:span><text:span text:style-name="T2">g</text:span><text:span text:style-name="T2">g</text:span><text:span text:style-name="T2">a</text:span><text:span text:style-name="T2">b</text:span><text:span text:style-name="T2">l</text:span><text:span text:style-name="T2">e</text:span></text:p>
            <text:p text:style-name="P1"><text:span text:style-name="T2">M</text:span><text:span text:style-name="T2">i</text:span><text:span text:style-name="T2">n</text:span></text:p>
            <text:p text:style-name="P1"><text:span text:style-name="T2">D</text:span><text:span text:style-name="T2">e</text:span><text:span text:style-name="T2">f</text:span></text:p>
            <text:p text:style-name="P1"><text:span text:style-name="T2">M</text:span><text:span text:style-name="T2">a</text:span><text:span text:style-name="T2">x</text:span></text:p>
            <text:p text:style-name="P1"><text:span text:style-name="T2">M</text:span><text:span text:style-name="T2">i</text:span><text:span text:style-name="T2">n</text:span><text:span text:style-name="T2">T</text:span><text:span text:style-name="T2">i</text:span><text:span text:style-name="T2">m</text:span><text:span text:style-name="T2">e</text:span><text:span text:style-name="T2">N</text:span><text:span text:style-name="T2">x</text:span><text:span text:style-name="T2">t</text:span><text:span text:style-name="T2">T</text:span><text:span text:style-name="T2">s</text:span><text:span text:style-name="T2">t</text:span><text:span text:style-name="T2">P</text:span><text:span text:style-name="T2">e</text:span><text:span text:style-name="T2">r</text:span><text:span text:style-name="T2">Q</text:span><text:span text:style-name="T2">s</text:span><text:span text:style-name="T2">t</text:span></text:p>
            <text:p text:style-name="P1"><text:span text:style-name="T2">F</text:span><text:span text:style-name="T2">e</text:span><text:span text:style-name="T2">e</text:span><text:span text:style-name="T2">d</text:span><text:span text:style-name="T2">b</text:span><text:span text:style-name="T2">a</text:span><text:span text:style-name="T2">c</text:span><text:span text:style-name="T2">k</text:span></text:p>
          </draw:text-box>
        </draw:frame>
        <draw:connector draw:style-name="gr4" draw:text-style-name="P4" draw:layer="layout" draw:type="curve" svg:x1="59.5cm" svg:y1="32.445cm" svg:x2="67.726cm" svg:y2="33.5cm" draw:start-shape="id7" draw:start-glue-point="1" draw:end-shape="id36" draw:end-glue-point="0" svg:d="M59500 32445c5484 0 8226 351 8226 1055" svg:viewBox="0 0 8227 1056">
          <text:p/>
        </draw:connector>
        <draw:frame draw:style-name="gr59" draw:text-style-name="P18" xml:id="id38" draw:id="id38" draw:layer="layout" svg:width="4.625cm" svg:height="2.15cm" svg:x="64.775cm" svg:y="37.5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_</text:span><text:span text:style-name="T1">t</text:span><text:span text:style-name="T1">a</text:span><text:span text:style-name="T1">g</text:span><text:span text:style-name="T1">s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T</text:span><text:span text:style-name="T2">a</text:span><text:span text:style-name="T2">g</text:span><text:span text:style-name="T2">C</text:span><text:span text:style-name="T2">o</text:span><text:span text:style-name="T2">d</text:span></text:p>
            <text:p text:style-name="P1"><text:span text:style-name="T2">T</text:span><text:span text:style-name="T2">a</text:span><text:span text:style-name="T2">g</text:span><text:span text:style-name="T2">I</text:span><text:span text:style-name="T2">n</text:span><text:span text:style-name="T2">d</text:span></text:p>
          </draw:text-box>
        </draw:frame>
        <draw:frame draw:style-name="gr60" draw:text-style-name="P18" xml:id="id37" draw:id="id37" draw:layer="layout" svg:width="3.63cm" svg:height="6.085cm" svg:x="70.2cm" svg:y="37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E</text:span><text:span text:style-name="T2">d</text:span><text:span text:style-name="T2">i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A</text:span><text:span text:style-name="T2">n</text:span><text:span text:style-name="T2">s</text:span><text:span text:style-name="T2">T</text:span><text:span text:style-name="T2">y</text:span><text:span text:style-name="T2">p</text:span><text:span text:style-name="T2">e</text:span></text:p>
            <text:p text:style-name="P1"><text:span text:style-name="T2">S</text:span><text:span text:style-name="T2">h</text:span><text:span text:style-name="T2">u</text:span><text:span text:style-name="T2">f</text:span><text:span text:style-name="T2">f</text:span><text:span text:style-name="T2">l</text:span><text:span text:style-name="T2">e</text:span></text:p>
            <text:p text:style-name="P1"><text:span text:style-name="T2">S</text:span><text:span text:style-name="T2">t</text:span><text:span text:style-name="T2">e</text:span><text:span text:style-name="T2">m</text:span></text:p>
            <text:p text:style-name="P1"><text:span text:style-name="T2">F</text:span><text:span text:style-name="T2">e</text:span><text:span text:style-name="T2">e</text:span><text:span text:style-name="T2">d</text:span><text:span text:style-name="T2">b</text:span><text:span text:style-name="T2">a</text:span><text:span text:style-name="T2">c</text:span><text:span text:style-name="T2">k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N</text:span><text:span text:style-name="T2">a</text:span><text:span text:style-name="T2">m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U</text:span><text:span text:style-name="T2">R</text:span><text:span text:style-name="T2">L</text:span></text:p>
            <text:p text:style-name="P1"><text:span text:style-name="T2">N</text:span><text:span text:style-name="T2">u</text:span><text:span text:style-name="T2">m</text:span><text:span text:style-name="T2">H</text:span><text:span text:style-name="T2">i</text:span><text:span text:style-name="T2">t</text:span><text:span text:style-name="T2">s</text:span></text:p>
            <text:p text:style-name="P1"><text:span text:style-name="T2">N</text:span><text:span text:style-name="T2">u</text:span><text:span text:style-name="T2">m</text:span><text:span text:style-name="T2">H</text:span><text:span text:style-name="T2">i</text:span><text:span text:style-name="T2">t</text:span><text:span text:style-name="T2">s</text:span><text:span text:style-name="T2">N</text:span><text:span text:style-name="T2">o</text:span><text:span text:style-name="T2">t</text:span><text:span text:style-name="T2">B</text:span><text:span text:style-name="T2">l</text:span><text:span text:style-name="T2">a</text:span><text:span text:style-name="T2">n</text:span><text:span text:style-name="T2">k</text:span></text:p>
            <text:p text:style-name="P1"><text:span text:style-name="T2">S</text:span><text:span text:style-name="T2">c</text:span><text:span text:style-name="T2">o</text:span><text:span text:style-name="T2">r</text:span><text:span text:style-name="T2">e</text:span></text:p>
          </draw:text-box>
        </draw:frame>
        <draw:connector draw:style-name="gr4" draw:text-style-name="P4" draw:layer="layout" draw:type="curve" svg:x1="70.2cm" svg:y1="40.042cm" svg:x2="69.4cm" svg:y2="38.575cm" draw:start-shape="id37" draw:start-glue-point="3" draw:end-shape="id38" draw:end-glue-point="1" svg:d="M70200 40042c-600 0-200-1467-800-1467" svg:viewBox="0 0 801 1468">
          <text:p/>
        </draw:connector>
        <draw:frame draw:style-name="gr61" draw:text-style-name="P18" xml:id="id39" draw:id="id39" draw:layer="layout" svg:width="2.775cm" svg:height="2.539cm" svg:x="74.5cm" svg:y="37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s</text:span><text:span text:style-name="T1">t</text:span><text:span text:style-name="T1">a</text:span><text:span text:style-name="T1">t</text:span><text:span text:style-name="T1">u</text:span><text:span text:style-name="T1">s</text:span></text:p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I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N</text:span><text:span text:style-name="T2">u</text:span><text:span text:style-name="T2">m</text:span><text:span text:style-name="T2">T</text:span><text:span text:style-name="T2">s</text:span><text:span text:style-name="T2">t</text:span></text:p>
            <text:p text:style-name="P1"><text:span text:style-name="T2">S</text:span><text:span text:style-name="T2">t</text:span><text:span text:style-name="T2">a</text:span><text:span text:style-name="T2">t</text:span><text:span text:style-name="T2">u</text:span><text:span text:style-name="T2">s</text:span></text:p>
          </draw:text-box>
        </draw:frame>
        <draw:connector draw:style-name="gr4" draw:text-style-name="P4" draw:layer="layout" draw:type="curve" svg:x1="59.5cm" svg:y1="32.445cm" svg:x2="75.887cm" svg:y2="37cm" draw:start-shape="id7" draw:start-glue-point="1" draw:end-shape="id39" draw:end-glue-point="0" svg:d="M59500 32445c10925 0 16387 1518 16387 4555" svg:viewBox="0 0 16388 4556">
          <text:p/>
        </draw:connector>
        <draw:connector draw:style-name="gr4" draw:text-style-name="P4" draw:layer="layout" draw:type="curve" svg:x1="79.926cm" svg:y1="41.3cm" svg:x2="77.275cm" svg:y2="38.269cm" draw:start-shape="id40" draw:start-glue-point="0" draw:end-shape="id39" draw:end-glue-point="1" svg:d="M79926 41300c0-2021-883-3031-2651-3031" svg:viewBox="0 0 2652 3032">
          <text:p/>
        </draw:connector>
        <draw:connector draw:style-name="gr4" draw:text-style-name="P4" draw:layer="layout" draw:type="curve" svg:x1="73.83cm" svg:y1="40.042cm" svg:x2="74.484cm" svg:y2="42.557cm" draw:start-shape="id37" draw:start-glue-point="1" draw:end-shape="id41" draw:end-glue-point="3" svg:d="M73830 40042c490 0 164 2515 654 2515" svg:viewBox="0 0 655 2516">
          <text:p/>
        </draw:connector>
        <draw:frame draw:style-name="gr62" draw:text-style-name="P18" xml:id="id42" draw:id="id42" draw:layer="layout" svg:width="2.348cm" svg:height="2.933cm" svg:x="63.126cm" svg:y="33.721cm">
          <draw:text-box>
            <text:p text:style-name="P1"><text:span text:style-name="T1">tst_tags</text:span></text:p>
            <text:p text:style-name="P1"><text:span text:style-name="T2">TagCod</text:span></text:p>
            <text:p text:style-name="P1"><text:span text:style-name="T2">CrsCod</text:span></text:p>
            <text:p text:style-name="P1"><text:span text:style-name="T2">ChangeTime</text:span></text:p>
            <text:p text:style-name="P1"><text:span text:style-name="T2">TagTxt</text:span></text:p>
            <text:p text:style-name="P1"><text:span text:style-name="T2">TagHidden</text:span></text:p>
          </draw:text-box>
        </draw:frame>
        <draw:connector draw:style-name="gr4" draw:text-style-name="P4" draw:layer="layout" draw:type="curve" svg:x1="59.5cm" svg:y1="32.445cm" svg:x2="64.3cm" svg:y2="33.721cm" draw:start-shape="id7" draw:start-glue-point="1" draw:end-shape="id42" draw:end-glue-point="0" svg:d="M59500 32445c3200 0 4800 425 4800 1276" svg:viewBox="0 0 4801 1277">
          <text:p/>
        </draw:connector>
        <draw:connector draw:style-name="gr4" draw:text-style-name="P4" draw:layer="layout" draw:type="curve" svg:x1="64.775cm" svg:y1="38.575cm" svg:x2="64.3cm" svg:y2="36.654cm" draw:start-shape="id38" draw:start-glue-point="3" draw:end-shape="id42" draw:end-glue-point="2" svg:d="M64775 38575c-317 0-475-640-475-1921" svg:viewBox="0 0 476 1922">
          <text:p/>
        </draw:connector>
        <draw:frame draw:style-name="gr63" draw:text-style-name="P7" xml:id="id43" draw:id="id43" draw:layer="layout" svg:width="2.729cm" svg:height="13.965cm" svg:x="53.886cm" svg:y="67.472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d</text:span><text:span text:style-name="T1">a</text:span><text:span text:style-name="T1">t</text:span><text:span text:style-name="T1">a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</text:span><text:span text:style-name="T2">e</text:span><text:span text:style-name="T2">d</text:span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/text:p>
            <text:p text:style-name="P19"><text:span text:style-name="T2">S</text:span><text:span text:style-name="T2">u</text:span><text:span text:style-name="T2">r</text:span><text:span text:style-name="T2">n</text:span><text:span text:style-name="T2">a</text:span><text:span text:style-name="T2">m</text:span><text:span text:style-name="T2">e</text:span><text:span text:style-name="T2">1</text:span></text:p>
            <text:p text:style-name="P19"><text:span text:style-name="T2">S</text:span><text:span text:style-name="T2">u</text:span><text:span text:style-name="T2">r</text:span><text:span text:style-name="T2">n</text:span><text:span text:style-name="T2">a</text:span><text:span text:style-name="T2">m</text:span><text:span text:style-name="T2">e</text:span><text:span text:style-name="T2">2</text:span></text:p>
            <text:p text:style-name="P19"><text:span text:style-name="T2">F</text:span><text:span text:style-name="T2">i</text:span><text:span text:style-name="T2">r</text:span><text:span text:style-name="T2">s</text:span><text:span text:style-name="T2">t</text:span><text:span text:style-name="T2">N</text:span><text:span text:style-name="T2">a</text:span><text:span text:style-name="T2">m</text:span><text:span text:style-name="T2">e</text:span></text:p>
            <text:p text:style-name="P19"><text:span text:style-name="T2">S</text:span><text:span text:style-name="T2">e</text:span><text:span text:style-name="T2">x</text:span></text:p>
            <text:p text:style-name="P19"><text:span text:style-name="T2">T</text:span><text:span text:style-name="T2">h</text:span><text:span text:style-name="T2">e</text:span><text:span text:style-name="T2">m</text:span><text:span text:style-name="T2">e</text:span></text:p>
            <text:p text:style-name="P19"><text:span text:style-name="T2">I</text:span><text:span text:style-name="T2">c</text:span><text:span text:style-name="T2">o</text:span><text:span text:style-name="T2">n</text:span><text:span text:style-name="T2">S</text:span><text:span text:style-name="T2">e</text:span><text:span text:style-name="T2">t</text:span></text:p>
            <text:p text:style-name="P19"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/text:p>
            <text:p text:style-name="P19"><text:span text:style-name="T2">F</text:span><text:span text:style-name="T2">i</text:span><text:span text:style-name="T2">r</text:span><text:span text:style-name="T2">s</text:span><text:span text:style-name="T2">t</text:span><text:span text:style-name="T2">D</text:span><text:span text:style-name="T2">a</text:span><text:span text:style-name="T2">y</text:span><text:span text:style-name="T2">O</text:span><text:span text:style-name="T2">f</text:span><text:span text:style-name="T2">W</text:span><text:span text:style-name="T2">e</text:span><text:span text:style-name="T2">e</text:span><text:span text:style-name="T2">k</text:span></text:p>
            <text:p text:style-name="P19"><text:span text:style-name="T2">D</text:span><text:span text:style-name="T2">a</text:span><text:span text:style-name="T2">t</text:span><text:span text:style-name="T2">e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/text:p>
            <text:p text:style-name="P19"><text:span text:style-name="T2">P</text:span><text:span text:style-name="T2">h</text:span><text:span text:style-name="T2">o</text:span><text:span text:style-name="T2">t</text:span><text:span text:style-name="T2">o</text:span></text:p>
            <text:p text:style-name="P19"><text:span text:style-name="T2">P</text:span><text:span text:style-name="T2">h</text:span><text:span text:style-name="T2">o</text:span><text:span text:style-name="T2">t</text:span><text:span text:style-name="T2">o</text:span><text:span text:style-name="T2">V</text:span><text:span text:style-name="T2">i</text:span><text:span text:style-name="T2">s</text:span><text:span text:style-name="T2">i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  <text:p text:style-name="P19"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V</text:span><text:span text:style-name="T2">i</text:span><text:span text:style-name="T2">s</text:span><text:span text:style-name="T2">i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  <text:p text:style-name="P19"><text:span text:style-name="T2">C</text:span><text:span text:style-name="T2">t</text:span><text:span text:style-name="T2">y</text:span><text:span text:style-name="T2">C</text:span><text:span text:style-name="T2">o</text:span><text:span text:style-name="T2">d</text:span></text:p>
            <text:p text:style-name="P19"><text:span text:style-name="T2">I</text:span><text:span text:style-name="T2">n</text:span><text:span text:style-name="T2">s</text:span><text:span text:style-name="T2">C</text:span><text:span text:style-name="T2">t</text:span><text:span text:style-name="T2">y</text:span><text:span text:style-name="T2">C</text:span><text:span text:style-name="T2">o</text:span><text:span text:style-name="T2">d</text:span></text:p>
            <text:p text:style-name="P19"><text:span text:style-name="T2">I</text:span><text:span text:style-name="T2">n</text:span><text:span text:style-name="T2">s</text:span><text:span text:style-name="T2">C</text:span><text:span text:style-name="T2">o</text:span><text:span text:style-name="T2">d</text:span></text:p>
            <text:p text:style-name="P19"><text:span text:style-name="T2">D</text:span><text:span text:style-name="T2">p</text:span><text:span text:style-name="T2">t</text:span><text:span text:style-name="T2">C</text:span><text:span text:style-name="T2">o</text:span><text:span text:style-name="T2">d</text:span></text:p>
            <text:p text:style-name="P19"><text:span text:style-name="T2">C</text:span><text:span text:style-name="T2">t</text:span><text:span text:style-name="T2">r</text:span><text:span text:style-name="T2">C</text:span><text:span text:style-name="T2">o</text:span><text:span text:style-name="T2">d</text:span></text:p>
            <text:p text:style-name="P19"><text:span text:style-name="T2">O</text:span><text:span text:style-name="T2">f</text:span><text:span text:style-name="T2">f</text:span><text:span text:style-name="T2">i</text:span><text:span text:style-name="T2">c</text:span><text:span text:style-name="T2">e</text:span></text:p>
            <text:p text:style-name="P19"><text:span text:style-name="T2">O</text:span><text:span text:style-name="T2">f</text:span><text:span text:style-name="T2">f</text:span><text:span text:style-name="T2">i</text:span><text:span text:style-name="T2">c</text:span><text:span text:style-name="T2">e</text:span><text:span text:style-name="T2">P</text:span><text:span text:style-name="T2">h</text:span><text:span text:style-name="T2">o</text:span><text:span text:style-name="T2">n</text:span><text:span text:style-name="T2">e</text:span></text:p>
            <text:p text:style-name="P19"><text:span text:style-name="T2">L</text:span><text:span text:style-name="T2">o</text:span><text:span text:style-name="T2">c</text:span><text:span text:style-name="T2">a</text:span><text:span text:style-name="T2">l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  <text:p text:style-name="P19"><text:span text:style-name="T2">L</text:span><text:span text:style-name="T2">o</text:span><text:span text:style-name="T2">c</text:span><text:span text:style-name="T2">a</text:span><text:span text:style-name="T2">l</text:span><text:span text:style-name="T2">P</text:span><text:span text:style-name="T2">h</text:span><text:span text:style-name="T2">o</text:span><text:span text:style-name="T2">n</text:span><text:span text:style-name="T2">e</text:span></text:p>
            <text:p text:style-name="P19"><text:span text:style-name="T2">F</text:span><text:span text:style-name="T2">a</text:span><text:span text:style-name="T2">m</text:span><text:span text:style-name="T2">i</text:span><text:span text:style-name="T2">l</text:span><text:span text:style-name="T2">y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  <text:p text:style-name="P19"><text:span text:style-name="T2">F</text:span><text:span text:style-name="T2">a</text:span><text:span text:style-name="T2">m</text:span><text:span text:style-name="T2">i</text:span><text:span text:style-name="T2">l</text:span><text:span text:style-name="T2">y</text:span><text:span text:style-name="T2">P</text:span><text:span text:style-name="T2">h</text:span><text:span text:style-name="T2">o</text:span><text:span text:style-name="T2">n</text:span><text:span text:style-name="T2">e</text:span></text:p>
            <text:p text:style-name="P19"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P</text:span><text:span text:style-name="T2">l</text:span><text:span text:style-name="T2">a</text:span><text:span text:style-name="T2">c</text:span><text:span text:style-name="T2">e</text:span></text:p>
            <text:p text:style-name="P19"><text:span text:style-name="T2">B</text:span><text:span text:style-name="T2">i</text:span><text:span text:style-name="T2">r</text:span><text:span text:style-name="T2">t</text:span><text:span text:style-name="T2">h</text:span><text:span text:style-name="T2">d</text:span><text:span text:style-name="T2">a</text:span><text:span text:style-name="T2">y</text:span></text:p>
            <text:p text:style-name="P19"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/text:p>
            <text:p text:style-name="P19"><text:span text:style-name="T2">M</text:span><text:span text:style-name="T2">e</text:span><text:span text:style-name="T2">n</text:span><text:span text:style-name="T2">u</text:span></text:p>
            <text:p text:style-name="P19"><text:span text:style-name="T2">S</text:span><text:span text:style-name="T2">i</text:span><text:span text:style-name="T2">d</text:span><text:span text:style-name="T2">e</text:span><text:span text:style-name="T2">C</text:span><text:span text:style-name="T2">o</text:span><text:span text:style-name="T2">l</text:span><text:span text:style-name="T2">s</text:span></text:p>
            <text:p text:style-name="P19"><text:span text:style-name="T2">N</text:span><text:span text:style-name="T2">o</text:span><text:span text:style-name="T2">t</text:span><text:span text:style-name="T2">i</text:span><text:span text:style-name="T2">f</text:span><text:span text:style-name="T2">N</text:span><text:span text:style-name="T2">t</text:span><text:span text:style-name="T2">f</text:span><text:span text:style-name="T2">E</text:span><text:span text:style-name="T2">v</text:span><text:span text:style-name="T2">e</text:span><text:span text:style-name="T2">n</text:span><text:span text:style-name="T2">t</text:span><text:span text:style-name="T2">s</text:span></text:p>
            <text:p text:style-name="P19"><text:span text:style-name="T2">E</text:span><text:span text:style-name="T2">m</text:span><text:span text:style-name="T2">a</text:span><text:span text:style-name="T2">i</text:span><text:span text:style-name="T2">l</text:span><text:span text:style-name="T2">N</text:span><text:span text:style-name="T2">t</text:span><text:span text:style-name="T2">f</text:span><text:span text:style-name="T2">E</text:span><text:span text:style-name="T2">v</text:span><text:span text:style-name="T2">e</text:span><text:span text:style-name="T2">n</text:span><text:span text:style-name="T2">t</text:span><text:span text:style-name="T2">s</text:span></text:p>
          </draw:text-box>
        </draw:frame>
        <draw:connector draw:style-name="gr4" draw:text-style-name="P4" draw:layer="layout" draw:type="curve" draw:line-skew="-1.436cm" svg:x1="58.192cm" svg:y1="58.285cm" svg:x2="55.25cm" svg:y2="67.472cm" draw:start-shape="id13" draw:start-glue-point="2" draw:end-shape="id43" draw:end-glue-point="0" svg:d="M58192 58285c0 4737-2942 144-2942 9187" svg:viewBox="0 0 2943 9188">
          <text:p/>
        </draw:connector>
        <draw:frame draw:style-name="gr64" draw:text-style-name="P2" xml:id="id46" draw:id="id46" draw:layer="layout" svg:width="2.318cm" svg:height="2.539cm" svg:x="17.548cm" svg:y="70.318cm">
          <draw:text-box>
            <text:p text:style-name="P19"><text:span text:style-name="T1">w</text:span><text:span text:style-name="T1">s</text:span><text:span text:style-name="T1">_</text:span><text:span text:style-name="T1">k</text:span><text:span text:style-name="T1">e</text:span><text:span text:style-name="T1">y</text:span><text:span text:style-name="T1">s</text:span></text:p>
            <text:p text:style-name="P19"><text:span text:style-name="T2">W</text:span><text:span text:style-name="T2">S</text:span><text:span text:style-name="T2">K</text:span><text:span text:style-name="T2">e</text:span><text:span text:style-name="T2">y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P</text:span><text:span text:style-name="T2">l</text:span><text:span text:style-name="T2">g</text:span><text:span text:style-name="T2">C</text:span><text:span text:style-name="T2">o</text:span><text:span text:style-name="T2">d</text:span></text:p>
            <text:p text:style-name="P19"><text:span text:style-name="T2">L</text:span><text:span text:style-name="T2">a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</draw:text-box>
        </draw:frame>
        <draw:connector draw:style-name="gr4" draw:text-style-name="P4" draw:layer="layout" draw:type="curve" svg:x1="81.253cm" svg:y1="45.327cm" svg:x2="83.964cm" svg:y2="78.061cm" draw:start-shape="id40" draw:start-glue-point="1" draw:end-shape="id44" draw:end-glue-point="0" svg:d="M81253 45327c1808 0 2711 10911 2711 32734" svg:viewBox="0 0 2712 32735">
          <text:p/>
        </draw:connector>
        <draw:connector draw:style-name="gr4" draw:text-style-name="P4" draw:layer="layout" draw:type="curve" svg:x1="56.775cm" svg:y1="32.445cm" svg:x2="34.097cm" svg:y2="39.5cm" draw:start-shape="id7" draw:start-glue-point="3" draw:end-shape="id4" draw:end-glue-point="0" svg:d="M56775 32445c-15119 0-22678 2351-22678 7055" svg:viewBox="0 0 22679 7056">
          <text:p/>
        </draw:connector>
        <draw:connector draw:style-name="gr4" draw:text-style-name="P4" draw:layer="layout" draw:type="curve" svg:x1="35.939cm" svg:y1="46.761cm" svg:x2="37.304cm" svg:y2="49.5cm" draw:start-shape="id3" draw:start-glue-point="2" draw:end-shape="id5" draw:end-glue-point="0" svg:d="M35939 46761c0 2055 1365 686 1365 2739" svg:viewBox="0 0 1366 2740">
          <text:p/>
        </draw:connector>
        <draw:connector draw:style-name="gr4" draw:text-style-name="P4" draw:layer="layout" draw:type="curve" svg:x1="53.886cm" svg:y1="74.454cm" svg:x2="34.097cm" svg:y2="44.403cm" draw:start-shape="id43" draw:start-glue-point="3" draw:end-shape="id4" draw:end-glue-point="2" svg:d="M53886 74454c-13193 0-19789-10017-19789-30051" svg:viewBox="0 0 19790 30052">
          <text:p/>
        </draw:connector>
        <draw:connector draw:style-name="gr4" draw:text-style-name="P4" draw:layer="layout" draw:type="curve" svg:x1="37.328cm" svg:y1="55.7cm" svg:x2="53.886cm" svg:y2="74.454cm" draw:start-shape="id6" draw:start-glue-point="2" draw:end-shape="id43" draw:end-glue-point="3" svg:d="M37328 55700c0 12503 5519 18754 16558 18754" svg:viewBox="0 0 16559 18755">
          <text:p/>
        </draw:connector>
        <draw:connector draw:style-name="gr4" draw:text-style-name="P4" draw:layer="layout" draw:type="curve" svg:x1="56.615cm" svg:y1="74.454cm" svg:x2="77.837cm" svg:y2="76.5cm" draw:start-shape="id43" draw:start-glue-point="1" draw:end-shape="id45" draw:end-glue-point="0" svg:d="M56615 74454c14148 0 21222 682 21222 2046" svg:viewBox="0 0 21223 2047">
          <text:p/>
        </draw:connector>
        <draw:connector draw:style-name="gr4" draw:text-style-name="P4" draw:layer="layout" draw:type="curve" svg:x1="53.886cm" svg:y1="74.454cm" svg:x2="18.707cm" svg:y2="72.857cm" draw:start-shape="id43" draw:start-glue-point="3" draw:end-shape="id46" draw:end-glue-point="2" svg:d="M53886 74454c-23453 0-35179-532-35179-1597" svg:viewBox="0 0 35180 1598">
          <text:p/>
        </draw:connector>
        <draw:connector draw:style-name="gr4" draw:text-style-name="P4" draw:layer="layout" draw:type="curve" svg:x1="56.615cm" svg:y1="74.454cm" svg:x2="92.7cm" svg:y2="59.627cm" draw:start-shape="id43" draw:start-glue-point="1" draw:end-shape="id28" draw:end-glue-point="2" svg:d="M56615 74454c24057 0 36085-4942 36085-14827" svg:viewBox="0 0 36086 14828">
          <text:p/>
        </draw:connector>
        <draw:connector draw:style-name="gr4" draw:text-style-name="P4" draw:layer="layout" draw:type="curve" svg:x1="56.615cm" svg:y1="74.454cm" svg:x2="96.544cm" svg:y2="49.2cm" draw:start-shape="id43" draw:start-glue-point="1" draw:end-shape="id26" draw:end-glue-point="2" svg:d="M56615 74454c26620 0 39929-8418 39929-25254" svg:viewBox="0 0 39930 25255">
          <text:p/>
        </draw:connector>
        <draw:connector draw:style-name="gr4" draw:text-style-name="P4" draw:layer="layout" draw:type="curve" svg:x1="88.747cm" svg:y1="59.333cm" svg:x2="56.615cm" svg:y2="74.454cm" draw:start-shape="id30" draw:start-glue-point="2" draw:end-shape="id43" draw:end-glue-point="1" svg:d="M88747 59333c0 10081-10710 15121-32132 15121" svg:viewBox="0 0 32133 15122">
          <text:p/>
        </draw:connector>
        <draw:connector draw:style-name="gr4" draw:text-style-name="P4" draw:layer="layout" draw:type="curve" svg:x1="85.742cm" svg:y1="48.939cm" svg:x2="56.615cm" svg:y2="74.454cm" draw:start-shape="id29" draw:start-glue-point="2" draw:end-shape="id43" draw:end-glue-point="1" svg:d="M85742 48939c0 17010-9709 25515-29127 25515" svg:viewBox="0 0 29128 25516">
          <text:p/>
        </draw:connector>
        <draw:connector draw:style-name="gr4" draw:text-style-name="P4" draw:layer="layout" draw:type="curve" svg:x1="56.615cm" svg:y1="74.454cm" svg:x2="104.284cm" svg:y2="62.65cm" draw:start-shape="id43" draw:start-glue-point="1" draw:end-shape="id21" draw:end-glue-point="2" svg:d="M56615 74454c31780 0 47669-3934 47669-11804" svg:viewBox="0 0 47670 11805">
          <text:p/>
        </draw:connector>
        <draw:connector draw:style-name="gr4" draw:text-style-name="P4" draw:layer="layout" draw:type="curve" svg:x1="56.615cm" svg:y1="74.454cm" svg:x2="99.7cm" svg:y2="63.397cm" draw:start-shape="id43" draw:start-glue-point="1" draw:end-shape="id18" draw:end-glue-point="2" svg:d="M56615 74454c28724 0 43085-3685 43085-11057" svg:viewBox="0 0 43086 11058">
          <text:p/>
        </draw:connector>
        <draw:connector draw:style-name="gr4" draw:text-style-name="P4" draw:layer="layout" draw:type="curve" svg:x1="56.615cm" svg:y1="74.454cm" svg:x2="94.315cm" svg:y2="68.1cm" draw:start-shape="id43" draw:start-glue-point="1" draw:end-shape="id19" draw:end-glue-point="2" svg:d="M56615 74454c25134 0 37700-2118 37700-6354" svg:viewBox="0 0 37701 6355">
          <text:p/>
        </draw:connector>
        <draw:connector draw:style-name="gr4" draw:text-style-name="P4" draw:layer="layout" draw:type="curve" svg:x1="5.155cm" svg:y1="45.312cm" svg:x2="53.886cm" svg:y2="74.454cm" draw:start-shape="id25" draw:start-glue-point="2" draw:end-shape="id43" draw:end-glue-point="3" svg:d="M5155 45312c0 19428 16243 29142 48731 29142" svg:viewBox="0 0 48732 29143">
          <text:p/>
        </draw:connector>
        <draw:connector draw:style-name="gr4" draw:text-style-name="P4" draw:layer="layout" draw:type="curve" svg:x1="13.439cm" svg:y1="45.285cm" svg:x2="53.886cm" svg:y2="74.454cm" draw:start-shape="id23" draw:start-glue-point="2" draw:end-shape="id43" draw:end-glue-point="3" svg:d="M13439 45285c0 19446 13482 29169 40447 29169" svg:viewBox="0 0 40448 29170">
          <text:p/>
        </draw:connector>
        <draw:connector draw:style-name="gr4" draw:text-style-name="P4" draw:layer="layout" draw:type="curve" svg:x1="80.808cm" svg:y1="74.439cm" svg:x2="56.615cm" svg:y2="74.454cm" draw:start-shape="id47" draw:start-glue-point="0" draw:end-shape="id43" draw:end-glue-point="1" svg:d="M80808 74439c0-751-6725-627-8745-435s666 450-15448 450" svg:viewBox="0 0 24194 597">
          <text:p/>
        </draw:connector>
        <draw:connector draw:style-name="gr4" draw:text-style-name="P4" draw:layer="layout" draw:type="curve" svg:x1="53.886cm" svg:y1="74.454cm" svg:x2="33.422cm" svg:y2="5.881cm" draw:start-shape="id43" draw:start-glue-point="3" draw:end-shape="id48" draw:end-glue-point="3" svg:d="M53886 74454c-31447 0-21215-68573-20464-68573" svg:viewBox="0 0 22644 68574">
          <text:p/>
        </draw:connector>
        <draw:connector draw:style-name="gr4" draw:text-style-name="P4" draw:layer="layout" draw:type="curve" svg:x1="53.886cm" svg:y1="74.454cm" svg:x2="39.797cm" svg:y2="11.264cm" draw:start-shape="id43" draw:start-glue-point="3" draw:end-shape="id49" draw:end-glue-point="3" svg:d="M53886 74454c-21885 0-14840-63190-14089-63190" svg:viewBox="0 0 15760 63191">
          <text:p/>
        </draw:connector>
        <draw:connector draw:style-name="gr4" draw:text-style-name="P4" draw:layer="layout" draw:type="curve" draw:line-skew="-2.311cm" svg:x1="70.144cm" svg:y1="58.3cm" svg:x2="55.25cm" svg:y2="67.472cm" draw:start-shape="id12" draw:start-glue-point="2" draw:end-shape="id43" draw:end-glue-point="0" svg:d="M70144 58300c0 3412-14894-1173-14894 9172" svg:viewBox="0 0 14895 9173">
          <text:p/>
        </draw:connector>
        <draw:connector draw:style-name="gr4" draw:text-style-name="P4" draw:layer="layout" draw:type="curve" svg:x1="55.25cm" svg:y1="67.472cm" svg:x2="52.838cm" svg:y2="66.4cm" draw:start-shape="id43" draw:start-glue-point="0" draw:end-shape="id50" draw:end-glue-point="2" svg:d="M55250 67472c0-804-2412-268-2412-1072" svg:viewBox="0 0 2413 1073">
          <text:p/>
        </draw:connector>
        <draw:connector draw:style-name="gr4" draw:text-style-name="P4" draw:layer="layout" draw:type="curve" svg:x1="53.886cm" svg:y1="74.454cm" svg:x2="30.354cm" svg:y2="47.521cm" draw:start-shape="id43" draw:start-glue-point="3" draw:end-shape="id51" draw:end-glue-point="2" svg:d="M53886 74454c-15688 0-23532-8977-23532-26933" svg:viewBox="0 0 23533 26934">
          <text:p/>
        </draw:connector>
        <draw:connector draw:style-name="gr4" draw:text-style-name="P4" draw:layer="layout" draw:type="curve" svg:x1="30.354cm" svg:y1="43.8cm" svg:x2="56.775cm" svg:y2="32.445cm" draw:start-shape="id51" draw:start-glue-point="0" draw:end-shape="id7" draw:end-glue-point="3" svg:d="M30354 43800c0-7570 8807-11355 26421-11355" svg:viewBox="0 0 26422 11356">
          <text:p/>
        </draw:connector>
        <draw:connector draw:style-name="gr4" draw:text-style-name="P4" draw:layer="layout" draw:type="curve" svg:x1="22.672cm" svg:y1="43.221cm" svg:x2="53.886cm" svg:y2="74.454cm" draw:start-shape="id17" draw:start-glue-point="2" draw:end-shape="id43" draw:end-glue-point="3" svg:d="M22672 43221c0 20822 10404 31233 31214 31233" svg:viewBox="0 0 31215 31234">
          <text:p/>
        </draw:connector>
        <draw:connector draw:style-name="gr4" draw:text-style-name="P4" draw:layer="layout" draw:type="curve" svg:x1="53.886cm" svg:y1="74.454cm" svg:x2="27.815cm" svg:y2="43.527cm" draw:start-shape="id43" draw:start-glue-point="3" draw:end-shape="id52" draw:end-glue-point="2" svg:d="M53886 74454c-17381 0-26071-10309-26071-30927" svg:viewBox="0 0 26072 30928">
          <text:p/>
        </draw:connector>
        <draw:connector draw:style-name="gr4" draw:text-style-name="P4" draw:layer="layout" draw:type="curve" svg:x1="56.775cm" svg:y1="32.445cm" svg:x2="27.815cm" svg:y2="40.2cm" draw:start-shape="id7" draw:start-glue-point="3" draw:end-shape="id52" draw:end-glue-point="0" svg:d="M56775 32445c-19307 0-28960 2585-28960 7755" svg:viewBox="0 0 28961 7756">
          <text:p/>
        </draw:connector>
        <draw:connector draw:style-name="gr4" draw:text-style-name="P4" draw:layer="layout" draw:type="curve" svg:x1="27.815cm" svg:y1="43.527cm" svg:x2="36.209cm" svg:y2="51.163cm" draw:start-shape="id52" draw:start-glue-point="2" draw:end-shape="id5" draw:end-glue-point="3" svg:d="M27815 43527c0 5091 2798 7636 8394 7636" svg:viewBox="0 0 8395 7637">
          <text:p/>
        </draw:connector>
        <draw:connector draw:style-name="gr4" draw:text-style-name="P4" draw:layer="layout" draw:type="curve" draw:line-skew="2.44cm" svg:x1="75.583cm" svg:y1="48.5cm" svg:x2="58.137cm" svg:y2="34.7cm" draw:start-shape="id53" draw:start-glue-point="0" draw:end-shape="id7" draw:end-glue-point="2" svg:d="M75583 48500c0-6690-17446 210-17446-13800" svg:viewBox="0 0 17447 13801">
          <text:p/>
        </draw:connector>
        <draw:connector draw:style-name="gr4" draw:text-style-name="P4" draw:layer="layout" draw:type="curve" draw:line-skew="0.907cm" svg:x1="72.884cm" svg:y1="52.5cm" svg:x2="58.137cm" svg:y2="34.7cm" draw:start-shape="id54" draw:start-glue-point="0" draw:end-shape="id7" draw:end-glue-point="2" svg:d="M72884 52500c0-11989-14747-3090-14747-17800" svg:viewBox="0 0 14748 17801">
          <text:p/>
        </draw:connector>
        <draw:connector draw:style-name="gr4" draw:text-style-name="P4" draw:layer="layout" draw:type="curve" draw:line-skew="1.484cm" svg:x1="75.583cm" svg:y1="52.221cm" svg:x2="55.25cm" svg:y2="67.472cm" draw:start-shape="id53" draw:start-glue-point="2" draw:end-shape="id43" draw:end-glue-point="0" svg:d="M75583 52221c0 13665-20333 6040-20333 15251" svg:viewBox="0 0 20334 15252">
          <text:p/>
        </draw:connector>
        <draw:connector draw:style-name="gr4" draw:text-style-name="P4" draw:layer="layout" draw:type="curve" draw:line-skew="-0.63cm" svg:x1="72.884cm" svg:y1="55.827cm" svg:x2="55.25cm" svg:y2="67.472cm" draw:start-shape="id54" draw:start-glue-point="2" draw:end-shape="id43" draw:end-glue-point="0" svg:d="M72884 55827c0 7789-17634 1967-17634 11645" svg:viewBox="0 0 17635 11646">
          <text:p/>
        </draw:connector>
        <draw:connector draw:style-name="gr4" draw:text-style-name="P4" draw:layer="layout" draw:type="curve" svg:x1="69.699cm" svg:y1="76.491cm" svg:x2="56.615cm" svg:y2="74.454cm" draw:start-shape="id55" draw:start-glue-point="0" draw:end-shape="id43" draw:end-glue-point="1" svg:d="M69699 76491c0-1358-4361-2037-13084-2037" svg:viewBox="0 0 13085 2038">
          <text:p/>
        </draw:connector>
        <draw:connector draw:style-name="gr4" draw:text-style-name="P4" draw:layer="layout" draw:type="curve" svg:x1="51.662cm" svg:y1="20.885cm" svg:x2="43.004cm" svg:y2="11.264cm" draw:start-shape="id14" draw:start-glue-point="0" draw:end-shape="id49" draw:end-glue-point="1" svg:d="M51662 20885c0-6414-2886-9621-8658-9621" svg:viewBox="0 0 8659 9622">
          <text:p/>
        </draw:connector>
        <draw:connector draw:style-name="gr4" draw:text-style-name="P4" draw:layer="layout" draw:type="curve" draw:line-skew="-0.477cm" svg:x1="63.799cm" svg:y1="55.65cm" svg:x2="55.25cm" svg:y2="67.472cm" draw:start-shape="id8" draw:start-glue-point="2" draw:end-shape="id43" draw:end-glue-point="0" svg:d="M63799 55650c0 8151-8549 2240-8549 11822" svg:viewBox="0 0 8550 11823">
          <text:p/>
        </draw:connector>
        <draw:connector draw:style-name="gr4" draw:text-style-name="P4" draw:layer="layout" draw:type="curve" svg:x1="30.354cm" svg:y1="47.521cm" svg:x2="36.209cm" svg:y2="51.163cm" draw:start-shape="id51" draw:start-glue-point="2" draw:end-shape="id5" draw:end-glue-point="3" svg:d="M30354 47521c0 2428 1951 3642 5855 3642" svg:viewBox="0 0 5856 3643">
          <text:p/>
        </draw:connector>
        <draw:connector draw:style-name="gr4" draw:text-style-name="P4" draw:layer="layout" draw:type="curve" svg:x1="2.2cm" svg:y1="43.045cm" svg:x2="53.886cm" svg:y2="74.454cm" draw:start-shape="id15" draw:start-glue-point="2" draw:end-shape="id43" draw:end-glue-point="3" svg:d="M2200 43045c0 20940 17228 31409 51686 31409" svg:viewBox="0 0 51687 31410">
          <text:p/>
        </draw:connector>
        <draw:connector draw:style-name="gr4" draw:text-style-name="P4" draw:layer="layout" draw:type="curve" svg:x1="15.75cm" svg:y1="64.139cm" svg:x2="53.886cm" svg:y2="74.454cm" draw:start-shape="id1" draw:start-glue-point="2" draw:end-shape="id43" draw:end-glue-point="3" svg:d="M15750 64139c0 6877 12712 10315 38136 10315" svg:viewBox="0 0 38137 10316">
          <text:p/>
        </draw:connector>
        <draw:connector draw:style-name="gr4" draw:text-style-name="P4" draw:layer="layout" draw:type="curve" svg:x1="96.544cm" svg:y1="46.068cm" svg:x2="59.5cm" svg:y2="32.445cm" draw:start-shape="id26" draw:start-glue-point="0" draw:end-shape="id7" draw:end-glue-point="1" svg:d="M96544 46068c0-9082-12348-13623-37044-13623" svg:viewBox="0 0 37045 13624">
          <text:p/>
        </draw:connector>
        <draw:connector draw:style-name="gr4" draw:text-style-name="P4" draw:layer="layout" draw:type="curve" svg:x1="116.05cm" svg:y1="52.467cm" svg:x2="43.004cm" svg:y2="11.264cm" draw:start-shape="id56" draw:start-glue-point="0" draw:end-shape="id49" draw:end-glue-point="1" svg:d="M116050 52467c0-27469-24348-41203-73046-41203" svg:viewBox="0 0 73047 41204">
          <text:p/>
        </draw:connector>
        <draw:connector draw:style-name="gr4" draw:text-style-name="P4" draw:layer="layout" draw:type="curve" svg:x1="85.742cm" svg:y1="46.4cm" svg:x2="59.5cm" svg:y2="32.445cm" draw:start-shape="id29" draw:start-glue-point="0" draw:end-shape="id7" draw:end-glue-point="1" svg:d="M85742 46400c0-9304-8747-13955-26242-13955" svg:viewBox="0 0 26243 13956">
          <text:p/>
        </draw:connector>
        <draw:connector draw:style-name="gr4" draw:text-style-name="P4" draw:layer="layout" draw:type="curve" svg:x1="40cm" svg:y1="53.842cm" svg:x2="38.4cm" svg:y2="51.163cm" draw:start-shape="id35" draw:start-glue-point="3" draw:end-shape="id5" draw:end-glue-point="1" svg:d="M40000 53842c-1200 0-400-2679-1600-2679" svg:viewBox="0 0 1601 2680">
          <text:p/>
        </draw:connector>
        <draw:connector draw:style-name="gr4" draw:text-style-name="P4" draw:layer="layout" draw:type="curve" svg:x1="108.726cm" svg:y1="62.6cm" svg:x2="56.615cm" svg:y2="74.454cm" draw:start-shape="id22" draw:start-glue-point="2" draw:end-shape="id43" draw:end-glue-point="1" svg:d="M108726 62600c0 7903-17370 11854-52111 11854" svg:viewBox="0 0 52112 11855">
          <text:p/>
        </draw:connector>
        <draw:connector draw:style-name="gr4" draw:text-style-name="P4" draw:layer="layout" draw:type="curve" svg:x1="106.75cm" svg:y1="54cm" svg:x2="59.5cm" svg:y2="32.445cm" draw:start-shape="id20" draw:start-glue-point="0" draw:end-shape="id7" draw:end-glue-point="1" svg:d="M106750 54000c0-14370-15750-21555-47250-21555" svg:viewBox="0 0 47251 21556">
          <text:p/>
        </draw:connector>
        <draw:connector draw:style-name="gr4" draw:text-style-name="P4" draw:layer="layout" draw:type="curve" svg:x1="106.75cm" svg:y1="54cm" svg:x2="53.025cm" svg:y2="22.942cm" draw:start-shape="id20" draw:start-glue-point="0" draw:end-shape="id14" draw:end-glue-point="1" svg:d="M106750 54000c0-20706-17908-31058-53725-31058" svg:viewBox="0 0 53726 31059">
          <text:p/>
        </draw:connector>
        <draw:connector draw:style-name="gr4" draw:text-style-name="P4" draw:layer="layout" draw:type="curve" svg:x1="53.025cm" svg:y1="22.942cm" svg:x2="64.788cm" svg:y2="26.567cm" draw:start-shape="id14" draw:start-glue-point="1" draw:end-shape="id57" draw:end-glue-point="0" svg:d="M53025 22942c7842 0 11763 1208 11763 3625" svg:viewBox="0 0 11764 3626">
          <text:p/>
        </draw:connector>
        <draw:connector draw:style-name="gr4" draw:text-style-name="P4" draw:layer="layout" draw:type="curve" svg:x1="59.5cm" svg:y1="32.445cm" svg:x2="64.788cm" svg:y2="29.5cm" draw:start-shape="id7" draw:start-glue-point="1" draw:end-shape="id57" draw:end-glue-point="2" svg:d="M59500 32445c3526 0 5288-981 5288-2945" svg:viewBox="0 0 5289 2946">
          <text:p/>
        </draw:connector>
        <draw:connector draw:style-name="gr4" draw:text-style-name="P4" draw:layer="layout" draw:type="curve" draw:line-skew="1.427cm" svg:x1="67.447cm" svg:y1="53.1cm" svg:x2="58.137cm" svg:y2="34.7cm" draw:start-shape="id58" draw:start-glue-point="0" draw:end-shape="id7" draw:end-glue-point="2" svg:d="M67447 53100c0-11659-9310-2460-9310-18400" svg:viewBox="0 0 9311 18401">
          <text:p/>
        </draw:connector>
        <draw:connector draw:style-name="gr4" draw:text-style-name="P4" draw:layer="layout" draw:type="curve" draw:line-skew="-0.836cm" svg:x1="67.447cm" svg:y1="55.639cm" svg:x2="55.25cm" svg:y2="67.472cm" draw:start-shape="id58" draw:start-glue-point="2" draw:end-shape="id43" draw:end-glue-point="0" svg:d="M67447 55639c0 7621-12197 1705-12197 11833" svg:viewBox="0 0 12198 11834">
          <text:p/>
        </draw:connector>
        <draw:connector draw:style-name="gr4" draw:text-style-name="P4" draw:layer="layout" draw:type="curve" svg:x1="99.397cm" svg:y1="48.177cm" svg:x2="56.615cm" svg:y2="74.454cm" draw:start-shape="id59" draw:start-glue-point="2" draw:end-shape="id43" draw:end-glue-point="1" svg:d="M99397 48177c0 17518-14260 26277-42782 26277" svg:viewBox="0 0 42783 26278">
          <text:p/>
        </draw:connector>
        <draw:connector draw:style-name="gr4" draw:text-style-name="P4" draw:layer="layout" draw:type="curve" svg:x1="99.397cm" svg:y1="42.88cm" svg:x2="59.5cm" svg:y2="32.445cm" draw:start-shape="id59" draw:start-glue-point="0" draw:end-shape="id7" draw:end-glue-point="1" svg:d="M99397 42880c0-6957-13299-10435-39897-10435" svg:viewBox="0 0 39898 10436">
          <text:p/>
        </draw:connector>
        <draw:connector draw:style-name="gr4" draw:text-style-name="P4" draw:layer="layout" draw:type="curve" svg:x1="99.397cm" svg:y1="42.88cm" svg:x2="53.025cm" svg:y2="22.942cm" draw:start-shape="id59" draw:start-glue-point="0" draw:end-shape="id14" draw:end-glue-point="1" svg:d="M99397 42880c0-13292-15457-19938-46372-19938" svg:viewBox="0 0 46373 19939">
          <text:p/>
        </draw:connector>
        <draw:connector draw:style-name="gr4" draw:text-style-name="P4" draw:layer="layout" draw:type="curve" svg:x1="99.397cm" svg:y1="48.177cm" svg:x2="95.846cm" svg:y2="51.963cm" draw:start-shape="id59" draw:start-glue-point="2" draw:end-shape="id27" draw:end-glue-point="1" svg:d="M99397 48177c0 2524-1183 3786-3551 3786" svg:viewBox="0 0 3552 3787">
          <text:p/>
        </draw:connector>
        <draw:connector draw:style-name="gr4" draw:text-style-name="P4" draw:layer="layout" draw:type="curve" svg:x1="99.397cm" svg:y1="48.177cm" svg:x2="99.7cm" svg:y2="58.1cm" draw:start-shape="id59" draw:start-glue-point="2" draw:end-shape="id18" draw:end-glue-point="0" svg:d="M99397 48177c0 7443 303 2482 303 9923" svg:viewBox="0 0 304 9924">
          <text:p/>
        </draw:connector>
        <draw:connector draw:style-name="gr4" draw:text-style-name="P4" draw:layer="layout" draw:type="curve" svg:x1="99.397cm" svg:y1="42.88cm" svg:x2="43.004cm" svg:y2="11.264cm" draw:start-shape="id59" draw:start-glue-point="0" draw:end-shape="id49" draw:end-glue-point="1" svg:d="M99397 42880c0-21078-18797-31616-56393-31616" svg:viewBox="0 0 56394 31617">
          <text:p/>
        </draw:connector>
        <draw:connector draw:style-name="gr4" draw:text-style-name="P4" draw:layer="layout" draw:type="curve" draw:line-skew="4.489cm" svg:x1="11.712cm" svg:y1="58.561cm" svg:x2="13.439cm" svg:y2="45.285cm" draw:start-shape="id2" draw:start-glue-point="0" draw:end-shape="id23" draw:end-glue-point="2" svg:d="M11712 58561c0-3223 1727 3414 1727-13276" svg:viewBox="0 0 1728 13277">
          <text:p/>
        </draw:connector>
        <draw:connector draw:style-name="gr4" draw:text-style-name="P4" draw:layer="layout" draw:type="curve" draw:line-skew="4.131cm" svg:x1="11.712cm" svg:y1="58.561cm" svg:x2="5.155cm" svg:y2="45.312cm" draw:start-shape="id2" draw:start-glue-point="0" draw:end-shape="id25" draw:end-glue-point="2" svg:d="M11712 58561c0-3739-6557 2885-6557-13249" svg:viewBox="0 0 6558 13250">
          <text:p/>
        </draw:connector>
        <draw:connector draw:style-name="gr4" draw:text-style-name="P4" draw:layer="layout" draw:type="curve" svg:x1="13.439cm" svg:y1="39.2cm" svg:x2="56.775cm" svg:y2="32.445cm" draw:start-shape="id23" draw:start-glue-point="0" draw:end-shape="id7" draw:end-glue-point="3" svg:d="M13439 39200c0-4504 14445-6755 43336-6755" svg:viewBox="0 0 43337 6756">
          <text:p/>
        </draw:connector>
        <draw:connector draw:style-name="gr4" draw:text-style-name="P4" draw:layer="layout" draw:type="curve" svg:x1="5.155cm" svg:y1="39.227cm" svg:x2="56.775cm" svg:y2="32.445cm" draw:start-shape="id25" draw:start-glue-point="0" draw:end-shape="id7" draw:end-glue-point="3" svg:d="M5155 39227c0-4522 17206-6782 51620-6782" svg:viewBox="0 0 51621 6783">
          <text:p/>
        </draw:connector>
        <draw:connector draw:style-name="gr4" draw:text-style-name="P4" draw:layer="layout" draw:type="curve" svg:x1="5.155cm" svg:y1="39.227cm" svg:x2="50.3cm" svg:y2="22.942cm" draw:start-shape="id25" draw:start-glue-point="0" draw:end-shape="id14" draw:end-glue-point="3" svg:d="M5155 39227c0-10857 15048-16285 45145-16285" svg:viewBox="0 0 45146 16286">
          <text:p/>
        </draw:connector>
        <draw:connector draw:style-name="gr4" draw:text-style-name="P4" draw:layer="layout" draw:type="curve" svg:x1="13.439cm" svg:y1="39.2cm" svg:x2="50.3cm" svg:y2="22.942cm" draw:start-shape="id23" draw:start-glue-point="0" draw:end-shape="id14" draw:end-glue-point="3" svg:d="M13439 39200c0-10839 12287-16258 36861-16258" svg:viewBox="0 0 36862 16259">
          <text:p/>
        </draw:connector>
        <draw:frame draw:style-name="gr65" draw:text-style-name="P21" draw:layer="layout" svg:width="116.9cm" svg:height="4.036cm" svg:x="1cm" svg:y="1cm">
          <draw:text-box>
            <text:p text:style-name="P20"><text:span text:style-name="T5">S</text:span><text:span text:style-name="T5">W</text:span><text:span text:style-name="T5">A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 </text:span><text:span text:style-name="T5">(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connector draw:style-name="gr4" draw:text-style-name="P4" draw:layer="layout" draw:type="curve" svg:x1="51.662cm" svg:y1="20.885cm" svg:x2="50.643cm" svg:y2="19.58cm" draw:start-shape="id14" draw:start-glue-point="0" draw:end-shape="id60" svg:d="M51662 20885c0-870-339-1305-1019-1305" svg:viewBox="0 0 1020 1306">
          <text:p/>
        </draw:connector>
        <draw:frame draw:style-name="gr66" draw:text-style-name="P16" xml:id="id31" draw:id="id31" draw:layer="layout" svg:width="5.493cm" svg:height="3.327cm" svg:x="85.991cm" svg:y="50.3cm">
          <draw:text-box>
            <text:p text:style-name="P1"><text:span text:style-name="T1">m</text:span><text:span text:style-name="T1">s</text:span><text:span text:style-name="T1">g</text:span><text:span text:style-name="T1">_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_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d</text:span></text:p>
            <text:p text:style-name="P1"><text:span text:style-name="T2">M</text:span><text:span text:style-name="T2">s</text:span><text:span text:style-name="T2">g</text:span><text:span text:style-name="T2">C</text:span><text:span text:style-name="T2">o</text:span><text:span text:style-name="T2">d</text:span></text:p>
            <text:p text:style-name="P1"><text:span text:style-name="T2">S</text:span><text:span text:style-name="T2">u</text:span><text:span text:style-name="T2">b</text:span><text:span text:style-name="T2">j</text:span><text:span text:style-name="T2">e</text:span><text:span text:style-name="T2">c</text:span><text:span text:style-name="T2">t</text:span></text:p>
            <text:p text:style-name="P1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N</text:span><text:span text:style-name="T2">a</text:span><text:span text:style-name="T2">m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I</text:span><text:span text:style-name="T2">m</text:span><text:span text:style-name="T2">a</text:span><text:span text:style-name="T2">g</text:span><text:span text:style-name="T2">e</text:span><text:span text:style-name="T2">U</text:span><text:span text:style-name="T2">R</text:span><text:span text:style-name="T2">L</text:span></text:p>
          </draw:text-box>
        </draw:frame>
        <draw:frame draw:style-name="gr67" draw:text-style-name="P3" xml:id="id16" draw:id="id16" draw:layer="layout" svg:width="5.701cm" svg:height="7.661cm" svg:x="89.099cm" svg:y="41.339cm">
          <draw:text-box>
            <text:p text:style-name="P1"><text:span text:style-name="T1">exam_an</text:span><text:span text:style-name="T1">nounce</text:span><text:span text:style-name="T1">ments</text:span></text:p>
            <text:p text:style-name="P1"><text:span text:style-name="T2">ExaCod</text:span></text:p>
            <text:p text:style-name="P1"><text:span text:style-name="T2">CrsCod</text:span></text:p>
            <text:p text:style-name="P1"><text:span text:style-name="T2">Status</text:span></text:p>
            <text:p text:style-name="P1"><text:span text:style-name="T2">NumNotif</text:span></text:p>
            <text:p text:style-name="P1"><text:span text:style-name="T2">CrsFullName</text:span></text:p>
            <text:p text:style-name="P1"><text:span text:style-name="T2">Year</text:span></text:p>
            <text:p text:style-name="P1"><text:span text:style-name="T2">ExamSession</text:span></text:p>
            <text:p text:style-name="P1"><text:span text:style-name="T2">CallDate</text:span></text:p>
            <text:p text:style-name="P1"><text:span text:style-name="T2">ExamDate</text:span></text:p>
            <text:p text:style-name="P1"><text:span text:style-name="T2">Duration</text:span></text:p>
            <text:p text:style-name="P1"><text:span text:style-name="T2">Place</text:span></text:p>
            <text:p text:style-name="P1"><text:span text:style-name="T2">ExamMode</text:span></text:p>
            <text:p text:style-name="P1"><text:span text:style-name="T2">Structure</text:span></text:p>
            <text:p text:style-name="P1"><text:span text:style-name="T2">DocRequired</text:span></text:p>
            <text:p text:style-name="P1"><text:span text:style-name="T2">MatRequired</text:span></text:p>
            <text:p text:style-name="P1"><text:span text:style-name="T2">MatAllowed</text:span></text:p>
            <text:p text:style-name="P1"><text:span text:style-name="T2">OtherInfo</text:span></text:p>
          </draw:text-box>
        </draw:frame>
        <draw:connector draw:style-name="gr4" draw:text-style-name="P4" draw:layer="layout" draw:type="curve" svg:x1="41.4cm" svg:y1="9.4cm" svg:x2="36.1cm" svg:y2="5.881cm" draw:start-shape="id49" draw:start-glue-point="0" draw:end-shape="id48" draw:end-glue-point="1" svg:d="M41400 9400c0-2346-1766-3519-5300-3519" svg:viewBox="0 0 5301 3520">
          <text:p/>
        </draw:connector>
        <draw:connector draw:style-name="gr4" draw:text-style-name="P4" draw:layer="layout" draw:type="curve" svg:x1="79.926cm" svg:y1="41.3cm" svg:x2="59.5cm" svg:y2="32.445cm" draw:start-shape="id40" draw:start-glue-point="0" draw:end-shape="id7" draw:end-glue-point="1" svg:d="M79926 41300c0-5904-6808-8855-20426-8855" svg:viewBox="0 0 20427 8856">
          <text:p/>
        </draw:connector>
        <draw:connector draw:style-name="gr4" draw:text-style-name="P4" draw:layer="layout" draw:type="curve" svg:x1="79.926cm" svg:y1="41.3cm" svg:x2="53.025cm" svg:y2="22.942cm" draw:start-shape="id40" draw:start-glue-point="0" draw:end-shape="id14" draw:end-glue-point="1" svg:d="M79926 41300c0-12239-8967-18358-26901-18358" svg:viewBox="0 0 26902 18359">
          <text:p/>
        </draw:connector>
        <draw:frame draw:style-name="gr68" draw:text-style-name="P18" xml:id="id65" draw:id="id65" draw:layer="layout" svg:width="2.294cm" svg:height="6.085cm" svg:x="53.906cm" svg:y="34.015cm">
          <draw:text-box>
            <text:p text:style-name="P1"><text:span text:style-name="T1">s</text:span><text:span text:style-name="T1">u</text:span><text:span text:style-name="T1">r</text:span><text:span text:style-name="T1">v</text:span><text:span text:style-name="T1">e</text:span><text:span text:style-name="T1">y</text:span><text:span text:style-name="T1">s</text:span></text:p>
            <text:p text:style-name="P1"><text:span text:style-name="T2">S</text:span><text:span text:style-name="T2">v</text:span><text:span text:style-name="T2">y</text:span><text:span text:style-name="T2">C</text:span><text:span text:style-name="T2">o</text:span><text:span text:style-name="T2">d</text:span></text:p>
            <text:p text:style-name="P1"><text:span text:style-name="T2">S</text:span><text:span text:style-name="T2">c</text:span><text:span text:style-name="T2">o</text:span><text:span text:style-name="T2">p</text:span><text:span text:style-name="T2">e</text:span></text:p>
            <text:p text:style-name="P1"><text:span text:style-name="T2">C</text:span><text:span text:style-name="T2">o</text:span><text:span text:style-name="T2">d</text:span></text:p>
            <text:p text:style-name="P1"><text:span text:style-name="T2">D</text:span><text:span text:style-name="T2">e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H</text:span><text:span text:style-name="T2">i</text:span><text:span text:style-name="T2">d</text:span><text:span text:style-name="T2">d</text:span><text:span text:style-name="T2">e</text:span><text:span text:style-name="T2">n</text:span></text:p>
            <text:p text:style-name="P1"><text:span text:style-name="T2">N</text:span><text:span text:style-name="T2">u</text:span><text:span text:style-name="T2">m</text:span><text:span text:style-name="T2">N</text:span><text:span text:style-name="T2">o</text:span><text:span text:style-name="T2">t</text:span><text:span text:style-name="T2">i</text:span><text:span text:style-name="T2">f</text:span></text:p>
            <text:p text:style-name="P1"><text:span text:style-name="T2">R</text:span><text:span text:style-name="T2">o</text:span><text:span text:style-name="T2">l</text:span><text:span text:style-name="T2">e</text:span><text:span text:style-name="T2">s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E</text:span><text:span text:style-name="T2">n</text:span><text:span text:style-name="T2">d</text:span><text:span text:style-name="T2">T</text:span><text:span text:style-name="T2">i</text:span><text:span text:style-name="T2">m</text:span><text:span text:style-name="T2">e</text:span></text:p>
            <text:p text:style-name="P1"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T</text:span><text:span text:style-name="T2">x</text:span><text:span text:style-name="T2">t</text:span></text:p>
          </draw:text-box>
        </draw:frame>
        <draw:frame draw:style-name="gr69" draw:text-style-name="P18" xml:id="id62" draw:id="id62" draw:layer="layout" svg:width="3.326cm" svg:height="2.539cm" svg:x="51.174cm" svg:y="44.761cm">
          <draw:text-box>
            <text:p text:style-name="P1"><text:span text:style-name="T1">s</text:span><text:span text:style-name="T1">v</text:span><text:span text:style-name="T1">y</text:span><text:span text:style-name="T1">_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s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A</text:span><text:span text:style-name="T2">n</text:span><text:span text:style-name="T2">s</text:span><text:span text:style-name="T2">I</text:span><text:span text:style-name="T2">n</text:span><text:span text:style-name="T2">d</text:span></text:p>
            <text:p text:style-name="P1"><text:span text:style-name="T2">N</text:span><text:span text:style-name="T2">u</text:span><text:span text:style-name="T2">m</text:span><text:span text:style-name="T2">U</text:span><text:span text:style-name="T2">s</text:span><text:span text:style-name="T2">r</text:span><text:span text:style-name="T2">s</text:span></text:p>
            <text:p text:style-name="P1"><text:span text:style-name="T2">A</text:span><text:span text:style-name="T2">n</text:span><text:span text:style-name="T2">s</text:span><text:span text:style-name="T2">w</text:span><text:span text:style-name="T2">e</text:span><text:span text:style-name="T2">r</text:span></text:p>
          </draw:text-box>
        </draw:frame>
        <draw:frame draw:style-name="gr70" draw:text-style-name="P18" xml:id="id61" draw:id="id61" draw:layer="layout" svg:width="2.267cm" svg:height="1.761cm" svg:x="49.933cm" svg:y="38.3cm">
          <draw:text-box>
            <text:p text:style-name="P1"><text:span text:style-name="T1">svy_gr</text:span><text:span text:style-name="T1">p</text:span></text:p>
            <text:p text:style-name="P1"><text:span text:style-name="T2">SvyCod</text:span></text:p>
            <text:p text:style-name="P1"><text:span text:style-name="T2">GrpCod</text:span></text:p>
          </draw:text-box>
        </draw:frame>
        <draw:frame draw:style-name="gr71" draw:text-style-name="P18" xml:id="id63" draw:id="id63" draw:layer="layout" svg:width="3.728cm" svg:height="2.933cm" svg:x="52.2cm" svg:y="40.9cm">
          <draw:text-box>
            <text:p text:style-name="P1"><text:span text:style-name="T1">s</text:span><text:span text:style-name="T1">v</text:span><text:span text:style-name="T1">y</text:span><text:span text:style-name="T1">_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S</text:span><text:span text:style-name="T2">v</text:span><text:span text:style-name="T2">y</text:span><text:span text:style-name="T2">C</text:span><text:span text:style-name="T2">o</text:span><text:span text:style-name="T2">d</text:span></text:p>
            <text:p text:style-name="P1"><text:span text:style-name="T2">Q</text:span><text:span text:style-name="T2">s</text:span><text:span text:style-name="T2">t</text:span><text:span text:style-name="T2">I</text:span><text:span text:style-name="T2">n</text:span><text:span text:style-name="T2">d</text:span></text:p>
            <text:p text:style-name="P1"><text:span text:style-name="T2">A</text:span><text:span text:style-name="T2">n</text:span><text:span text:style-name="T2">s</text:span><text:span text:style-name="T2">T</text:span><text:span text:style-name="T2">y</text:span><text:span text:style-name="T2">p</text:span><text:span text:style-name="T2">e</text:span></text:p>
            <text:p text:style-name="P1"><text:span text:style-name="T2">S</text:span><text:span text:style-name="T2">t</text:span><text:span text:style-name="T2">e</text:span><text:span text:style-name="T2">m</text:span></text:p>
          </draw:text-box>
        </draw:frame>
        <draw:frame draw:style-name="gr72" draw:text-style-name="P18" xml:id="id64" draw:id="id64" draw:layer="layout" svg:width="2.686cm" svg:height="1.761cm" svg:x="50cm" svg:y="47.839cm">
          <draw:text-box>
            <text:p text:style-name="P1"><text:span text:style-name="T1">svy_users</text:span></text:p>
            <text:p text:style-name="P1"><text:span text:style-name="T2">SvyCod</text:span></text:p>
            <text:p text:style-name="P1"><text:span text:style-name="T2">UsrCod</text:span></text:p>
          </draw:text-box>
        </draw:frame>
        <draw:connector draw:style-name="gr4" draw:text-style-name="P4" draw:layer="layout" draw:type="curve" svg:x1="38.4cm" svg:y1="51.163cm" svg:x2="51.066cm" svg:y2="40.061cm" draw:start-shape="id5" draw:start-glue-point="1" draw:end-shape="id61" draw:end-glue-point="2" svg:d="M38400 51163c8444 0 12666-3700 12666-11102" svg:viewBox="0 0 12667 11103">
          <text:p/>
        </draw:connector>
        <draw:connector draw:style-name="gr4" draw:text-style-name="P4" draw:layer="layout" draw:type="curve" svg:x1="52.837cm" svg:y1="44.761cm" svg:x2="54.064cm" svg:y2="43.833cm" draw:start-shape="id62" draw:start-glue-point="0" draw:end-shape="id63" draw:end-glue-point="2" svg:d="M52837 44761c0-696 1227-232 1227-928" svg:viewBox="0 0 1228 929">
          <text:p/>
        </draw:connector>
        <draw:connector draw:style-name="gr4" draw:text-style-name="P4" draw:layer="layout" draw:type="curve" draw:line-skew="-0.634cm" svg:x1="52.686cm" svg:y1="48.719cm" svg:x2="56.2cm" svg:y2="37.057cm" draw:start-shape="id64" draw:end-shape="id65" draw:end-glue-point="1" svg:d="M52686 48719c5071 0 3315-11662 3514-11662" svg:viewBox="0 0 3653 11663">
          <text:p/>
        </draw:connector>
        <draw:connector draw:style-name="gr4" draw:text-style-name="P4" draw:layer="layout" draw:type="curve" svg:x1="54.064cm" svg:y1="40.9cm" svg:x2="55.053cm" svg:y2="40.1cm" draw:start-shape="id63" draw:start-glue-point="0" draw:end-shape="id65" draw:end-glue-point="2" svg:d="M54064 40900c0-600 989-200 989-800" svg:viewBox="0 0 990 801">
          <text:p/>
        </draw:connector>
        <draw:connector draw:style-name="gr4" draw:text-style-name="P4" draw:layer="layout" draw:type="curve" svg:x1="55.053cm" svg:y1="34.015cm" svg:x2="56.775cm" svg:y2="32.445cm" draw:start-shape="id65" draw:start-glue-point="0" draw:end-shape="id7" draw:end-glue-point="3" svg:d="M55053 34015c0-1047 574-1570 1722-1570" svg:viewBox="0 0 1723 1571">
          <text:p/>
        </draw:connector>
        <draw:connector draw:style-name="gr4" draw:text-style-name="P4" draw:layer="layout" draw:type="curve" svg:x1="51.066cm" svg:y1="38.3cm" svg:x2="53.906cm" svg:y2="37.057cm" draw:start-shape="id61" draw:start-glue-point="0" draw:end-shape="id65" draw:end-glue-point="3" svg:d="M51066 38300c0-829 946-1243 2840-1243" svg:viewBox="0 0 2841 1244">
          <text:p/>
        </draw:connector>
        <draw:connector draw:style-name="gr4" draw:text-style-name="P4" draw:layer="layout" draw:type="curve" draw:line-skew="2.153cm" svg:x1="55.25cm" svg:y1="67.472cm" svg:x2="51.343cm" svg:y2="49.6cm" draw:start-shape="id43" draw:start-glue-point="0" draw:end-shape="id64" draw:end-glue-point="2" svg:d="M55250 67472c0-10174-3907-1239-3907-17872" svg:viewBox="0 0 3908 17873">
          <text:p/>
        </draw:connector>
        <draw:connector draw:style-name="gr4" draw:text-style-name="P4" draw:layer="layout" draw:type="curve" draw:line-skew="9.45cm" svg:x1="55.25cm" svg:y1="67.472cm" svg:x2="56.2cm" svg:y2="37.057cm" draw:start-shape="id43" draw:start-glue-point="0" draw:end-shape="id65" draw:end-glue-point="1" svg:d="M55250 67472c0-6354 726-5295 1151-11310s550-19105-201-19105" svg:viewBox="0 0 1493 30416">
          <text:p/>
        </draw:connector>
        <draw:connector draw:style-name="gr4" draw:text-style-name="P4" draw:layer="layout" draw:type="curve" svg:x1="55.053cm" svg:y1="34.015cm" svg:x2="53.025cm" svg:y2="22.942cm" draw:start-shape="id65" draw:start-glue-point="0" draw:end-shape="id14" draw:end-glue-point="1" svg:d="M55053 34015c0-7382-676-11073-2028-11073" svg:viewBox="0 0 2029 11074">
          <text:p/>
        </draw:connector>
        <draw:connector draw:style-name="gr73" draw:text-style-name="P22" draw:layer="layout" draw:type="curve" svg:x1="2.2cm" svg:y1="40.9cm" svg:x2="56.775cm" svg:y2="32.445cm" draw:start-shape="id15" draw:start-glue-point="0" draw:end-shape="id7" draw:end-glue-point="3" svg:d="M2200 40900c0-5637 18191-8455 54575-8455" svg:viewBox="0 0 54576 8456">
          <text:p/>
        </draw:connector>
        <draw:frame draw:style-name="gr74" draw:text-style-name="P8" xml:id="id66" draw:id="id66" draw:layer="layout" svg:width="2.741cm" svg:height="4.509cm" svg:x="46.2cm" svg:y="13.691cm">
          <draw:text-box>
            <text:p text:style-name="P1"><text:span text:style-name="T1">centres</text:span></text:p>
            <text:p text:style-name="P1"><text:span text:style-name="T2">CtrCod</text:span></text:p>
            <text:p text:style-name="P1"><text:span text:style-name="T2">InsCod</text:span></text:p>
            <text:p text:style-name="P1"><text:span text:style-name="T2">PlcCod</text:span></text:p>
            <text:p text:style-name="P1"><text:span text:style-name="T2">Status</text:span></text:p>
            <text:p text:style-name="P1"><text:span text:style-name="T2">RequesterUsrCod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WWW</text:span></text:p>
            <text:p text:style-name="P1"><text:span text:style-name="T2">PhotoAttribution</text:span></text:p>
          </draw:text-box>
        </draw:frame>
        <draw:connector draw:style-name="gr75" draw:text-style-name="P22" draw:layer="layout" draw:type="curve" svg:x1="2.2cm" svg:y1="40.9cm" svg:x2="46.2cm" svg:y2="15.945cm" draw:start-shape="id15" draw:start-glue-point="0" draw:end-shape="id66" draw:end-glue-point="3" svg:d="M2200 40900c0-16637 14666-24955 44000-24955" svg:viewBox="0 0 44001 24956">
          <text:p/>
        </draw:connector>
        <draw:connector draw:style-name="gr75" draw:text-style-name="P22" draw:layer="layout" draw:type="curve" svg:x1="2.2cm" svg:y1="40.9cm" svg:x2="39.797cm" svg:y2="11.264cm" draw:start-shape="id15" draw:start-glue-point="0" draw:end-shape="id49" draw:end-glue-point="3" svg:d="M2200 40900c0-19758 12532-29636 37597-29636" svg:viewBox="0 0 37598 29637">
          <text:p/>
        </draw:connector>
        <draw:frame draw:style-name="gr76" draw:text-style-name="P2" xml:id="id67" draw:id="id67" draw:layer="layout" svg:width="2.5cm" svg:height="4.509cm" svg:x="49.5cm" svg:y="75.791cm">
          <draw:text-box>
            <text:p text:style-name="P1"><text:span text:style-name="T1">a</text:span><text:span text:style-name="T1">g</text:span><text:span text:style-name="T1">e</text:span><text:span text:style-name="T1">n</text:span><text:span text:style-name="T1">d</text:span><text:span text:style-name="T1">a</text:span><text:span text:style-name="T1">s</text:span></text:p>
            <text:p text:style-name="P1"><text:span text:style-name="T2">A</text:span><text:span text:style-name="T2">g</text:span><text:span text:style-name="T2">d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u</text:span><text:span text:style-name="T2">b</text:span><text:span text:style-name="T2">l</text:span><text:span text:style-name="T2">i</text:span><text:span text:style-name="T2">c</text:span></text:p>
            <text:p text:style-name="P1"><text:span text:style-name="T2">H</text:span><text:span text:style-name="T2">i</text:span><text:span text:style-name="T2">d</text:span><text:span text:style-name="T2">d</text:span><text:span text:style-name="T2">e</text:span><text:span text:style-name="T2">n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E</text:span><text:span text:style-name="T2">n</text:span><text:span text:style-name="T2">d</text:span><text:span text:style-name="T2">T</text:span><text:span text:style-name="T2">i</text:span><text:span text:style-name="T2">m</text:span><text:span text:style-name="T2">e</text:span></text:p>
            <text:p text:style-name="P1"><text:span text:style-name="T2">E</text:span><text:span text:style-name="T2">v</text:span><text:span text:style-name="T2">e</text:span><text:span text:style-name="T2">n</text:span><text:span text:style-name="T2">t</text:span></text:p>
            <text:p text:style-name="P1"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  <text:p text:style-name="P1"><text:span text:style-name="T2">T</text:span><text:span text:style-name="T2">x</text:span><text:span text:style-name="T2">t</text:span></text:p>
          </draw:text-box>
        </draw:frame>
        <draw:connector draw:style-name="gr75" draw:text-style-name="P22" draw:layer="layout" draw:type="curve" svg:x1="50.75cm" svg:y1="75.791cm" svg:x2="53.886cm" svg:y2="74.454cm" draw:start-shape="id67" draw:start-glue-point="0" draw:end-shape="id43" draw:end-glue-point="3" svg:d="M50750 75791c0-892 1045-1337 3136-1337" svg:viewBox="0 0 3137 1338">
          <text:p/>
        </draw:connector>
        <draw:frame draw:style-name="gr77" draw:text-style-name="P3" xml:id="id68" draw:id="id68" draw:layer="layout" svg:width="2.691cm" svg:height="1.751cm" svg:x="58.109cm" svg:y="67.9cm">
          <draw:text-box>
            <text:p text:style-name="P1"><text:span text:style-name="T1">ann_seen</text:span></text:p>
            <text:p text:style-name="P1"><text:span text:style-name="T2">AnnCod</text:span></text:p>
            <text:p text:style-name="P1"><text:span text:style-name="T2">UsrCod</text:span></text:p>
          </draw:text-box>
        </draw:frame>
        <draw:connector draw:style-name="gr75" draw:text-style-name="P22" draw:layer="layout" draw:type="curve" svg:x1="58.109cm" svg:y1="68.775cm" svg:x2="56.615cm" svg:y2="74.454cm" draw:start-shape="id68" draw:start-glue-point="3" draw:end-shape="id43" draw:end-glue-point="1" svg:d="M58109 68775c-1120 0-374 5679-1494 5679" svg:viewBox="0 0 1495 5680">
          <text:p/>
        </draw:connector>
        <draw:frame draw:style-name="gr78" draw:text-style-name="P3" xml:id="id69" draw:id="id69" draw:layer="layout" svg:width="4.227cm" svg:height="2.933cm" svg:x="60.6cm" svg:y="64.567cm">
          <draw:text-box>
            <text:p text:style-name="P1"><text:span text:style-name="T1">announcemen</text:span><text:span text:style-name="T1">ts</text:span></text:p>
            <text:p text:style-name="P1"><text:span text:style-name="T2">AnnCod</text:span></text:p>
            <text:p text:style-name="P1"><text:span text:style-name="T2">Status</text:span></text:p>
            <text:p text:style-name="P1"><text:span text:style-name="T2">Roles</text:span></text:p>
            <text:p text:style-name="P1"><text:span text:style-name="T2">Subject</text:span></text:p>
            <text:p text:style-name="P1"><text:span text:style-name="T2">Content</text:span></text:p>
          </draw:text-box>
        </draw:frame>
        <draw:connector draw:style-name="gr75" draw:text-style-name="P22" draw:layer="layout" draw:type="curve" svg:x1="59.454cm" svg:y1="67.9cm" svg:x2="60.6cm" svg:y2="66.033cm" draw:start-shape="id68" draw:start-glue-point="0" draw:end-shape="id69" draw:end-glue-point="3" svg:d="M59454 67900c0-1245 382-1867 1146-1867" svg:viewBox="0 0 1147 1868">
          <text:p/>
        </draw:connector>
        <draw:frame draw:style-name="gr79" draw:text-style-name="P23" xml:id="id71" draw:id="id71" draw:layer="layout" svg:width="2.174cm" svg:height="2.933cm" svg:x="47.1cm" svg:y="42.667cm">
          <draw:text-box>
            <text:p text:style-name="P1"><text:span text:style-name="T1">a</text:span><text:span text:style-name="T1">t</text:span><text:span text:style-name="T1">t</text:span><text:span text:style-name="T1">_</text:span><text:span text:style-name="T1">u</text:span><text:span text:style-name="T1">s</text:span><text:span text:style-name="T1">r</text:span></text:p>
            <text:p text:style-name="P1"><text:span text:style-name="T2">A</text:span><text:span text:style-name="T2">t</text:span><text:span text:style-name="T2">t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/text:p>
            <text:p text:style-name="P1"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text:span text:style-name="T2">t</text:span><text:span text:style-name="T2">d</text:span></text:p>
            <text:p text:style-name="P1"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T</text:span><text:span text:style-name="T2">c</text:span><text:span text:style-name="T2">h</text:span></text:p>
          </draw:text-box>
        </draw:frame>
        <draw:frame draw:style-name="gr80" draw:text-style-name="P23" xml:id="id72" draw:id="id72" draw:layer="layout" svg:width="3.038cm" svg:height="4.509cm" svg:x="46.1cm" svg:y="34.3cm">
          <draw:text-box>
            <text:p text:style-name="P1"><text:span text:style-name="T1">a</text:span><text:span text:style-name="T1">t</text:span><text:span text:style-name="T1">t</text:span><text:span text:style-name="T1">_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/text:p>
            <text:p text:style-name="P1"><text:span text:style-name="T2">A</text:span><text:span text:style-name="T2">t</text:span><text:span text:style-name="T2">t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H</text:span><text:span text:style-name="T2">i</text:span><text:span text:style-name="T2">d</text:span><text:span text:style-name="T2">d</text:span><text:span text:style-name="T2">e</text:span><text:span text:style-name="T2">n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S</text:span><text:span text:style-name="T2">t</text:span><text:span text:style-name="T2">a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E</text:span><text:span text:style-name="T2">n</text:span><text:span text:style-name="T2">d</text:span><text:span text:style-name="T2">T</text:span><text:span text:style-name="T2">i</text:span><text:span text:style-name="T2">m</text:span><text:span text:style-name="T2">e</text:span></text:p>
            <text:p text:style-name="P1"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T</text:span><text:span text:style-name="T2">c</text:span><text:span text:style-name="T2">h</text:span><text:span text:style-name="T2">V</text:span><text:span text:style-name="T2">i</text:span><text:span text:style-name="T2">s</text:span><text:span text:style-name="T2">i</text:span><text:span text:style-name="T2">b</text:span><text:span text:style-name="T2">l</text:span><text:span text:style-name="T2">e</text:span></text:p>
            <text:p text:style-name="P1"><text:span text:style-name="T2">T</text:span><text:span text:style-name="T2">i</text:span><text:span text:style-name="T2">t</text:span><text:span text:style-name="T2">l</text:span><text:span text:style-name="T2">e</text:span></text:p>
            <text:p text:style-name="P1"><text:span text:style-name="T2">T</text:span><text:span text:style-name="T2">x</text:span><text:span text:style-name="T2">t</text:span></text:p>
          </draw:text-box>
        </draw:frame>
        <draw:frame draw:style-name="gr81" draw:text-style-name="P23" xml:id="id70" draw:id="id70" draw:layer="layout" svg:width="2.217cm" svg:height="1.761cm" svg:x="45.583cm" svg:y="40.6cm">
          <draw:text-box>
            <text:p text:style-name="P1"><text:span text:style-name="T1">att_grp</text:span></text:p>
            <text:p text:style-name="P1"><text:span text:style-name="T2">AttCod</text:span></text:p>
            <text:p text:style-name="P1"><text:span text:style-name="T2">GrpCod</text:span></text:p>
          </draw:text-box>
        </draw:frame>
        <draw:connector draw:style-name="gr75" draw:text-style-name="P22" draw:layer="layout" draw:type="curve" svg:x1="46.691cm" svg:y1="42.361cm" svg:x2="38.4cm" svg:y2="51.163cm" draw:start-shape="id70" draw:start-glue-point="2" draw:end-shape="id5" draw:end-glue-point="1" svg:d="M46691 42361c0 5868-2763 8802-8291 8802" svg:viewBox="0 0 8292 8803">
          <text:p/>
        </draw:connector>
        <draw:connector draw:style-name="gr75" draw:text-style-name="P22" draw:layer="layout" draw:type="curve" draw:line-skew="-0.926cm" svg:x1="48.187cm" svg:y1="42.667cm" svg:x2="47.619cm" svg:y2="38.809cm" draw:start-shape="id71" draw:start-glue-point="0" draw:end-shape="id72" svg:d="M48187 42667c0-4282-568-2354-568-3858" svg:viewBox="0 0 569 3859">
          <text:p/>
        </draw:connector>
        <draw:connector draw:style-name="gr75" draw:text-style-name="P22" draw:layer="layout" draw:type="curve" svg:x1="48.187cm" svg:y1="45.6cm" svg:x2="53.886cm" svg:y2="74.454cm" draw:start-shape="id71" draw:start-glue-point="2" draw:end-shape="id43" draw:end-glue-point="3" svg:d="M48187 45600c0 19236 1899 28854 5699 28854" svg:viewBox="0 0 5700 28855">
          <text:p/>
        </draw:connector>
        <draw:connector draw:style-name="gr75" draw:text-style-name="P22" draw:layer="layout" draw:type="curve" svg:x1="56.775cm" svg:y1="32.445cm" svg:x2="47.619cm" svg:y2="34.3cm" draw:start-shape="id7" draw:start-glue-point="3" draw:end-shape="id72" draw:end-glue-point="0" svg:d="M56775 32445c-6104 0-9156 618-9156 1855" svg:viewBox="0 0 9157 1856">
          <text:p/>
        </draw:connector>
        <draw:frame draw:style-name="gr82" draw:text-style-name="P8" xml:id="id74" draw:id="id74" draw:layer="layout" svg:width="2.382cm" svg:height="3.327cm" svg:x="8.318cm" svg:y="47.9cm">
          <draw:text-box>
            <text:p text:style-name="P1"><text:span text:style-name="T1">banners</text:span></text:p>
            <text:p text:style-name="P1"><text:span text:style-name="T2">BanCod</text:span></text:p>
            <text:p text:style-name="P1"><text:span text:style-name="T2">Hidden</text:span></text:p>
            <text:p text:style-name="P1"><text:span text:style-name="T2">ShortName</text:span></text:p>
            <text:p text:style-name="P1"><text:span text:style-name="T2">FullName</text:span></text:p>
            <text:p text:style-name="P1"><text:span text:style-name="T2">Img</text:span></text:p>
            <text:p text:style-name="P1"><text:span text:style-name="T2">WWW</text:span></text:p>
          </draw:text-box>
        </draw:frame>
        <draw:frame draw:style-name="gr83" draw:text-style-name="P14" xml:id="id73" draw:id="id73" draw:layer="layout" svg:width="3.355cm" svg:height="1.751cm" svg:x="7.845cm" svg:y="45.849cm">
          <draw:text-box>
            <text:p text:style-name="P1"><text:span text:style-name="T1">log_ban</text:span><text:span text:style-name="T1">ners</text:span></text:p>
            <text:p text:style-name="P1"><text:span text:style-name="T2">LogCod</text:span></text:p>
            <text:p text:style-name="P1"><text:span text:style-name="T2">BanCod</text:span></text:p>
          </draw:text-box>
        </draw:frame>
        <draw:connector draw:style-name="gr75" draw:text-style-name="P22" draw:layer="layout" draw:type="curve" svg:x1="7.845cm" svg:y1="46.724cm" svg:x2="5.155cm" svg:y2="45.312cm" draw:start-shape="id73" draw:start-glue-point="3" draw:end-shape="id25" draw:end-glue-point="2" svg:d="M7845 46724c-1794 0-2690-470-2690-1412" svg:viewBox="0 0 2691 1413">
          <text:p/>
        </draw:connector>
        <draw:connector draw:style-name="gr75" draw:text-style-name="P22" draw:layer="layout" draw:type="curve" svg:x1="11.2cm" svg:y1="46.724cm" svg:x2="13.439cm" svg:y2="45.285cm" draw:start-shape="id73" draw:start-glue-point="1" draw:end-shape="id23" draw:end-glue-point="2" svg:d="M11200 46724c1493 0 2239-479 2239-1439" svg:viewBox="0 0 2240 1440">
          <text:p/>
        </draw:connector>
        <draw:connector draw:style-name="gr75" draw:text-style-name="P22" draw:layer="layout" draw:type="curve" svg:x1="9.509cm" svg:y1="47.9cm" svg:x2="9.522cm" svg:y2="47.6cm" draw:start-shape="id74" draw:start-glue-point="0" draw:end-shape="id73" draw:end-glue-point="2" svg:d="M9509 47900c0-225 13-75 13-300" svg:viewBox="0 0 14 301">
          <text:p/>
        </draw:connector>
        <draw:frame draw:style-name="gr84" draw:text-style-name="P2" xml:id="id75" draw:id="id75" draw:layer="layout" svg:width="4.452cm" svg:height="1.751cm" svg:x="44.348cm" svg:y="75.849cm">
          <draw:text-box>
            <text:p text:style-name="P1"><text:span text:style-name="T1">birthd</text:span><text:span text:style-name="T1">ays_to</text:span><text:span text:style-name="T1">day</text:span></text:p>
            <text:p text:style-name="P1"><text:span text:style-name="T2">UsrCod</text:span></text:p>
            <text:p text:style-name="P1"><text:span text:style-name="T2">Today</text:span></text:p>
          </draw:text-box>
        </draw:frame>
        <draw:connector draw:style-name="gr75" draw:text-style-name="P22" draw:layer="layout" draw:type="curve" svg:x1="46.574cm" svg:y1="75.849cm" svg:x2="53.886cm" svg:y2="74.454cm" draw:start-shape="id75" draw:start-glue-point="0" draw:end-shape="id43" draw:end-glue-point="3" svg:d="M46574 75849c0-930 2437-1395 7312-1395" svg:viewBox="0 0 7313 1396">
          <text:p/>
        </draw:connector>
        <draw:connector draw:style-name="gr75" draw:text-style-name="P22" draw:layer="layout" draw:type="curve" svg:x1="51.662cm" svg:y1="20.885cm" svg:x2="48.941cm" svg:y2="15.945cm" draw:start-shape="id14" draw:start-glue-point="0" draw:end-shape="id66" draw:end-glue-point="1" svg:d="M51662 20885c0-3294-907-4940-2721-4940" svg:viewBox="0 0 2722 4941">
          <text:p/>
        </draw:connector>
        <draw:connector draw:style-name="gr75" draw:text-style-name="P22" draw:layer="layout" draw:type="curve" svg:x1="47.57cm" svg:y1="13.691cm" svg:x2="43.004cm" svg:y2="11.264cm" draw:start-shape="id66" draw:start-glue-point="0" draw:end-shape="id49" draw:end-glue-point="1" svg:d="M47570 13691c0-1618-1522-2427-4566-2427" svg:viewBox="0 0 4567 2428">
          <text:p/>
        </draw:connector>
        <draw:connector draw:style-name="gr75" draw:text-style-name="P22" draw:layer="layout" draw:type="curve" svg:x1="46.2cm" svg:y1="15.945cm" svg:x2="53.886cm" svg:y2="74.454cm" draw:start-shape="id66" draw:start-glue-point="3" draw:end-shape="id43" draw:end-glue-point="3" svg:d="M46200 15945c-751 0-4594 58509 7686 58509" svg:viewBox="0 0 8846 58510">
          <text:p/>
        </draw:connector>
        <draw:frame draw:style-name="gr85" draw:text-style-name="P14" xml:id="id76" draw:id="id76" draw:layer="layout" svg:width="2.229cm" svg:height="1.751cm" svg:x="60.1cm" svg:y="29.5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l</text:span><text:span text:style-name="T1">a</text:span><text:span text:style-name="T1">s</text:span><text:span text:style-name="T1">t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</draw:text-box>
        </draw:frame>
        <draw:connector draw:style-name="gr75" draw:text-style-name="P22" draw:layer="layout" draw:type="curve" svg:x1="59.5cm" svg:y1="32.445cm" svg:x2="61.214cm" svg:y2="31.251cm" draw:start-shape="id7" draw:start-glue-point="1" draw:end-shape="id76" draw:end-glue-point="2" svg:d="M59500 32445c1143 0 1714-398 1714-1194" svg:viewBox="0 0 1715 1195">
          <text:p/>
        </draw:connector>
        <draw:frame draw:style-name="gr86" draw:text-style-name="P7" xml:id="id77" draw:id="id77" draw:layer="layout" svg:width="4.333cm" svg:height="2.933cm" svg:x="51.867cm" svg:y="53.167cm">
          <draw:text-box>
            <text:p text:style-name="P1"><text:span text:style-name="T1">c</text:span><text:span text:style-name="T1">r</text:span><text:span text:style-name="T1">s</text:span><text:span text:style-name="T1">_</text:span><text:span text:style-name="T1">u</text:span><text:span text:style-name="T1">s</text:span><text:span text:style-name="T1">r</text:span><text:span text:style-name="T1">_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s</text:span></text:p>
            <text:p text:style-name="P1"><text:span text:style-name="T2">R</text:span><text:span text:style-name="T2">e</text:span><text:span text:style-name="T2">q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R</text:span><text:span text:style-name="T2">o</text:span><text:span text:style-name="T2">l</text:span><text:span text:style-name="T2">e</text:span></text:p>
            <text:p text:style-name="P1"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</draw:text-box>
        </draw:frame>
        <draw:connector draw:style-name="gr75" draw:text-style-name="P22" draw:layer="layout" draw:type="curve" draw:line-skew="4.566cm" svg:x1="58.137cm" svg:y1="34.7cm" svg:x2="54.033cm" svg:y2="53.167cm" draw:start-shape="id7" draw:start-glue-point="2" draw:end-shape="id77" draw:end-glue-point="0" svg:d="M58137 34700c0 20700-4104 11467-4104 18467" svg:viewBox="0 0 4105 18468">
          <text:p/>
        </draw:connector>
        <draw:connector draw:style-name="gr75" draw:text-style-name="P22" draw:layer="layout" draw:type="curve" draw:line-skew="-1.627cm" svg:x1="54.033cm" svg:y1="56.1cm" svg:x2="55.25cm" svg:y2="67.472cm" draw:start-shape="id77" draw:start-glue-point="2" draw:end-shape="id43" draw:end-glue-point="0" svg:d="M54033 56100c0 6088 1217 403 1217 11372" svg:viewBox="0 0 1218 11373">
          <text:p/>
        </draw:connector>
        <draw:frame draw:style-name="gr87" draw:text-style-name="P2" draw:layer="layout" svg:width="1.988cm" svg:height="2.145cm" svg:x="102.5cm" svg:y="75.355cm">
          <draw:text-box>
            <text:p text:style-name="P1"><text:span text:style-name="T1">debug</text:span></text:p>
            <text:p text:style-name="P1"><text:span text:style-name="T2">DbgCod</text:span></text:p>
            <text:p text:style-name="P1"><text:span text:style-name="T2">DebugTime</text:span></text:p>
            <text:p text:style-name="P1"><text:span text:style-name="T2">Txt</text:span></text:p>
          </draw:text-box>
        </draw:frame>
        <draw:frame draw:style-name="gr88" draw:text-style-name="P6" xml:id="id78" draw:id="id78" draw:layer="layout" svg:width="4.439cm" svg:height="2.539cm" svg:x="22.961cm" svg:y="43.721cm">
          <draw:text-box>
            <text:p text:style-name="P1"><text:span text:style-name="T1">f</text:span><text:span text:style-name="T1">i</text:span><text:span text:style-name="T1">l</text:span><text:span text:style-name="T1">e</text:span><text:span text:style-name="T1">_</text:span><text:span text:style-name="T1">b</text:span><text:span text:style-name="T1">r</text:span><text:span text:style-name="T1">o</text:span><text:span text:style-name="T1">w</text:span><text:span text:style-name="T1">s</text:span><text:span text:style-name="T1">e</text:span><text:span text:style-name="T1">r</text:span><text:span text:style-name="T1">_</text:span><text:span text:style-name="T1">l</text:span><text:span text:style-name="T1">a</text:span><text:span text:style-name="T1">s</text:span><text:span text:style-name="T1">t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F</text:span><text:span text:style-name="T2">i</text:span><text:span text:style-name="T2">l</text:span><text:span text:style-name="T2">e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/text:p>
            <text:p text:style-name="P1"><text:span text:style-name="T2">C</text:span><text:span text:style-name="T2">o</text:span><text:span text:style-name="T2">d</text:span></text:p>
            <text:p text:style-name="P1"><text:span text:style-name="T2">L</text:span><text:span text:style-name="T2">a</text:span><text:span text:style-name="T2">s</text:span><text:span text:style-name="T2">t</text:span><text:span text:style-name="T2">C</text:span><text:span text:style-name="T2">l</text:span><text:span text:style-name="T2">i</text:span><text:span text:style-name="T2">c</text:span><text:span text:style-name="T2">k</text:span></text:p>
          </draw:text-box>
        </draw:frame>
        <draw:connector draw:style-name="gr75" draw:text-style-name="P22" draw:layer="layout" draw:type="curve" svg:x1="25.18cm" svg:y1="46.26cm" svg:x2="53.886cm" svg:y2="74.454cm" draw:start-shape="id78" draw:start-glue-point="2" draw:end-shape="id43" draw:end-glue-point="3" svg:d="M25180 46260c0 18796 9568 28194 28706 28194" svg:viewBox="0 0 28707 28195">
          <text:p/>
        </draw:connector>
        <draw:frame draw:style-name="gr89" draw:text-style-name="P6" xml:id="id79" draw:id="id79" draw:layer="layout" svg:width="2.551cm" svg:height="2.145cm" svg:x="15.749cm" svg:y="48.055cm">
          <draw:text-box>
            <text:p text:style-name="P1"><text:span text:style-name="T1">file_view</text:span></text:p>
            <text:p text:style-name="P1"><text:span text:style-name="T2">FilCod</text:span></text:p>
            <text:p text:style-name="P1"><text:span text:style-name="T2">UsrCod</text:span></text:p>
            <text:p text:style-name="P1"><text:span text:style-name="T2">NumViews</text:span></text:p>
          </draw:text-box>
        </draw:frame>
        <draw:connector draw:style-name="gr75" draw:text-style-name="P22" draw:layer="layout" draw:type="curve" svg:x1="17.024cm" svg:y1="50.2cm" svg:x2="53.886cm" svg:y2="74.454cm" draw:start-shape="id79" draw:start-glue-point="2" draw:end-shape="id43" draw:end-glue-point="3" svg:d="M17024 50200c0 16170 12287 24254 36862 24254" svg:viewBox="0 0 36863 24255">
          <text:p/>
        </draw:connector>
        <draw:frame draw:style-name="gr90" draw:text-style-name="P6" xml:id="id80" draw:id="id80" draw:layer="layout" svg:width="2.644cm" svg:height="4.903cm" svg:x="17.5cm" svg:y="37.6cm">
          <draw:text-box>
            <text:p text:style-name="P1"><text:span text:style-name="T1">files</text:span></text:p>
            <text:p text:style-name="P1"><text:span text:style-name="T2">FilCod</text:span></text:p>
            <text:p text:style-name="P1"><text:span text:style-name="T2">FileBrowser</text:span></text:p>
            <text:p text:style-name="P1"><text:span text:style-name="T2">Cod</text:span></text:p>
            <text:p text:style-name="P1"><text:span text:style-name="T2">ZoneUsrCod</text:span></text:p>
            <text:p text:style-name="P1"><text:span text:style-name="T2">PublisherUsrC</text:span><text:span text:style-name="T2">od</text:span></text:p>
            <text:p text:style-name="P1"><text:span text:style-name="T2">FileType</text:span></text:p>
            <text:p text:style-name="P1"><text:span text:style-name="T2">Path</text:span></text:p>
            <text:p text:style-name="P1"><text:span text:style-name="T2">Hidden</text:span></text:p>
            <text:p text:style-name="P1"><text:span text:style-name="T2">Public</text:span></text:p>
            <text:p text:style-name="P1"><text:span text:style-name="T2">License</text:span></text:p>
          </draw:text-box>
        </draw:frame>
        <draw:connector draw:style-name="gr75" draw:text-style-name="P22" draw:layer="layout" draw:type="curve" svg:x1="18.822cm" svg:y1="42.503cm" svg:x2="53.886cm" svg:y2="74.454cm" draw:start-shape="id80" draw:start-glue-point="2" draw:end-shape="id43" draw:end-glue-point="3" svg:d="M18822 42503c0 21301 11688 31951 35064 31951" svg:viewBox="0 0 35065 31952">
          <text:p/>
        </draw:connector>
        <draw:connector draw:style-name="gr75" draw:text-style-name="P22" draw:layer="layout" draw:type="curve" svg:x1="18.822cm" svg:y1="42.503cm" svg:x2="36.209cm" svg:y2="51.163cm" draw:start-shape="id80" draw:start-glue-point="2" draw:end-shape="id5" draw:end-glue-point="3" svg:d="M18822 42503c0 5774 5795 8660 17387 8660" svg:viewBox="0 0 17388 8661">
          <text:p/>
        </draw:connector>
        <draw:connector draw:style-name="gr75" draw:text-style-name="P22" draw:layer="layout" draw:type="curve" svg:x1="18.3cm" svg:y1="49.127cm" svg:x2="18.822cm" svg:y2="42.503cm" draw:start-shape="id79" draw:start-glue-point="1" draw:end-shape="id80" svg:d="M18300 49127c348 0 522-2208 522-6624" svg:viewBox="0 0 523 6625">
          <text:p/>
        </draw:connector>
        <draw:connector draw:style-name="gr75" draw:text-style-name="P22" draw:layer="layout" draw:type="curve" svg:x1="18.822cm" svg:y1="37.6cm" svg:x2="56.775cm" svg:y2="32.445cm" draw:start-shape="id80" draw:start-glue-point="0" draw:end-shape="id7" draw:end-glue-point="3" svg:d="M18822 37600c0-3437 12651-5155 37953-5155" svg:viewBox="0 0 37954 5156">
          <text:p/>
        </draw:connector>
        <draw:connector draw:style-name="gr75" draw:text-style-name="P22" draw:layer="layout" draw:type="curve" svg:x1="30.354cm" svg:y1="43.8cm" svg:x2="50.3cm" svg:y2="22.942cm" draw:start-shape="id51" draw:start-glue-point="0" draw:end-shape="id14" draw:end-glue-point="3" svg:d="M30354 43800c0-13906 6648-20858 19946-20858" svg:viewBox="0 0 19947 20859">
          <text:p/>
        </draw:connector>
        <draw:connector draw:style-name="gr75" draw:text-style-name="P22" draw:layer="layout" draw:type="curve" svg:x1="18.822cm" svg:y1="37.6cm" svg:x2="50.3cm" svg:y2="22.942cm" draw:start-shape="id80" draw:start-glue-point="0" draw:end-shape="id14" draw:end-glue-point="3" svg:d="M18822 37600c0-9772 10492-14658 31478-14658" svg:viewBox="0 0 31479 14659">
          <text:p/>
        </draw:connector>
        <draw:connector draw:style-name="gr75" draw:text-style-name="P22" draw:layer="layout" draw:type="curve" svg:x1="30.354cm" svg:y1="43.8cm" svg:x2="46.2cm" svg:y2="15.945cm" draw:start-shape="id51" draw:start-glue-point="0" draw:end-shape="id66" draw:end-glue-point="3" svg:d="M30354 43800c0-18570 5282-27855 15846-27855" svg:viewBox="0 0 15847 27856">
          <text:p/>
        </draw:connector>
        <draw:connector draw:style-name="gr75" draw:text-style-name="P22" draw:layer="layout" draw:type="curve" svg:x1="18.822cm" svg:y1="37.6cm" svg:x2="46.2cm" svg:y2="15.945cm" draw:start-shape="id80" draw:start-glue-point="0" draw:end-shape="id66" draw:end-glue-point="3" svg:d="M18822 37600c0-14437 9126-21655 27378-21655" svg:viewBox="0 0 27379 21656">
          <text:p/>
        </draw:connector>
        <draw:connector draw:style-name="gr75" draw:text-style-name="P22" draw:layer="layout" draw:type="curve" svg:x1="30.354cm" svg:y1="43.8cm" svg:x2="39.797cm" svg:y2="11.264cm" draw:start-shape="id51" draw:start-glue-point="0" draw:end-shape="id49" draw:end-glue-point="3" svg:d="M30354 43800c0-21691 3147-32536 9443-32536" svg:viewBox="0 0 9444 32537">
          <text:p/>
        </draw:connector>
        <draw:connector draw:style-name="gr75" draw:text-style-name="P22" draw:layer="layout" draw:type="curve" svg:x1="18.822cm" svg:y1="37.6cm" svg:x2="39.797cm" svg:y2="11.264cm" draw:start-shape="id80" draw:start-glue-point="0" draw:end-shape="id49" draw:end-glue-point="3" svg:d="M18822 37600c0-17558 6991-26336 20975-26336" svg:viewBox="0 0 20976 26337">
          <text:p/>
        </draw:connector>
        <draw:connector draw:style-name="gr75" draw:text-style-name="P22" draw:layer="layout" draw:type="curve" svg:x1="27.815cm" svg:y1="40.2cm" svg:x2="50.3cm" svg:y2="22.942cm" draw:start-shape="id52" draw:start-glue-point="0" draw:end-shape="id14" draw:end-glue-point="3" svg:d="M27815 40200c0-11506 7495-17258 22485-17258" svg:viewBox="0 0 22486 17259">
          <text:p/>
        </draw:connector>
        <draw:connector draw:style-name="gr75" draw:text-style-name="P22" draw:layer="layout" draw:type="curve" svg:x1="25.18cm" svg:y1="43.721cm" svg:x2="56.775cm" svg:y2="32.445cm" draw:start-shape="id78" draw:start-glue-point="0" draw:end-shape="id7" draw:end-glue-point="3" svg:d="M25180 43721c0-7518 10531-11276 31595-11276" svg:viewBox="0 0 31596 11277">
          <text:p/>
        </draw:connector>
        <draw:connector draw:style-name="gr75" draw:text-style-name="P22" draw:layer="layout" draw:type="curve" svg:x1="25.18cm" svg:y1="43.721cm" svg:x2="50.3cm" svg:y2="22.942cm" draw:start-shape="id78" draw:start-glue-point="0" draw:end-shape="id14" draw:end-glue-point="3" svg:d="M25180 43721c0-13853 8373-20779 25120-20779" svg:viewBox="0 0 25121 20780">
          <text:p/>
        </draw:connector>
        <draw:connector draw:style-name="gr75" draw:text-style-name="P22" draw:layer="layout" draw:type="curve" svg:x1="22.672cm" svg:y1="39.5cm" svg:x2="50.3cm" svg:y2="22.942cm" draw:start-shape="id17" draw:start-glue-point="0" draw:end-shape="id14" draw:end-glue-point="3" svg:d="M22672 39500c0-11039 9209-16558 27628-16558" svg:viewBox="0 0 27629 16559">
          <text:p/>
        </draw:connector>
        <draw:connector draw:style-name="gr75" draw:text-style-name="P22" draw:layer="layout" draw:type="curve" svg:x1="25.18cm" svg:y1="43.721cm" svg:x2="46.2cm" svg:y2="15.945cm" draw:start-shape="id78" draw:start-glue-point="0" draw:end-shape="id66" draw:end-glue-point="3" svg:d="M25180 43721c0-18518 7006-27776 21020-27776" svg:viewBox="0 0 21021 27777">
          <text:p/>
        </draw:connector>
        <draw:connector draw:style-name="gr75" draw:text-style-name="P22" draw:layer="layout" draw:type="curve" svg:x1="22.672cm" svg:y1="39.5cm" svg:x2="39.797cm" svg:y2="11.264cm" draw:start-shape="id17" draw:start-glue-point="0" draw:end-shape="id49" draw:end-glue-point="3" svg:d="M22672 39500c0-18824 5708-28236 17125-28236" svg:viewBox="0 0 17126 28237">
          <text:p/>
        </draw:connector>
        <draw:connector draw:style-name="gr75" draw:text-style-name="P22" draw:layer="layout" draw:type="curve" svg:x1="25.18cm" svg:y1="43.721cm" svg:x2="39.797cm" svg:y2="11.264cm" draw:start-shape="id78" draw:start-glue-point="0" draw:end-shape="id49" draw:end-glue-point="3" svg:d="M25180 43721c0-21638 4872-32457 14617-32457" svg:viewBox="0 0 14618 32458">
          <text:p/>
        </draw:connector>
        <draw:connector draw:style-name="gr75" draw:text-style-name="P22" draw:layer="layout" draw:type="curve" svg:x1="106.75cm" svg:y1="54cm" svg:x2="48.941cm" svg:y2="15.945cm" draw:start-shape="id20" draw:start-glue-point="0" draw:end-shape="id66" draw:end-glue-point="1" svg:d="M106750 54000c0-25370-19269-38055-57809-38055" svg:viewBox="0 0 57810 38056">
          <text:p/>
        </draw:connector>
        <draw:connector draw:style-name="gr75" draw:text-style-name="P22" draw:layer="layout" draw:type="curve" svg:x1="106.75cm" svg:y1="54cm" svg:x2="43.004cm" svg:y2="11.264cm" draw:start-shape="id20" draw:start-glue-point="0" draw:end-shape="id49" draw:end-glue-point="1" svg:d="M106750 54000c0-28491-21248-42736-63746-42736" svg:viewBox="0 0 63747 42737">
          <text:p/>
        </draw:connector>
        <draw:connector draw:style-name="gr75" draw:text-style-name="P22" draw:layer="layout" draw:type="curve" svg:x1="46.691cm" svg:y1="40.6cm" svg:x2="47.619cm" svg:y2="38.809cm" draw:start-shape="id70" draw:start-glue-point="0" draw:end-shape="id72" draw:end-glue-point="2" svg:d="M46691 40600c0-1342 928-447 928-1791" svg:viewBox="0 0 929 1792">
          <text:p/>
        </draw:connector>
        <draw:frame draw:style-name="gr91" draw:text-style-name="P18" xml:id="id81" draw:id="id81" draw:layer="layout" svg:width="2.009cm" svg:height="5.297cm" svg:x="42.7cm" svg:y="34.603cm">
          <draw:text-box>
            <text:p text:style-name="P1"><text:span text:style-name="T1">games</text:span></text:p>
            <text:p text:style-name="P1"><text:span text:style-name="T2">GamCod</text:span></text:p>
            <text:p text:style-name="P1"><text:span text:style-name="T2">Scope</text:span></text:p>
            <text:p text:style-name="P1"><text:span text:style-name="T2">Cod</text:span></text:p>
            <text:p text:style-name="P1"><text:span text:style-name="T2">Hidden</text:span></text:p>
            <text:p text:style-name="P1"><text:span text:style-name="T2">NumNotif</text:span></text:p>
            <text:p text:style-name="P1"><text:span text:style-name="T2">Roles</text:span></text:p>
            <text:p text:style-name="P1"><text:span text:style-name="T2">UsrCod</text:span></text:p>
            <text:p text:style-name="P1"><text:span text:style-name="T2">StartTime</text:span></text:p>
            <text:p text:style-name="P1"><text:span text:style-name="T2">EndTime</text:span></text:p>
            <text:p text:style-name="P1"><text:span text:style-name="T2">Title</text:span></text:p>
            <text:p text:style-name="P1"><text:span text:style-name="T2">Txt</text:span></text:p>
          </draw:text-box>
        </draw:frame>
        <draw:connector draw:style-name="gr75" draw:text-style-name="P22" draw:layer="layout" draw:type="curve" svg:x1="43.704cm" svg:y1="34.603cm" svg:x2="56.775cm" svg:y2="32.445cm" draw:start-shape="id81" draw:start-glue-point="0" draw:end-shape="id7" draw:end-glue-point="3" svg:d="M43704 34603c0-1439 4357-2158 13071-2158" svg:viewBox="0 0 13072 2159">
          <text:p/>
        </draw:connector>
        <draw:connector draw:style-name="gr75" draw:text-style-name="P22" draw:layer="layout" draw:type="curve" svg:x1="43.704cm" svg:y1="34.603cm" svg:x2="50.3cm" svg:y2="22.942cm" draw:start-shape="id81" draw:start-glue-point="0" draw:end-shape="id14" draw:end-glue-point="3" svg:d="M43704 34603c0-7774 2198-11661 6596-11661" svg:viewBox="0 0 6597 11662">
          <text:p/>
        </draw:connector>
        <draw:connector draw:style-name="gr75" draw:text-style-name="P22" draw:layer="layout" draw:type="curve" svg:x1="43.704cm" svg:y1="34.603cm" svg:x2="46.2cm" svg:y2="15.945cm" draw:start-shape="id81" draw:start-glue-point="0" draw:end-shape="id66" draw:end-glue-point="3" svg:d="M43704 34603c0-12439 832-18658 2496-18658" svg:viewBox="0 0 2497 18659">
          <text:p/>
        </draw:connector>
        <draw:connector draw:style-name="gr75" draw:text-style-name="P22" draw:layer="layout" draw:type="curve" svg:x1="43.704cm" svg:y1="34.603cm" svg:x2="43.004cm" svg:y2="11.264cm" draw:start-shape="id81" draw:start-glue-point="0" draw:end-shape="id49" draw:end-glue-point="1" svg:d="M43704 34603c0-15560-233-23339-700-23339" svg:viewBox="0 0 701 23340">
          <text:p/>
        </draw:connector>
        <draw:frame draw:style-name="gr92" draw:text-style-name="P18" xml:id="id82" draw:id="id82" draw:layer="layout" svg:width="2.97cm" svg:height="1.751cm" svg:x="41.93cm" svg:y="41cm">
          <draw:text-box>
            <text:p text:style-name="P1"><text:span text:style-name="T1">gam_users</text:span></text:p>
            <text:p text:style-name="P1"><text:span text:style-name="T2">GamCod</text:span></text:p>
            <text:p text:style-name="P1"><text:span text:style-name="T2">UsrCod</text:span></text:p>
          </draw:text-box>
        </draw:frame>
        <draw:connector draw:style-name="gr75" draw:text-style-name="P22" draw:layer="layout" draw:type="curve" svg:x1="43.415cm" svg:y1="41cm" svg:x2="43.704cm" svg:y2="39.9cm" draw:start-shape="id82" draw:start-glue-point="0" draw:end-shape="id81" draw:end-glue-point="2" svg:d="M43415 41000c0-825 289-275 289-1100" svg:viewBox="0 0 290 1101">
          <text:p/>
        </draw:connector>
        <draw:connector draw:style-name="gr75" draw:text-style-name="P22" draw:layer="layout" draw:type="curve" svg:x1="43.415cm" svg:y1="42.751cm" svg:x2="53.886cm" svg:y2="74.454cm" draw:start-shape="id82" draw:start-glue-point="2" draw:end-shape="id43" draw:end-glue-point="3" svg:d="M43415 42751c0 21136 3490 31703 10471 31703" svg:viewBox="0 0 10472 31704">
          <text:p/>
        </draw:connector>
        <draw:frame draw:style-name="gr93" draw:text-style-name="P18" xml:id="id83" draw:id="id83" draw:layer="layout" svg:width="2.551cm" svg:height="1.751cm" svg:x="38.5cm" svg:y="39.749cm">
          <draw:text-box>
            <text:p text:style-name="P1"><text:span text:style-name="T1">gam_gr</text:span><text:span text:style-name="T1">p</text:span></text:p>
            <text:p text:style-name="P1"><text:span text:style-name="T2">GamCod</text:span></text:p>
            <text:p text:style-name="P1"><text:span text:style-name="T2">GrpCod</text:span></text:p>
          </draw:text-box>
        </draw:frame>
        <draw:connector draw:style-name="gr75" draw:text-style-name="P22" draw:layer="layout" draw:type="curve" svg:x1="42.7cm" svg:y1="37.251cm" svg:x2="39.775cm" svg:y2="39.749cm" draw:start-shape="id81" draw:start-glue-point="3" draw:end-shape="id83" draw:end-glue-point="0" svg:d="M42700 37251c-1950 0-2925 832-2925 2498" svg:viewBox="0 0 2926 2499">
          <text:p/>
        </draw:connector>
        <draw:connector draw:style-name="gr75" draw:text-style-name="P22" draw:layer="layout" draw:type="curve" draw:line-skew="-3.1cm" svg:x1="39.775cm" svg:y1="41.5cm" svg:x2="37.304cm" svg:y2="49.5cm" draw:start-shape="id83" draw:start-glue-point="2" draw:end-shape="id5" draw:end-glue-point="0" svg:d="M39775 41500c0 1350-2471-2650-2471 8000" svg:viewBox="0 0 2472 8001">
          <text:p/>
        </draw:connector>
        <draw:frame draw:style-name="gr94" draw:text-style-name="P18" xml:id="id84" draw:id="id84" draw:layer="layout" svg:width="4.011cm" svg:height="2.145cm" svg:x="38.972cm" svg:y="43.3cm">
          <draw:text-box>
            <text:p text:style-name="P1"><text:span text:style-name="T1">g</text:span><text:span text:style-name="T1">a</text:span><text:span text:style-name="T1">m</text:span><text:span text:style-name="T1">_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  <text:p text:style-name="P1"><text:span text:style-name="T2">G</text:span><text:span text:style-name="T2">a</text:span><text:span text:style-name="T2">m</text:span><text:span text:style-name="T2">C</text:span><text:span text:style-name="T2">o</text:span><text:span text:style-name="T2">d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Q</text:span><text:span text:style-name="T2">s</text:span><text:span text:style-name="T2">t</text:span><text:span text:style-name="T2">I</text:span><text:span text:style-name="T2">n</text:span><text:span text:style-name="T2">d</text:span></text:p>
          </draw:text-box>
        </draw:frame>
        <draw:connector draw:style-name="gr75" draw:text-style-name="P22" draw:layer="layout" draw:type="curve" svg:x1="40.977cm" svg:y1="43.3cm" svg:x2="42.7cm" svg:y2="37.251cm" draw:start-shape="id84" draw:start-glue-point="0" draw:end-shape="id81" draw:end-glue-point="3" svg:d="M40977 43300c0-4033 574-6049 1723-6049" svg:viewBox="0 0 1724 6050">
          <text:p/>
        </draw:connector>
        <draw:frame draw:style-name="gr95" draw:text-style-name="P18" xml:id="id85" draw:id="id85" draw:layer="layout" svg:width="3.609cm" svg:height="2.539cm" svg:x="39.182cm" svg:y="46.101cm">
          <draw:text-box>
            <text:p text:style-name="P1"><text:span text:style-name="T1">g</text:span><text:span text:style-name="T1">a</text:span><text:span text:style-name="T1">m</text:span><text:span text:style-name="T1">_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s</text:span></text:p>
            <text:p text:style-name="P1"><text:span text:style-name="T2">G</text:span><text:span text:style-name="T2">a</text:span><text:span text:style-name="T2">m</text:span><text:span text:style-name="T2">C</text:span><text:span text:style-name="T2">o</text:span><text:span text:style-name="T2">d</text:span></text:p>
            <text:p text:style-name="P1"><text:span text:style-name="T2">Q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A</text:span><text:span text:style-name="T2">n</text:span><text:span text:style-name="T2">s</text:span><text:span text:style-name="T2">I</text:span><text:span text:style-name="T2">n</text:span><text:span text:style-name="T2">d</text:span></text:p>
            <text:p text:style-name="P1"><text:span text:style-name="T2">N</text:span><text:span text:style-name="T2">u</text:span><text:span text:style-name="T2">m</text:span><text:span text:style-name="T2">U</text:span><text:span text:style-name="T2">s</text:span><text:span text:style-name="T2">r</text:span><text:span text:style-name="T2">s</text:span></text:p>
          </draw:text-box>
        </draw:frame>
        <draw:connector draw:style-name="gr75" draw:text-style-name="P22" draw:layer="layout" draw:type="curve" svg:x1="40.986cm" svg:y1="46.101cm" svg:x2="40.977cm" svg:y2="45.445cm" draw:start-shape="id85" draw:start-glue-point="0" draw:end-shape="id84" draw:end-glue-point="2" svg:d="M40986 46101c0-492-9-164-9-656" svg:viewBox="0 0 10 657">
          <text:p/>
        </draw:connector>
        <draw:connector draw:style-name="gr75" draw:text-style-name="P22" draw:layer="layout" draw:type="curve" svg:x1="83.964cm" svg:y1="80.6cm" svg:x2="11.712cm" svg:y2="61.1cm" draw:start-shape="id44" draw:start-glue-point="2" draw:end-shape="id2" draw:end-glue-point="2" svg:d="M83964 80600c0 751-72252 10501-72252-19500" svg:viewBox="0 0 72253 21603">
          <text:p/>
        </draw:connector>
        <draw:connector draw:style-name="gr75" draw:text-style-name="P22" draw:layer="layout" draw:type="curve" svg:x1="50.3cm" svg:y1="22.942cm" svg:x2="53.886cm" svg:y2="74.454cm" draw:start-shape="id14" draw:start-glue-point="3" draw:end-shape="id43" draw:end-glue-point="3" svg:d="M50300 22942c-751 0-2544 51512 3586 51512" svg:viewBox="0 0 4421 51513">
          <text:p/>
        </draw:connector>
        <draw:connector draw:style-name="gr75" draw:text-style-name="P22" draw:layer="layout" draw:type="curve" svg:x1="13.439cm" svg:y1="39.2cm" svg:x2="46.2cm" svg:y2="15.945cm" draw:start-shape="id23" draw:start-glue-point="0" draw:end-shape="id66" draw:end-glue-point="3" svg:d="M13439 39200c0-15504 10920-23255 32761-23255" svg:viewBox="0 0 32762 23256">
          <text:p/>
        </draw:connector>
        <draw:connector draw:style-name="gr75" draw:text-style-name="P22" draw:layer="layout" draw:type="curve" svg:x1="13.439cm" svg:y1="39.2cm" svg:x2="39.797cm" svg:y2="11.264cm" draw:start-shape="id23" draw:start-glue-point="0" draw:end-shape="id49" draw:end-glue-point="3" svg:d="M13439 39200c0-18624 8786-27936 26358-27936" svg:viewBox="0 0 26359 27937">
          <text:p/>
        </draw:connector>
        <draw:connector draw:style-name="gr75" draw:text-style-name="P22" draw:layer="layout" draw:type="curve" svg:x1="13.439cm" svg:y1="39.2cm" svg:x2="33.422cm" svg:y2="5.881cm" draw:start-shape="id23" draw:start-glue-point="0" draw:end-shape="id48" draw:end-glue-point="3" svg:d="M13439 39200c0-22213 6661-33319 19983-33319" svg:viewBox="0 0 19984 33320">
          <text:p/>
        </draw:connector>
        <draw:connector draw:style-name="gr75" draw:text-style-name="P22" draw:layer="layout" draw:type="curve" svg:x1="5.155cm" svg:y1="39.227cm" svg:x2="46.2cm" svg:y2="15.945cm" draw:start-shape="id25" draw:start-glue-point="0" draw:end-shape="id66" draw:end-glue-point="3" svg:d="M5155 39227c0-15522 13681-23282 41045-23282" svg:viewBox="0 0 41046 23283">
          <text:p/>
        </draw:connector>
        <draw:connector draw:style-name="gr75" draw:text-style-name="P22" draw:layer="layout" draw:type="curve" svg:x1="5.155cm" svg:y1="39.227cm" svg:x2="39.797cm" svg:y2="11.264cm" draw:start-shape="id25" draw:start-glue-point="0" draw:end-shape="id49" draw:end-glue-point="3" svg:d="M5155 39227c0-18642 11547-27963 34642-27963" svg:viewBox="0 0 34643 27964">
          <text:p/>
        </draw:connector>
        <draw:connector draw:style-name="gr75" draw:text-style-name="P22" draw:layer="layout" draw:type="curve" svg:x1="5.155cm" svg:y1="39.227cm" svg:x2="33.422cm" svg:y2="5.881cm" draw:start-shape="id25" draw:start-glue-point="0" draw:end-shape="id48" draw:end-glue-point="3" svg:d="M5155 39227c0-22231 9422-33346 28267-33346" svg:viewBox="0 0 28268 33347">
          <text:p/>
        </draw:connector>
        <draw:frame draw:style-name="gr96" draw:text-style-name="P14" xml:id="id86" draw:id="id86" draw:layer="layout" svg:width="3.876cm" svg:height="1.751cm" svg:x="7.524cm" svg:y="39.849cm">
          <draw:text-box>
            <text:p text:style-name="P1"><text:span text:style-name="T1">l</text:span><text:span text:style-name="T1">o</text:span><text:span text:style-name="T1">g</text:span><text:span text:style-name="T1">_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t</text:span><text:span text:style-name="T1">s</text:span></text:p>
            <text:p text:style-name="P1"><text:span text:style-name="T2">L</text:span><text:span text:style-name="T2">o</text:span><text:span text:style-name="T2">g</text:span><text:span text:style-name="T2">C</text:span><text:span text:style-name="T2">o</text:span><text:span text:style-name="T2">d</text:span></text:p>
            <text:p text:style-name="P1"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/text:p>
          </draw:text-box>
        </draw:frame>
        <draw:connector draw:style-name="gr75" draw:text-style-name="P22" draw:layer="layout" draw:type="curve" svg:x1="6.634cm" svg:y1="42.269cm" svg:x2="9.462cm" svg:y2="41.6cm" draw:start-shape="id25" draw:start-glue-point="1" draw:end-shape="id86" draw:end-glue-point="2" svg:d="M6634 42269c1886 0 2828-223 2828-669" svg:viewBox="0 0 2829 670">
          <text:p/>
        </draw:connector>
        <draw:connector draw:style-name="gr75" draw:text-style-name="P22" draw:layer="layout" draw:type="curve" svg:x1="9.462cm" svg:y1="41.6cm" svg:x2="12.134cm" svg:y2="42.242cm" draw:start-shape="id86" draw:start-glue-point="2" draw:end-shape="id23" draw:end-glue-point="3" svg:d="M9462 41600c0 428 890 642 2672 642" svg:viewBox="0 0 2673 643">
          <text:p/>
        </draw:connector>
        <draw:frame draw:style-name="gr97" draw:text-style-name="P14" xml:id="id87" draw:id="id87" draw:layer="layout" svg:width="2.056cm" svg:height="2.145cm" svg:x="7.744cm" svg:y="51.555cm">
          <draw:text-box>
            <text:p text:style-name="P1"><text:span text:style-name="T1">l</text:span><text:span text:style-name="T1">o</text:span><text:span text:style-name="T1">g</text:span><text:span text:style-name="T1">_</text:span><text:span text:style-name="T1">w</text:span><text:span text:style-name="T1">s</text:span></text:p>
            <text:p text:style-name="P1"><text:span text:style-name="T2">L</text:span><text:span text:style-name="T2">o</text:span><text:span text:style-name="T2">g</text:span><text:span text:style-name="T2">C</text:span><text:span text:style-name="T2">o</text:span><text:span text:style-name="T2">d</text:span></text:p>
            <text:p text:style-name="P1"><text:span text:style-name="T2">P</text:span><text:span text:style-name="T2">l</text:span><text:span text:style-name="T2">g</text:span><text:span text:style-name="T2">C</text:span><text:span text:style-name="T2">o</text:span><text:span text:style-name="T2">d</text:span></text:p>
            <text:p text:style-name="P1"><text:span text:style-name="T2">F</text:span><text:span text:style-name="T2">u</text:span><text:span text:style-name="T2">n</text:span><text:span text:style-name="T2">C</text:span><text:span text:style-name="T2">o</text:span><text:span text:style-name="T2">d</text:span></text:p>
          </draw:text-box>
        </draw:frame>
        <draw:connector draw:style-name="gr75" draw:text-style-name="P22" draw:layer="layout" draw:type="curve" svg:x1="5.155cm" svg:y1="45.312cm" svg:x2="7.744cm" svg:y2="52.627cm" draw:start-shape="id25" draw:start-glue-point="2" draw:end-shape="id87" draw:end-glue-point="3" svg:d="M5155 45312c0 4877 863 7315 2589 7315" svg:viewBox="0 0 2590 7316">
          <text:p/>
        </draw:connector>
        <draw:connector draw:style-name="gr75" draw:text-style-name="P22" draw:layer="layout" draw:type="curve" svg:x1="13.439cm" svg:y1="45.285cm" svg:x2="9.8cm" svg:y2="52.627cm" draw:start-shape="id23" draw:start-glue-point="2" draw:end-shape="id87" draw:end-glue-point="1" svg:d="M13439 45285c0 4895-1213 7342-3639 7342" svg:viewBox="0 0 3640 7343">
          <text:p/>
        </draw:connector>
        <draw:connector draw:style-name="gr75" draw:text-style-name="P22" draw:layer="layout" draw:type="curve" svg:x1="11.387cm" svg:y1="53.1cm" svg:x2="9.8cm" svg:y2="52.627cm" draw:start-shape="id88" draw:start-glue-point="0" draw:end-shape="id87" draw:end-glue-point="1" svg:d="M11387 53100c0-316-529-473-1587-473" svg:viewBox="0 0 1588 474">
          <text:p/>
        </draw:connector>
        <draw:connector draw:style-name="gr75" draw:text-style-name="P22" draw:layer="layout" draw:type="curve" svg:x1="16.117cm" svg:y1="45.5cm" svg:x2="18.822cm" svg:y2="42.503cm" draw:start-shape="id89" draw:end-shape="id80" draw:end-glue-point="2" svg:d="M16117 45500c0-2247 2705-749 2705-2997" svg:viewBox="0 0 2706 2998">
          <text:p/>
        </draw:connector>
        <draw:frame draw:style-name="gr98" draw:text-style-name="P16" xml:id="id90" draw:id="id90" draw:layer="layout" svg:width="3.444cm" svg:height="1.761cm" svg:x="84.4cm" svg:y="61.039cm">
          <draw:text-box>
            <text:p text:style-name="P1"><text:span text:style-name="T1">msg_banned</text:span></text:p>
            <text:p text:style-name="P1"><text:span text:style-name="T2">FromUsrCod</text:span></text:p>
            <text:p text:style-name="P1"><text:span text:style-name="T2">ToUsrCod</text:span></text:p>
          </draw:text-box>
        </draw:frame>
        <draw:connector draw:style-name="gr75" draw:text-style-name="P22" draw:layer="layout" draw:type="curve" svg:x1="86.122cm" svg:y1="62.8cm" svg:x2="56.615cm" svg:y2="74.454cm" draw:start-shape="id90" draw:start-glue-point="2" draw:end-shape="id43" draw:end-glue-point="1" svg:d="M86122 62800c0 7770-9835 11654-29507 11654" svg:viewBox="0 0 29508 11655">
          <text:p/>
        </draw:connector>
        <draw:connector draw:style-name="gr75" draw:text-style-name="P22" draw:layer="layout" draw:type="curve" svg:x1="99.397cm" svg:y1="42.88cm" svg:x2="48.941cm" svg:y2="15.945cm" draw:start-shape="id59" draw:start-glue-point="0" draw:end-shape="id66" draw:end-glue-point="1" svg:d="M99397 42880c0-17957-16818-26935-50456-26935" svg:viewBox="0 0 50457 26936">
          <text:p/>
        </draw:connector>
        <draw:frame draw:style-name="gr99" draw:text-style-name="P2" xml:id="id91" draw:id="id91" draw:layer="layout" svg:width="4.177cm" svg:height="2.539cm" svg:x="71.323cm" svg:y="76.461cm">
          <draw:text-box>
            <text:p text:style-name="P1"><text:span text:style-name="T1">pending_email</text:span><text:span text:style-name="T1">s</text:span></text:p>
            <text:p text:style-name="P1"><text:span text:style-name="T2">UsrCod</text:span></text:p>
            <text:p text:style-name="P1"><text:span text:style-name="T2">E_mail</text:span></text:p>
            <text:p text:style-name="P1"><text:span text:style-name="T2">MailKey</text:span></text:p>
            <text:p text:style-name="P1"><text:span text:style-name="T2">DateAndTime</text:span></text:p>
          </draw:text-box>
        </draw:frame>
        <draw:connector draw:style-name="gr75" draw:text-style-name="P22" draw:layer="layout" draw:type="curve" svg:x1="73.411cm" svg:y1="76.461cm" svg:x2="56.615cm" svg:y2="74.454cm" draw:start-shape="id91" draw:start-glue-point="0" draw:end-shape="id43" draw:end-glue-point="1" svg:d="M73411 76461c0-1338-5598-2007-16796-2007" svg:viewBox="0 0 16797 2008">
          <text:p/>
        </draw:connector>
        <draw:frame draw:style-name="gr100" draw:text-style-name="P3" xml:id="id92" draw:id="id92" draw:layer="layout" svg:width="2.406cm" svg:height="6.479cm" svg:x="111.394cm" svg:y="48.5cm">
          <draw:text-box>
            <text:p text:style-name="P1"><text:span text:style-name="T1">project</text:span><text:span text:style-name="T1">s</text:span></text:p>
            <text:p text:style-name="P1"><text:span text:style-name="T2">PrjCod</text:span></text:p>
            <text:p text:style-name="P1"><text:span text:style-name="T2">CrsCod</text:span></text:p>
            <text:p text:style-name="P1"><text:span text:style-name="T2">DptCod</text:span></text:p>
            <text:p text:style-name="P1"><text:span text:style-name="T2">Hidden</text:span></text:p>
            <text:p text:style-name="P1"><text:span text:style-name="T2">Preassigned</text:span></text:p>
            <text:p text:style-name="P1"><text:span text:style-name="T2">NumStds</text:span></text:p>
            <text:p text:style-name="P1"><text:span text:style-name="T2">Proposal</text:span></text:p>
            <text:p text:style-name="P1"><text:span text:style-name="T2">CreatTime</text:span></text:p>
            <text:p text:style-name="P1"><text:span text:style-name="T2">ModifTime</text:span></text:p>
            <text:p text:style-name="P1"><text:span text:style-name="T2">Title</text:span></text:p>
            <text:p text:style-name="P1"><text:span text:style-name="T2">Description</text:span></text:p>
            <text:p text:style-name="P1"><text:span text:style-name="T2">Knowledge</text:span></text:p>
            <text:p text:style-name="P1"><text:span text:style-name="T2">Materials</text:span></text:p>
            <text:p text:style-name="P1"><text:span text:style-name="T2">URL</text:span></text:p>
          </draw:text-box>
        </draw:frame>
        <draw:connector draw:style-name="gr75" draw:text-style-name="P22" draw:layer="layout" draw:type="curve" svg:x1="112.597cm" svg:y1="48.5cm" svg:x2="59.5cm" svg:y2="32.445cm" draw:start-shape="id92" draw:start-glue-point="0" draw:end-shape="id7" draw:end-glue-point="1" svg:d="M112597 48500c0-10704-17699-16055-53097-16055" svg:viewBox="0 0 53098 16056">
          <text:p/>
        </draw:connector>
        <draw:connector draw:style-name="gr75" draw:text-style-name="P22" draw:layer="layout" draw:type="curve" svg:x1="113.8cm" svg:y1="51.739cm" svg:x2="116.05cm" svg:y2="52.467cm" draw:start-shape="id92" draw:start-glue-point="1" draw:end-shape="id56" draw:end-glue-point="0" svg:d="M113800 51739c1500 0 2250 242 2250 728" svg:viewBox="0 0 2251 729">
          <text:p/>
        </draw:connector>
        <draw:frame draw:style-name="gr101" draw:text-style-name="P3" xml:id="id93" draw:id="id93" draw:layer="layout" svg:width="2.246cm" svg:height="2.145cm" svg:x="112.954cm" svg:y="55.955cm">
          <draw:text-box>
            <text:p text:style-name="P1"><text:span text:style-name="T1">prj_us</text:span><text:span text:style-name="T1">r</text:span></text:p>
            <text:p text:style-name="P1"><text:span text:style-name="T2">PrjCod</text:span></text:p>
            <text:p text:style-name="P1"><text:span text:style-name="T2">RoleInProje</text:span><text:span text:style-name="T2">ct</text:span></text:p>
            <text:p text:style-name="P1"><text:span text:style-name="T2">UsrCod</text:span></text:p>
          </draw:text-box>
        </draw:frame>
        <draw:connector draw:style-name="gr75" draw:text-style-name="P22" draw:layer="layout" draw:type="curve" svg:x1="114.077cm" svg:y1="55.955cm" svg:x2="112.597cm" svg:y2="54.979cm" draw:start-shape="id93" draw:start-glue-point="0" draw:end-shape="id92" draw:end-glue-point="2" svg:d="M114077 55955c0-732-1480-244-1480-976" svg:viewBox="0 0 1481 977">
          <text:p/>
        </draw:connector>
        <draw:connector draw:style-name="gr75" draw:text-style-name="P22" draw:layer="layout" draw:type="curve" svg:x1="114.077cm" svg:y1="58.1cm" svg:x2="56.615cm" svg:y2="74.454cm" draw:start-shape="id93" draw:start-glue-point="2" draw:end-shape="id43" draw:end-glue-point="1" svg:d="M114077 58100c0 10903-19154 16354-57462 16354" svg:viewBox="0 0 57463 16355">
          <text:p/>
        </draw:connector>
        <draw:connector draw:style-name="gr75" draw:text-style-name="P22" draw:layer="layout" draw:type="curve" svg:x1="79.926cm" svg:y1="41.3cm" svg:x2="48.941cm" svg:y2="15.945cm" draw:start-shape="id40" draw:start-glue-point="0" draw:end-shape="id66" draw:end-glue-point="1" svg:d="M79926 41300c0-16904-10328-25355-30985-25355" svg:viewBox="0 0 30986 25356">
          <text:p/>
        </draw:connector>
        <draw:connector draw:style-name="gr75" draw:text-style-name="P22" draw:layer="layout" draw:type="curve" svg:x1="79.926cm" svg:y1="41.3cm" svg:x2="43.004cm" svg:y2="11.264cm" draw:start-shape="id40" draw:start-glue-point="0" draw:end-shape="id49" draw:end-glue-point="1" svg:d="M79926 41300c0-20024-12307-30036-36922-30036" svg:viewBox="0 0 36923 30037">
          <text:p/>
        </draw:connector>
        <draw:connector draw:style-name="gr75" draw:text-style-name="P22" draw:layer="layout" draw:type="curve" svg:x1="36.1cm" svg:y1="5.881cm" svg:x2="79.926cm" svg:y2="41.3cm" draw:start-shape="id48" draw:start-glue-point="1" draw:end-shape="id40" draw:end-glue-point="0" svg:d="M36100 5881c29218 0 43826 11806 43826 35419" svg:viewBox="0 0 43827 35420">
          <text:p/>
        </draw:connector>
        <draw:frame draw:style-name="gr102" draw:text-style-name="P24" xml:id="id95" draw:id="id95" draw:layer="layout" svg:width="4.5cm" svg:height="2.933cm" svg:x="65.4cm" svg:y="65.5cm">
          <draw:text-box>
            <text:p text:style-name="P1"><text:span text:style-name="T1">social_commen</text:span><text:span text:style-name="T1">ts</text:span></text:p>
            <text:p text:style-name="P1"><text:span text:style-name="T2">PubCod</text:span></text:p>
            <text:p text:style-name="P1"><text:span text:style-name="T2">Content</text:span></text:p>
            <text:p text:style-name="P1"><text:span text:style-name="T2">ImageName</text:span></text:p>
            <text:p text:style-name="P1"><text:span text:style-name="T2">ImageTitle</text:span></text:p>
            <text:p text:style-name="P1"><text:span text:style-name="T2">ImageURL</text:span></text:p>
          </draw:text-box>
        </draw:frame>
        <draw:frame draw:style-name="gr103" draw:text-style-name="P24" xml:id="id94" draw:id="id94" draw:layer="layout" svg:width="5.4cm" svg:height="2.539cm" svg:x="61.5cm" svg:y="68.9cm">
          <draw:text-box>
            <text:p text:style-name="P1"><text:span text:style-name="T1">social_com</text:span><text:span text:style-name="T1">ments_fav</text:span></text:p>
            <text:p text:style-name="P1"><text:span text:style-name="T2">FavCod</text:span></text:p>
            <text:p text:style-name="P1"><text:span text:style-name="T2">PubCod</text:span></text:p>
            <text:p text:style-name="P1"><text:span text:style-name="T2">UsrCod</text:span></text:p>
            <text:p text:style-name="P1"><text:span text:style-name="T2">TimeFav</text:span></text:p>
          </draw:text-box>
        </draw:frame>
        <draw:connector draw:style-name="gr75" draw:text-style-name="P22" draw:layer="layout" draw:type="curve" svg:x1="66.9cm" svg:y1="70.169cm" svg:x2="67.65cm" svg:y2="68.433cm" draw:start-shape="id94" draw:start-glue-point="1" draw:end-shape="id95" draw:end-glue-point="2" svg:d="M66900 70169c500 0 750-578 750-1736" svg:viewBox="0 0 751 1737">
          <text:p/>
        </draw:connector>
        <draw:connector draw:style-name="gr75" draw:text-style-name="P22" draw:layer="layout" draw:type="curve" svg:x1="64.2cm" svg:y1="71.439cm" svg:x2="56.615cm" svg:y2="74.454cm" draw:start-shape="id94" draw:start-glue-point="2" draw:end-shape="id43" draw:end-glue-point="1" svg:d="M64200 71439c0 2010-2528 3015-7585 3015" svg:viewBox="0 0 7586 3016">
          <text:p/>
        </draw:connector>
        <draw:frame draw:style-name="gr104" draw:text-style-name="P24" xml:id="id96" draw:id="id96" draw:layer="layout" svg:width="3.334cm" svg:height="3.721cm" svg:x="75.6cm" svg:y="57.6cm">
          <draw:text-box>
            <text:p text:style-name="P1"><text:span text:style-name="T1">social_not</text:span><text:span text:style-name="T1">es</text:span></text:p>
            <text:p text:style-name="P1"><text:span text:style-name="T2">NotCod</text:span></text:p>
            <text:p text:style-name="P1"><text:span text:style-name="T2">NoteType</text:span></text:p>
            <text:p text:style-name="P1"><text:span text:style-name="T2">Cod</text:span></text:p>
            <text:p text:style-name="P1"><text:span text:style-name="T2">UsrCod</text:span></text:p>
            <text:p text:style-name="P1"><text:span text:style-name="T2">HieCod</text:span></text:p>
            <text:p text:style-name="P1"><text:span text:style-name="T2">Unavailable</text:span></text:p>
            <text:p text:style-name="P1"><text:span text:style-name="T2">TimeNote</text:span></text:p>
          </draw:text-box>
        </draw:frame>
        <draw:connector draw:style-name="gr75" draw:text-style-name="P22" draw:layer="layout" draw:type="curve" svg:x1="55.25cm" svg:y1="67.472cm" svg:x2="75.6cm" svg:y2="59.46cm" draw:start-shape="id43" draw:start-glue-point="0" draw:end-shape="id96" draw:end-glue-point="3" svg:d="M55250 67472c0-5342 6783-8012 20350-8012" svg:viewBox="0 0 20351 8013">
          <text:p/>
        </draw:connector>
        <draw:frame draw:style-name="gr105" draw:text-style-name="P24" xml:id="id97" draw:id="id97" draw:layer="layout" svg:width="4.287cm" svg:height="2.539cm" svg:x="73.2cm" svg:y="62.161cm">
          <draw:text-box>
            <text:p text:style-name="P1"><text:span text:style-name="T1">s</text:span><text:span text:style-name="T1">o</text:span><text:span text:style-name="T1">c</text:span><text:span text:style-name="T1">i</text:span><text:span text:style-name="T1">a</text:span><text:span text:style-name="T1">l</text:span><text:span text:style-name="T1">_</text:span><text:span text:style-name="T1">n</text:span><text:span text:style-name="T1">o</text:span><text:span text:style-name="T1">t</text:span><text:span text:style-name="T1">e</text:span><text:span text:style-name="T1">s</text:span><text:span text:style-name="T1">_</text:span><text:span text:style-name="T1">f</text:span><text:span text:style-name="T1">a</text:span><text:span text:style-name="T1">v</text:span></text:p>
            <text:p text:style-name="P1"><text:span text:style-name="T2">F</text:span><text:span text:style-name="T2">a</text:span><text:span text:style-name="T2">v</text:span><text:span text:style-name="T2">C</text:span><text:span text:style-name="T2">o</text:span><text:span text:style-name="T2">d</text:span></text:p>
            <text:p text:style-name="P1"><text:span text:style-name="T2">N</text:span><text:span text:style-name="T2">o</text:span><text:span text:style-name="T2">t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T</text:span><text:span text:style-name="T2">i</text:span><text:span text:style-name="T2">m</text:span><text:span text:style-name="T2">e</text:span><text:span text:style-name="T2">F</text:span><text:span text:style-name="T2">a</text:span><text:span text:style-name="T2">v</text:span></text:p>
          </draw:text-box>
        </draw:frame>
        <draw:connector draw:style-name="gr75" draw:text-style-name="P22" draw:layer="layout" draw:type="curve" svg:x1="75.343cm" svg:y1="64.7cm" svg:x2="56.615cm" svg:y2="74.454cm" draw:start-shape="id97" draw:start-glue-point="2" draw:end-shape="id43" draw:end-glue-point="1" svg:d="M75343 64700c0 6503-6242 9754-18728 9754" svg:viewBox="0 0 18729 9755">
          <text:p/>
        </draw:connector>
        <draw:connector draw:style-name="gr75" draw:text-style-name="P22" draw:layer="layout" draw:type="curve" svg:x1="75.343cm" svg:y1="62.161cm" svg:x2="77.267cm" svg:y2="61.321cm" draw:start-shape="id97" draw:start-glue-point="0" draw:end-shape="id96" draw:end-glue-point="2" svg:d="M75343 62161c0-630 1924-210 1924-840" svg:viewBox="0 0 1925 841">
          <text:p/>
        </draw:connector>
        <draw:frame draw:style-name="gr106" draw:text-style-name="P24" xml:id="id99" draw:id="id99" draw:layer="layout" svg:width="3.271cm" svg:height="2.933cm" svg:x="78.029cm" svg:y="61.967cm">
          <draw:text-box>
            <text:p text:style-name="P1"><text:span text:style-name="T1">social_</text:span><text:span text:style-name="T1">posts</text:span></text:p>
            <text:p text:style-name="P1"><text:span text:style-name="T2">PstCod</text:span></text:p>
            <text:p text:style-name="P1"><text:span text:style-name="T2">Content</text:span></text:p>
            <text:p text:style-name="P1"><text:span text:style-name="T2">ImageNam</text:span><text:span text:style-name="T2">e</text:span></text:p>
            <text:p text:style-name="P1"><text:span text:style-name="T2">ImageTitle</text:span></text:p>
            <text:p text:style-name="P1"><text:span text:style-name="T2">ImageURL</text:span></text:p>
          </draw:text-box>
        </draw:frame>
        <draw:frame draw:style-name="gr107" draw:text-style-name="P24" xml:id="id98" draw:id="id98" draw:layer="layout" svg:width="3.161cm" svg:height="2.933cm" svg:x="69.339cm" svg:y="62.067cm">
          <draw:text-box>
            <text:p text:style-name="P1"><text:span text:style-name="T1">s</text:span><text:span text:style-name="T1">o</text:span><text:span text:style-name="T1">c</text:span><text:span text:style-name="T1">i</text:span><text:span text:style-name="T1">a</text:span><text:span text:style-name="T1">l</text:span><text:span text:style-name="T1">_</text:span><text:span text:style-name="T1">p</text:span><text:span text:style-name="T1">u</text:span><text:span text:style-name="T1">b</text:span><text:span text:style-name="T1">s</text:span></text:p>
            <text:p text:style-name="P1"><text:span text:style-name="T2">P</text:span><text:span text:style-name="T2">u</text:span><text:span text:style-name="T2">b</text:span><text:span text:style-name="T2">C</text:span><text:span text:style-name="T2">o</text:span><text:span text:style-name="T2">d</text:span></text:p>
            <text:p text:style-name="P1"><text:span text:style-name="T2">N</text:span><text:span text:style-name="T2">o</text:span><text:span text:style-name="T2">t</text:span><text:span text:style-name="T2">C</text:span><text:span text:style-name="T2">o</text:span><text:span text:style-name="T2">d</text:span></text:p>
            <text:p text:style-name="P1"><text:span text:style-name="T2">P</text:span><text:span text:style-name="T2">u</text:span><text:span text:style-name="T2">b</text:span><text:span text:style-name="T2">l</text:span><text:span text:style-name="T2">i</text:span><text:span text:style-name="T2">s</text:span><text:span text:style-name="T2">h</text:span><text:span text:style-name="T2">e</text:span><text:span text:style-name="T2">r</text:span><text:span text:style-name="T2">C</text:span><text:span text:style-name="T2">o</text:span><text:span text:style-name="T2">d</text:span></text:p>
            <text:p text:style-name="P1"><text:span text:style-name="T2">P</text:span><text:span text:style-name="T2">u</text:span><text:span text:style-name="T2">b</text:span><text:span text:style-name="T2">T</text:span><text:span text:style-name="T2">y</text:span><text:span text:style-name="T2">p</text:span><text:span text:style-name="T2">e</text:span></text:p>
            <text:p text:style-name="P1"><text:span text:style-name="T2">T</text:span><text:span text:style-name="T2">i</text:span><text:span text:style-name="T2">m</text:span><text:span text:style-name="T2">e</text:span><text:span text:style-name="T2">P</text:span><text:span text:style-name="T2">u</text:span><text:span text:style-name="T2">b</text:span><text:span text:style-name="T2">l</text:span><text:span text:style-name="T2">i</text:span><text:span text:style-name="T2">s</text:span><text:span text:style-name="T2">h</text:span></text:p>
          </draw:text-box>
        </draw:frame>
        <draw:connector draw:style-name="gr75" draw:text-style-name="P22" draw:layer="layout" draw:type="curve" svg:x1="75.6cm" svg:y1="59.46cm" svg:x2="70.919cm" svg:y2="62.067cm" draw:start-shape="id96" draw:start-glue-point="3" draw:end-shape="id98" draw:end-glue-point="0" svg:d="M75600 59460c-3121 0-4681 869-4681 2607" svg:viewBox="0 0 4682 2608">
          <text:p/>
        </draw:connector>
        <draw:connector draw:style-name="gr75" draw:text-style-name="P22" draw:layer="layout" draw:type="curve" svg:x1="69.9cm" svg:y1="66.966cm" svg:x2="70.919cm" svg:y2="65cm" draw:start-shape="id95" draw:start-glue-point="1" draw:end-shape="id98" draw:end-glue-point="2" svg:d="M69900 66966c680 0 1019-655 1019-1966" svg:viewBox="0 0 1020 1967">
          <text:p/>
        </draw:connector>
        <draw:connector draw:style-name="gr75" draw:text-style-name="P22" draw:layer="layout" draw:type="curve" svg:x1="79.664cm" svg:y1="61.967cm" svg:x2="78.934cm" svg:y2="59.46cm" draw:start-shape="id99" draw:start-glue-point="0" draw:end-shape="id96" draw:end-glue-point="1" svg:d="M79664 61967c0-1672-243-2507-730-2507" svg:viewBox="0 0 731 2508">
          <text:p/>
        </draw:connector>
        <draw:connector draw:style-name="gr75" draw:text-style-name="P22" draw:layer="layout" draw:type="curve" svg:x1="77.267cm" svg:y1="57.6cm" svg:x2="75.583cm" svg:y2="52.221cm" draw:start-shape="id96" draw:start-glue-point="0" draw:end-shape="id53" draw:end-glue-point="2" svg:d="M77267 57600c0-4033-1684-1344-1684-5379" svg:viewBox="0 0 1685 5380">
          <text:p/>
        </draw:connector>
        <draw:connector draw:style-name="gr75" draw:text-style-name="P22" draw:layer="layout" draw:type="curve" svg:x1="70.919cm" svg:y1="65cm" svg:x2="56.615cm" svg:y2="74.454cm" draw:start-shape="id98" draw:start-glue-point="2" draw:end-shape="id43" draw:end-glue-point="1" svg:d="M70919 65000c0 6303-4768 9454-14304 9454" svg:viewBox="0 0 14305 9455">
          <text:p/>
        </draw:connector>
        <draw:frame draw:style-name="gr108" draw:text-style-name="P24" xml:id="id100" draw:id="id100" draw:layer="layout" svg:width="4.223cm" svg:height="1.878cm" svg:x="77.849cm" svg:y="55.16cm">
          <draw:text-box>
            <text:p text:style-name="P1"><text:span text:style-name="T1">s</text:span><text:span text:style-name="T1">o</text:span><text:span text:style-name="T1">c</text:span><text:span text:style-name="T1">i</text:span><text:span text:style-name="T1">a</text:span><text:span text:style-name="T1">l</text:span><text:span text:style-name="T1">_</text:span><text:span text:style-name="T1">t</text:span><text:span text:style-name="T1">i</text:span><text:span text:style-name="T1">m</text:span><text:span text:style-name="T1">e</text:span><text:span text:style-name="T1">l</text:span><text:span text:style-name="T1">i</text:span><text:span text:style-name="T1">n</text:span><text:span text:style-name="T1">e</text:span><text:span text:style-name="T1">s</text:span></text:p>
            <text:p text:style-name="P1"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I</text:span><text:span text:style-name="T2">d</text:span></text:p>
            <text:p text:style-name="P1"><text:span text:style-name="T2">N</text:span><text:span text:style-name="T2">o</text:span><text:span text:style-name="T2">t</text:span><text:span text:style-name="T2">C</text:span><text:span text:style-name="T2">o</text:span><text:span text:style-name="T2">d</text:span><text:span text:style-name="T2">￧</text:span></text:p>
          </draw:text-box>
        </draw:frame>
        <draw:connector draw:style-name="gr75" draw:text-style-name="P22" draw:layer="layout" draw:type="curve" svg:x1="79.96cm" svg:y1="55.16cm" svg:x2="79.926cm" svg:y2="49.355cm" draw:start-shape="id100" draw:end-shape="id40" draw:end-glue-point="2" svg:d="M79960 55160c0-4353-34-1451-34-5805" svg:viewBox="0 0 35 5806">
          <text:p/>
        </draw:connector>
        <draw:connector draw:style-name="gr75" draw:text-style-name="P22" draw:layer="layout" draw:type="curve" svg:x1="79.96cm" svg:y1="57.038cm" svg:x2="78.934cm" svg:y2="59.46cm" draw:start-shape="id100" draw:start-glue-point="2" draw:end-shape="id96" draw:end-glue-point="1" svg:d="M79960 57038c0 1615-342 2422-1026 2422" svg:viewBox="0 0 1027 2423">
          <text:p/>
        </draw:connector>
        <draw:connector draw:style-name="gr75" draw:text-style-name="P22" draw:layer="layout" draw:type="curve" svg:x1="18.822cm" svg:y1="42.503cm" svg:x2="75.6cm" svg:y2="59.46cm" draw:start-shape="id80" draw:start-glue-point="2" draw:end-shape="id96" draw:end-glue-point="3" svg:d="M18822 42503c0 11305 18926 16957 56778 16957" svg:viewBox="0 0 56779 16958">
          <text:p/>
        </draw:connector>
        <draw:connector draw:style-name="gr75" draw:text-style-name="P22" draw:layer="layout" draw:type="curve" svg:x1="55.053cm" svg:y1="34.015cm" svg:x2="48.941cm" svg:y2="15.945cm" draw:start-shape="id65" draw:start-glue-point="0" draw:end-shape="id66" draw:end-glue-point="1" svg:d="M55053 34015c0-12047-2037-18070-6112-18070" svg:viewBox="0 0 6113 18071">
          <text:p/>
        </draw:connector>
        <draw:connector draw:style-name="gr75" draw:text-style-name="P22" draw:layer="layout" draw:type="curve" svg:x1="55.053cm" svg:y1="34.015cm" svg:x2="43.004cm" svg:y2="11.264cm" draw:start-shape="id65" draw:start-glue-point="0" draw:end-shape="id49" draw:end-glue-point="1" svg:d="M55053 34015c0-15168-4016-22751-12049-22751" svg:viewBox="0 0 12050 22752">
          <text:p/>
        </draw:connector>
        <draw:connector draw:style-name="gr75" draw:text-style-name="P22" draw:layer="layout" draw:type="curve" svg:x1="55.053cm" svg:y1="34.015cm" svg:x2="36.1cm" svg:y2="5.881cm" draw:start-shape="id65" draw:start-glue-point="0" draw:end-shape="id48" draw:end-glue-point="1" svg:d="M55053 34015c0-18756-6317-28134-18953-28134" svg:viewBox="0 0 18954 28135">
          <text:p/>
        </draw:connector>
        <draw:frame draw:style-name="gr109" draw:text-style-name="P18" xml:id="id101" draw:id="id101" draw:layer="layout" svg:width="2.898cm" svg:height="4.115cm" svg:x="60.551cm" svg:y="37cm">
          <draw:text-box>
            <text:p text:style-name="P1"><text:span text:style-name="T1">t</text:span><text:span text:style-name="T1">s</text:span><text:span text:style-name="T1">t</text:span><text:span text:style-name="T1">_</text:span><text:span text:style-name="T1">e</text:span><text:span text:style-name="T1">x</text:span><text:span text:style-name="T1">a</text:span><text:span text:style-name="T1">m</text:span><text:span text:style-name="T1">s</text:span></text:p>
            <text:p text:style-name="P1"><text:span text:style-name="T2">T</text:span><text:span text:style-name="T2">s</text:span><text:span text:style-name="T2">t</text:span><text:span text:style-name="T2">C</text:span><text:span text:style-name="T2">o</text:span><text:span text:style-name="T2">d</text:span></text:p>
            <text:p text:style-name="P1"><text:span text:style-name="T2">C</text:span><text:span text:style-name="T2">r</text:span><text:span text:style-name="T2">s</text:span><text:span text:style-name="T2">C</text:span><text:span text:style-name="T2">o</text:span><text:span text:style-name="T2">d</text:span></text:p>
            <text:p text:style-name="P1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"><text:span text:style-name="T2">A</text:span><text:span text:style-name="T2">l</text:span><text:span text:style-name="T2">l</text:span><text:span text:style-name="T2">o</text:span><text:span text:style-name="T2">w</text:span><text:span text:style-name="T2">T</text:span><text:span text:style-name="T2">e</text:span><text:span text:style-name="T2">a</text:span><text:span text:style-name="T2">c</text:span><text:span text:style-name="T2">h</text:span><text:span text:style-name="T2">e</text:span><text:span text:style-name="T2">r</text:span><text:span text:style-name="T2">s</text:span></text:p>
            <text:p text:style-name="P1"><text:span text:style-name="T2">T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"><text:span text:style-name="T2">N</text:span><text:span text:style-name="T2">u</text:span><text:span text:style-name="T2">m</text:span><text:span text:style-name="T2">Q</text:span><text:span text:style-name="T2">s</text:span><text:span text:style-name="T2">t</text:span><text:span text:style-name="T2">s</text:span></text:p>
            <text:p text:style-name="P1"><text:span text:style-name="T2">N</text:span><text:span text:style-name="T2">u</text:span><text:span text:style-name="T2">m</text:span><text:span text:style-name="T2">Q</text:span><text:span text:style-name="T2">s</text:span><text:span text:style-name="T2">t</text:span><text:span text:style-name="T2">s</text:span><text:span text:style-name="T2">N</text:span><text:span text:style-name="T2">o</text:span><text:span text:style-name="T2">t</text:span><text:span text:style-name="T2">B</text:span><text:span text:style-name="T2">l</text:span><text:span text:style-name="T2">a</text:span><text:span text:style-name="T2">n</text:span><text:span text:style-name="T2">k</text:span></text:p>
            <text:p text:style-name="P1"><text:span text:style-name="T2">S</text:span><text:span text:style-name="T2">c</text:span><text:span text:style-name="T2">o</text:span><text:span text:style-name="T2">r</text:span><text:span text:style-name="T2">e</text:span></text:p>
          </draw:text-box>
        </draw:frame>
        <draw:connector draw:style-name="gr75" draw:text-style-name="P22" draw:layer="layout" draw:type="curve" svg:x1="62cm" svg:y1="37cm" svg:x2="59.5cm" svg:y2="32.445cm" draw:start-shape="id101" draw:start-glue-point="0" draw:end-shape="id7" draw:end-glue-point="1" svg:d="M62000 37000c0-3037-833-4555-2500-4555" svg:viewBox="0 0 2501 4556">
          <text:p/>
        </draw:connector>
        <draw:connector draw:style-name="gr75" draw:text-style-name="P22" draw:layer="layout" draw:type="curve" draw:line-skew="5.846cm" svg:x1="62cm" svg:y1="41.115cm" svg:x2="55.25cm" svg:y2="67.472cm" draw:start-shape="id101" draw:start-glue-point="2" draw:end-shape="id43" draw:end-glue-point="0" svg:d="M62000 41115c0 28537-6750 15359-6750 26357" svg:viewBox="0 0 6751 26358">
          <text:p/>
        </draw:connector>
        <draw:frame draw:style-name="gr110" draw:text-style-name="P18" xml:id="id102" draw:id="id102" draw:layer="layout" svg:width="5.091cm" svg:height="3.327cm" svg:x="64.057cm" svg:y="39.985cm">
          <draw:text-box>
            <text:p text:style-name="P1"><text:span text:style-name="T1">tst_exam_</text:span><text:span text:style-name="T1">questions</text:span></text:p>
            <text:p text:style-name="P1"><text:span text:style-name="T2">TstCod</text:span></text:p>
            <text:p text:style-name="P1"><text:span text:style-name="T2">QstCod</text:span></text:p>
            <text:p text:style-name="P1"><text:span text:style-name="T2">QstInd</text:span></text:p>
            <text:p text:style-name="P1"><text:span text:style-name="T2">Score</text:span></text:p>
            <text:p text:style-name="P1"><text:span text:style-name="T2">Indexes</text:span></text:p>
            <text:p text:style-name="P1"><text:span text:style-name="T2">Answers</text:span></text:p>
          </draw:text-box>
        </draw:frame>
        <draw:connector draw:style-name="gr75" draw:text-style-name="P22" draw:layer="layout" draw:type="curve" svg:x1="62cm" svg:y1="41.115cm" svg:x2="64.057cm" svg:y2="41.648cm" draw:start-shape="id101" draw:start-glue-point="2" draw:end-shape="id102" draw:end-glue-point="3" svg:d="M62000 41115c0 356 685 533 2057 533" svg:viewBox="0 0 2058 534">
          <text:p/>
        </draw:connector>
        <draw:connector draw:style-name="gr75" draw:text-style-name="P22" draw:layer="layout" draw:type="curve" svg:x1="69.148cm" svg:y1="41.648cm" svg:x2="70.2cm" svg:y2="40.042cm" draw:start-shape="id102" draw:start-glue-point="1" draw:end-shape="id37" svg:d="M69148 41648c789 0 263-1606 1052-1606" svg:viewBox="0 0 1053 1607">
          <text:p/>
        </draw:connector>
        <draw:frame draw:style-name="gr111" draw:text-style-name="P7" xml:id="id103" draw:id="id103" draw:layer="layout" svg:width="2.308cm" svg:height="2.539cm" svg:x="57.192cm" svg:y="77.5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I</text:span><text:span text:style-name="T1">D</text:span><text:span text:style-name="T1">s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U</text:span><text:span text:style-name="T2">s</text:span><text:span text:style-name="T2">r</text:span><text:span text:style-name="T2">I</text:span><text:span text:style-name="T2">D</text:span></text:p>
            <text:p text:style-name="P19"><text:span text:style-name="T2">C</text:span><text:span text:style-name="T2">r</text:span><text:span text:style-name="T2">e</text:span><text:span text:style-name="T2">a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9"><text:span text:style-name="T2">C</text:span><text:span text:style-name="T2">o</text:span><text:span text:style-name="T2">n</text:span><text:span text:style-name="T2">f</text:span><text:span text:style-name="T2">i</text:span><text:span text:style-name="T2">r</text:span><text:span text:style-name="T2">m</text:span><text:span text:style-name="T2">e</text:span><text:span text:style-name="T2">d</text:span></text:p>
          </draw:text-box>
        </draw:frame>
        <draw:connector draw:style-name="gr75" draw:text-style-name="P22" draw:layer="layout" draw:type="curve" svg:x1="58.346cm" svg:y1="77.5cm" svg:x2="56.615cm" svg:y2="74.454cm" draw:start-shape="id103" draw:start-glue-point="0" draw:end-shape="id43" svg:d="M58346 77500c0-2031-577-3046-1731-3046" svg:viewBox="0 0 1732 3047">
          <text:p/>
        </draw:connector>
        <draw:frame draw:style-name="gr112" draw:text-style-name="P7" xml:id="id104" draw:id="id104" draw:layer="layout" svg:width="3.216cm" svg:height="1.357cm" svg:x="58.384cm" svg:y="80.4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b</text:span><text:span text:style-name="T1">a</text:span><text:span text:style-name="T1">n</text:span><text:span text:style-name="T1">n</text:span><text:span text:style-name="T1">e</text:span><text:span text:style-name="T1">d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</draw:text-box>
        </draw:frame>
        <draw:connector draw:style-name="gr75" draw:text-style-name="P22" draw:layer="layout" draw:type="curve" svg:x1="59.992cm" svg:y1="80.4cm" svg:x2="56.615cm" svg:y2="74.454cm" draw:start-shape="id104" draw:start-glue-point="0" draw:end-shape="id43" draw:end-glue-point="1" svg:d="M59992 80400c0-3964-1125-5946-3377-5946" svg:viewBox="0 0 3378 5947">
          <text:p/>
        </draw:connector>
        <draw:frame draw:style-name="gr112" draw:text-style-name="P7" xml:id="id105" draw:id="id105" draw:layer="layout" svg:width="3.935cm" svg:height="2.145cm" svg:x="62.741cm" svg:y="80.043cm">
          <draw:text-box>
            <text:p text:style-name="P19"><text:span text:style-name="T1">usr_duplic</text:span><text:span text:style-name="T1">ated</text:span></text:p>
            <text:p text:style-name="P19"><text:span text:style-name="T2">UsrCod</text:span></text:p>
            <text:p text:style-name="P19"><text:span text:style-name="T2">InformerCod</text:span></text:p>
            <text:p text:style-name="P19"><text:span text:style-name="T2">InformTime</text:span></text:p>
          </draw:text-box>
        </draw:frame>
        <draw:connector draw:style-name="gr75" draw:text-style-name="P22" draw:layer="layout" draw:type="curve" svg:x1="64.708cm" svg:y1="80.043cm" svg:x2="56.615cm" svg:y2="74.454cm" draw:start-shape="id105" draw:start-glue-point="0" draw:end-shape="id43" draw:end-glue-point="1" svg:d="M64708 80043c0-3726-2697-5589-8093-5589" svg:viewBox="0 0 8094 5590">
          <text:p/>
        </draw:connector>
        <draw:frame draw:style-name="gr113" draw:text-style-name="P7" xml:id="id106" draw:id="id106" draw:layer="layout" svg:width="2.979cm" svg:height="2.539cm" svg:x="65.015cm" svg:y="77.2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e</text:span><text:span text:style-name="T1">m</text:span><text:span text:style-name="T1">a</text:span><text:span text:style-name="T1">i</text:span><text:span text:style-name="T1">l</text:span><text:span text:style-name="T1">s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E</text:span><text:span text:style-name="T2">_</text:span><text:span text:style-name="T2">m</text:span><text:span text:style-name="T2">a</text:span><text:span text:style-name="T2">i</text:span><text:span text:style-name="T2">l</text:span></text:p>
            <text:p text:style-name="P19"><text:span text:style-name="T2">C</text:span><text:span text:style-name="T2">r</text:span><text:span text:style-name="T2">e</text:span><text:span text:style-name="T2">a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9"><text:span text:style-name="T2">C</text:span><text:span text:style-name="T2">o</text:span><text:span text:style-name="T2">n</text:span><text:span text:style-name="T2">f</text:span><text:span text:style-name="T2">i</text:span><text:span text:style-name="T2">r</text:span><text:span text:style-name="T2">m</text:span><text:span text:style-name="T2">e</text:span><text:span text:style-name="T2">d</text:span></text:p>
          </draw:text-box>
        </draw:frame>
        <draw:connector draw:style-name="gr75" draw:text-style-name="P22" draw:layer="layout" draw:type="curve" svg:x1="66.504cm" svg:y1="77.2cm" svg:x2="56.615cm" svg:y2="74.454cm" draw:start-shape="id106" draw:start-glue-point="0" draw:end-shape="id43" svg:d="M66504 77200c0-1831-3296-2746-9889-2746" svg:viewBox="0 0 9890 2747">
          <text:p/>
        </draw:connector>
        <draw:frame draw:style-name="gr114" draw:text-style-name="P14" xml:id="id107" draw:id="id107" draw:layer="layout" svg:width="2.94cm" svg:height="3.721cm" svg:x="35.06cm" svg:y="75.879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r</text:span><text:span text:style-name="T1">e</text:span><text:span text:style-name="T1">p</text:span><text:span text:style-name="T1">o</text:span><text:span text:style-name="T1">r</text:span><text:span text:style-name="T1">t</text:span></text:p>
            <text:p text:style-name="P19"><text:span text:style-name="T2">R</text:span><text:span text:style-name="T2">e</text:span><text:span text:style-name="T2">p</text:span><text:span text:style-name="T2">C</text:span><text:span text:style-name="T2">o</text:span><text:span text:style-name="T2">d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R</text:span><text:span text:style-name="T2">e</text:span><text:span text:style-name="T2">p</text:span><text:span text:style-name="T2">o</text:span><text:span text:style-name="T2">r</text:span><text:span text:style-name="T2">t</text:span><text:span text:style-name="T2">T</text:span><text:span text:style-name="T2">i</text:span><text:span text:style-name="T2">m</text:span><text:span text:style-name="T2">e</text:span><text:span text:style-name="T2">U</text:span><text:span text:style-name="T2">T</text:span><text:span text:style-name="T2">C</text:span></text:p>
            <text:p text:style-name="P19"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D</text:span><text:span text:style-name="T2">i</text:span><text:span text:style-name="T2">r</text:span><text:span text:style-name="T2">L</text:span></text:p>
            <text:p text:style-name="P19"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D</text:span><text:span text:style-name="T2">i</text:span><text:span text:style-name="T2">r</text:span><text:span text:style-name="T2">R</text:span></text:p>
            <text:p text:style-name="P19"><text:span text:style-name="T2">F</text:span><text:span text:style-name="T2">i</text:span><text:span text:style-name="T2">l</text:span><text:span text:style-name="T2">e</text:span><text:span text:style-name="T2">n</text:span><text:span text:style-name="T2">a</text:span><text:span text:style-name="T2">m</text:span><text:span text:style-name="T2">e</text:span></text:p>
            <text:p text:style-name="P19"><text:span text:style-name="T2">P</text:span><text:span text:style-name="T2">e</text:span><text:span text:style-name="T2">r</text:span><text:span text:style-name="T2">m</text:span><text:span text:style-name="T2">a</text:span><text:span text:style-name="T2">l</text:span><text:span text:style-name="T2">i</text:span><text:span text:style-name="T2">n</text:span><text:span text:style-name="T2">k</text:span></text:p>
          </draw:text-box>
        </draw:frame>
        <draw:connector draw:style-name="gr75" draw:text-style-name="P22" draw:layer="layout" draw:type="curve" svg:x1="36.53cm" svg:y1="75.879cm" svg:x2="53.886cm" svg:y2="74.454cm" draw:start-shape="id107" draw:start-glue-point="0" draw:end-shape="id43" svg:d="M36530 75879c0-950 5785-1425 17356-1425" svg:viewBox="0 0 17357 1426">
          <text:p/>
        </draw:connector>
        <draw:frame draw:style-name="gr115" draw:text-style-name="P24" xml:id="id108" draw:id="id108" draw:layer="layout" svg:width="2.902cm" svg:height="2.145cm" svg:x="57.799cm" svg:y="71cm">
          <draw:text-box>
            <text:p text:style-name="P1"><text:span text:style-name="T1">usr_follo</text:span><text:span text:style-name="T1">w</text:span></text:p>
            <text:p text:style-name="P1"><text:span text:style-name="T2">FollowerCod</text:span></text:p>
            <text:p text:style-name="P1"><text:span text:style-name="T2">FollowedCod</text:span></text:p>
            <text:p text:style-name="P1"><text:span text:style-name="T2">FollowTime</text:span></text:p>
          </draw:text-box>
        </draw:frame>
        <draw:connector draw:style-name="gr75" draw:text-style-name="P22" draw:layer="layout" draw:type="curve" svg:x1="59.25cm" svg:y1="73.145cm" svg:x2="56.615cm" svg:y2="74.454cm" draw:start-shape="id108" draw:start-glue-point="2" draw:end-shape="id43" draw:end-glue-point="1" svg:d="M59250 73145c0 873-878 1309-2635 1309" svg:viewBox="0 0 2636 1310">
          <text:p/>
        </draw:connector>
        <draw:frame draw:style-name="gr116" draw:text-style-name="P7" xml:id="id109" draw:id="id109" draw:layer="layout" svg:width="2.501cm" svg:height="3.327cm" svg:x="110.099cm" svg:y="56.773cm">
          <draw:text-box>
            <text:p text:style-name="P19"><text:span text:style-name="T1">u</text:span><text:span text:style-name="T1">s</text:span><text:span text:style-name="T1">r</text:span><text:span text:style-name="T1">_</text:span><text:span text:style-name="T1">l</text:span><text:span text:style-name="T1">a</text:span><text:span text:style-name="T1">s</text:span><text:span text:style-name="T1">t</text:span></text:p>
            <text:p text:style-name="P19"><text:span text:style-name="T2">U</text:span><text:span text:style-name="T2">s</text:span><text:span text:style-name="T2">r</text:span><text:span text:style-name="T2">C</text:span><text:span text:style-name="T2">o</text:span><text:span text:style-name="T2">d</text:span></text:p>
            <text:p text:style-name="P19"><text:span text:style-name="T2">W</text:span><text:span text:style-name="T2">h</text:span><text:span text:style-name="T2">a</text:span><text:span text:style-name="T2">t</text:span><text:span text:style-name="T2">T</text:span><text:span text:style-name="T2">o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  <text:p text:style-name="P19"><text:span text:style-name="T2">L</text:span><text:span text:style-name="T2">a</text:span><text:span text:style-name="T2">s</text:span><text:span text:style-name="T2">t</text:span><text:span text:style-name="T2">C</text:span><text:span text:style-name="T2">r</text:span><text:span text:style-name="T2">s</text:span></text:p>
            <text:p text:style-name="P19"><text:span text:style-name="T2">L</text:span><text:span text:style-name="T2">a</text:span><text:span text:style-name="T2">s</text:span><text:span text:style-name="T2">t</text:span><text:span text:style-name="T2">T</text:span><text:span text:style-name="T2">a</text:span><text:span text:style-name="T2">b</text:span></text:p>
            <text:p text:style-name="P19"><text:span text:style-name="T2">L</text:span><text:span text:style-name="T2">a</text:span><text:span text:style-name="T2">s</text:span><text:span text:style-name="T2">t</text:span><text:span text:style-name="T2">T</text:span><text:span text:style-name="T2">i</text:span><text:span text:style-name="T2">m</text:span><text:span text:style-name="T2">e</text:span></text:p>
            <text:p text:style-name="P19"><text:span text:style-name="T2">L</text:span><text:span text:style-name="T2">a</text:span><text:span text:style-name="T2">s</text:span><text:span text:style-name="T2">t</text:span><text:span text:style-name="T2">A</text:span><text:span text:style-name="T2">c</text:span><text:span text:style-name="T2">c</text:span><text:span text:style-name="T2">N</text:span><text:span text:style-name="T2">o</text:span><text:span text:style-name="T2">t</text:span><text:span text:style-name="T2">i</text:span><text:span text:style-name="T2">f</text:span></text:p>
          </draw:text-box>
        </draw:frame>
        <draw:connector draw:style-name="gr75" draw:text-style-name="P22" draw:layer="layout" draw:type="curve" svg:x1="111.349cm" svg:y1="60.1cm" svg:x2="56.615cm" svg:y2="74.454cm" draw:start-shape="id109" draw:start-glue-point="2" draw:end-shape="id43" draw:end-glue-point="1" svg:d="M111349 60100c0 9570-18244 14354-54734 14354" svg:viewBox="0 0 54735 14355">
          <text:p/>
        </draw:connector>
        <draw:connector draw:style-name="gr75" draw:text-style-name="P22" draw:layer="layout" draw:type="curve" svg:x1="59.5cm" svg:y1="32.445cm" svg:x2="111.349cm" svg:y2="56.773cm" draw:start-shape="id7" draw:start-glue-point="1" draw:end-shape="id109" draw:end-glue-point="0" svg:d="M59500 32445c34566 0 51849 8109 51849 24328" svg:viewBox="0 0 51850 24329">
          <text:p/>
        </draw:connector>
        <draw:frame draw:style-name="gr117" draw:text-style-name="P7" xml:id="id110" draw:id="id110" draw:layer="layout" svg:width="3.931cm" svg:height="2.145cm" svg:x="60.125cm" svg:y="77.661cm">
          <draw:text-box>
            <text:p text:style-name="P19"><text:span text:style-name="T1">usr_nic</text:span><text:span text:style-name="T1">knames</text:span></text:p>
            <text:p text:style-name="P19"><text:span text:style-name="T2">UsrCod</text:span></text:p>
            <text:p text:style-name="P19"><text:span text:style-name="T2">Nickname</text:span></text:p>
            <text:p text:style-name="P19"><text:span text:style-name="T2">CreatTime</text:span></text:p>
          </draw:text-box>
        </draw:frame>
        <draw:connector draw:style-name="gr75" draw:text-style-name="P22" draw:layer="layout" draw:type="curve" svg:x1="62.09cm" svg:y1="77.661cm" svg:x2="56.615cm" svg:y2="74.454cm" draw:start-shape="id110" draw:start-glue-point="0" draw:end-shape="id43" draw:end-glue-point="1" svg:d="M62090 77661c0-2138-1825-3207-5475-3207" svg:viewBox="0 0 5476 3208">
          <text:p/>
        </draw:connector>
        <draw:frame draw:style-name="gr118" draw:text-style-name="P14" xml:id="id111" draw:id="id111" draw:layer="layout" svg:width="3.101cm" svg:height="3.327cm" svg:x="38.399cm" svg:y="75.973cm">
          <draw:text-box>
            <text:p text:style-name="P19"><text:span text:style-name="T1">usr_figures</text:span></text:p>
            <text:p text:style-name="P19"><text:span text:style-name="T2">UsrCod</text:span></text:p>
            <text:p text:style-name="P19"><text:span text:style-name="T2">FirstClickTime</text:span></text:p>
            <text:p text:style-name="P19"><text:span text:style-name="T2">NumClicks</text:span></text:p>
            <text:p text:style-name="P19"><text:span text:style-name="T2">NumFileViews</text:span></text:p>
            <text:p text:style-name="P19"><text:span text:style-name="T2">NumForPst</text:span></text:p>
            <text:p text:style-name="P19"><text:span text:style-name="T2">NumMsgSnt</text:span></text:p>
          </draw:text-box>
        </draw:frame>
        <draw:connector draw:style-name="gr75" draw:text-style-name="P22" draw:layer="layout" draw:type="curve" svg:x1="39.949cm" svg:y1="75.973cm" svg:x2="53.886cm" svg:y2="74.454cm" draw:start-shape="id111" draw:start-glue-point="0" draw:end-shape="id43" draw:end-glue-point="3" svg:d="M39949 75973c0-1013 4645-1519 13937-1519" svg:viewBox="0 0 13938 1520">
          <text:p/>
        </draw:connector>
        <draw:connector draw:style-name="gr75" draw:text-style-name="P22" draw:layer="layout" draw:type="curve" svg:x1="78.934cm" svg:y1="59.46cm" svg:x2="98.112cm" svg:y2="60.748cm" draw:start-shape="id96" draw:start-glue-point="1" draw:end-shape="id18" draw:end-glue-point="3" svg:d="M78934 59460c14383 0 4795 1288 19178 1288" svg:viewBox="0 0 19179 1289">
          <text:p/>
        </draw:connector>
        <draw:connector draw:style-name="gr75" draw:text-style-name="P22" draw:layer="layout" draw:type="curve" svg:x1="116.05cm" svg:y1="55.4cm" svg:x2="56.615cm" svg:y2="74.454cm" draw:start-shape="id56" draw:start-glue-point="2" draw:end-shape="id43" draw:end-glue-point="1" svg:d="M116050 55400c0 12703-19811 19054-59435 19054" svg:viewBox="0 0 59436 19055">
          <text:p/>
        </draw:connector>
        <presentation:notes draw:style-name="dp2">
          <draw:page-thumbnail draw:style-name="gr119" draw:layer="layout" svg:width="14.848cm" svg:height="11.136cm" svg:x="3.075cm" svg:y="2.257cm" draw:page-number="1" presentation:class="page"/>
          <draw:frame presentation:style-name="pr1" draw:text-style-name="P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2cm" svg:x="2.97cm" svg:y="4.147cm" draw:page-number="1"/>
      <draw:page-thumbnail draw:layer="backgroundobjects" svg:width="5.939cm" svg:height="4.2cm" svg:x="11.88cm" svg:y="4.147cm"/>
      <draw:page-thumbnail draw:layer="backgroundobjects" svg:width="5.939cm" svg:height="4.2cm" svg:x="20.79cm" svg:y="4.147cm"/>
      <draw:page-thumbnail draw:layer="backgroundobjects" svg:width="5.939cm" svg:height="4.2cm" svg:x="2.97cm" svg:y="12.652cm"/>
      <draw:page-thumbnail draw:layer="backgroundobjects" svg:width="5.939cm" svg:height="4.2cm" svg:x="11.88cm" svg:y="12.652cm"/>
      <draw:page-thumbnail draw:layer="backgroundobjects" svg:width="5.939cm" svg:height="4.2cm" svg:x="20.79cm" svg:y="12.652cm"/>
    </style:handout-master>
    <style:master-page style:name="Predeterminado" style:page-layout-name="PM1" draw:style-name="Mdp1">
      <draw:frame presentation:style-name="Predeterminado-title" draw:layer="backgroundobjects" svg:width="105.206cm" svg:height="13.706cm" svg:x="6.844cm" svg:y="4.271cm" presentation:class="title" presentation:placeholder="true">
        <draw:text-box/>
      </draw:frame>
      <draw:frame presentation:style-name="Predeterminado-outline1" draw:layer="backgroundobjects" svg:width="105.206cm" svg:height="47.618cm" svg:x="6.844cm" svg:y="20.211cm" presentation:class="outline" presentation:placeholder="true">
        <draw:text-box/>
      </draw:frame>
      <draw:frame presentation:style-name="Mpr1" draw:text-style-name="MP2" draw:layer="backgroundobjects" svg:width="27.233cm" svg:height="5.661cm" svg:x="6.844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4cm" svg:height="5.661cm" svg:x="40.978cm" svg:y="75.7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3cm" svg:height="5.661cm" svg:x="84.813cm" svg:y="75.79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initial-creator>Antonio Cañas Vargas</meta:initial-creator>
    <meta:creation-date>2010-10-18T17:17:02</meta:creation-date>
    <dc:creator>Antonio Cañas Vargas</dc:creator>
    <dc:date>2018-09-25T21:22:17.868949671</dc:date>
    <meta:editing-cycles>199</meta:editing-cycles>
    <meta:editing-duration>P3DT11H51M8S</meta:editing-duration>
    <meta:document-statistic meta:object-count="358"/>
    <meta:user-defined meta:name="Información 1"/>
    <meta:user-defined meta:name="Información 2"/>
    <meta:user-defined meta:name="Información 3"/>
    <meta:user-defined meta:name="Información 4"/>
  </office:meta>
</office:document-meta>
</file>